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font-size="12pt"/>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left="0.499cm" fo:margin-right="0cm" fo:margin-top="0cm" fo:margin-bottom="0cm" loext:contextual-spacing="false" fo:line-height="100%" fo:text-indent="0cm" style:auto-text-indent="false"/>
    </style:style>
    <style:style style:name="P5" style:family="paragraph" style:parent-style-name="Heading_20_2">
      <style:text-properties fo:font-size="12pt"/>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Text_20_body" style:master-page-name="HTML">
      <style:paragraph-properties fo:margin-top="0.42cm" fo:margin-bottom="0.499cm" loext:contextual-spacing="false" fo:line-height="100%" style:page-number="auto" fo:keep-with-next="always"/>
    </style:style>
    <style:style style:name="T1" style:family="text">
      <style:text-properties fo:font-size="12pt"/>
    </style:style>
    <style:style style:name="T2" style:family="text">
      <style:text-properties style:font-name="Liberation Sans" fo:font-size="12pt"/>
    </style:style>
    <style:style style:name="T3" style:family="text">
      <style:text-properties style:font-name="Liberation Sans" fo:font-size="12pt" fo:font-weight="bold"/>
    </style:style>
    <style:style style:name="T4" style:family="text">
      <style:text-properties style:font-name="Liberation Sans" fo:font-size="12pt" fo:font-weight="normal"/>
    </style:style>
    <style:style style:name="T5" style:family="text">
      <style:text-properties fo:font-variant="normal" fo:text-transform="none"/>
    </style:style>
    <style:style style:name="T6" style:family="text">
      <style:text-properties fo:font-variant="normal" fo:text-transform="none" style:font-name="Liberation Sans" fo:font-size="12pt" fo:font-style="normal" fo:font-weight="normal"/>
    </style:style>
    <style:style style:name="T7" style:family="text">
      <style:text-properties fo:color="#000000"/>
    </style:style>
    <style:style style:name="T8" style:family="text">
      <style:text-properties fo:color="#000000" style:font-name="Liberation Sans" fo:font-size="12pt" fo:font-weight="normal"/>
    </style:style>
    <style:style style:name="T9" style:family="text">
      <style:text-properties fo:color="#000099" style:text-line-through-style="none" style:text-line-through-type="none" style:font-name="Liberation Sans" fo:font-size="12pt" style:text-underline-style="none" fo:font-weight="bold" style:text-blinking="false"/>
    </style:style>
    <style:style style:name="T10" style:family="text">
      <style:text-properties style:font-name="Albany1" fo:font-size="16pt" fo:font-weight="bol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Heading_20_2" text:outline-level="2"><text:bookmark-start text:name="__RefHeading___Toc103_1522826305"/><text:span text:style-name="T1">#071</text:span><text:bookmark-end text:name="__RefHeading___Toc103_1522826305"/></text:h>
        <text:p text:style-name="Text_20_body"/>
        <text:p text:style-name="P1">Não contamos agora com o privilégio de ter um apóstolo para guiar nossos pensamentos como acontecia no princípio da igreja... mas nos resta um recurso... o Espírito Santo que habita em nós.</text:p>
        <text:p text:style-name="Text_20_body"/>
        <text:h text:style-name="Heading_20_2" text:outline-level="2"><text:bookmark-start text:name="__RefHeading___Toc105_1522826305"/><text:a xlink:type="simple" xlink:href="http://bibliaonline.com.br/acf/ex/1" text:style-name="Internet_20_link" text:visited-style-name="Visited_20_Internet_20_Link"><text:span text:style-name="T1">ÊXODO 1</text:span></text:a><text:bookmark-end text:name="__RefHeading___Toc105_1522826305"/></text:h>
        <text:p text:style-name="Text_20_body"/>
        <text:p text:style-name="P1">Agora passamos para o segundo passo... a saída.</text:p>
        <text:p text:style-name="Text_20_body"/>
        <text:p text:style-name="Text_20_body"><text:span text:style-name="T2">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text:span><text:a xlink:type="simple" xlink:href="http://bibliaonline.com.br/acf/is/1/16,17" text:style-name="Internet_20_link" text:visited-style-name="Visited_20_Internet_20_Link"><text:span text:style-name="T2">1:16,17</text:span></text:a><text:span text:style-name="T2"> três vezes. Portanto hoje começamos o Livro da "saída".</text:span></text:p>
        <text:p text:style-name="Text_20_body"/>
        <text:p text:style-name="Text_20_body"><text:span text:style-name="T2">Êx </text:span><text:a xlink:type="simple" xlink:href="http://bibliaonline.com.br/acf/ex/1/1-6" text:style-name="Internet_20_link" text:visited-style-name="Visited_20_Internet_20_Link"><text:span text:style-name="T2">1:1-6</text:span></text:a><text:span text:style-name="T2"> Uma lista de todas as famílias a serem tiradas. Para o crente hoje, Deus conhece todos os que serão salvos. (</text:span><text:a xlink:type="simple" xlink:href="http://bibliaonline.com.br/acf/atos/15/16-18" text:style-name="Internet_20_link" text:visited-style-name="Visited_20_Internet_20_Link"><text:span text:style-name="T2">At 15:16-18</text:span></text:a><text:span text:style-name="T2">), nossos nomes estão escritos em Seu livro da vida (</text:span><text:a xlink:type="simple" xlink:href="http://bibliaonline.com.br/acf/ap/20/15" text:style-name="Internet_20_link" text:visited-style-name="Visited_20_Internet_20_Link"><text:span text:style-name="T2">Ap 20:15</text:span></text:a><text:span text:style-name="T2">), e formos escolhidos antes da criação do mundo (</text:span><text:a xlink:type="simple" xlink:href="http://bibliaonline.com.br/acf/ef/1/4" text:style-name="Internet_20_link" text:visited-style-name="Visited_20_Internet_20_Link"><text:span text:style-name="T2">Ef 1:4</text:span></text:a><text:span text:style-name="T2">).</text:span></text:p>
        <text:p text:style-name="Text_20_body"/>
        <text:p text:style-name="Text_20_body"><text:span text:style-name="T2">Êx </text:span><text:a xlink:type="simple" xlink:href="http://bibliaonline.com.br/acf/ex/1/7-14" text:style-name="Internet_20_link" text:visited-style-name="Visited_20_Internet_20_Link"><text:span text:style-name="T2">1:7-14</text:span></text:a><text:span text:style-name="T2"> O inimigo é o rei do Egito. O inimigo de nossas almas é Satanás - e aqueles que ele usa. As tribulações fizeram o povo entender que estava em terreno inimigo. Assim fazem nossas tribulações. Este não é o lugar para nos estabelecermos.</text:span></text:p>
        <text:p text:style-name="Text_20_body"/>
        <text:p text:style-name="Text_20_body"><text:span text:style-name="T2">Êx </text:span><text:a xlink:type="simple" xlink:href="http://bibliaonline.com.br/acf/ex/1/15-22" text:style-name="Internet_20_link" text:visited-style-name="Visited_20_Internet_20_Link"><text:span text:style-name="T2">1:15-22</text:span></text:a><text:span text:style-name="T2"> O homicídio está no coração de Faraó (como Satanás - </text:span><text:a xlink:type="simple" xlink:href="http://bibliaonline.com.br/acf/jo/8/44" text:style-name="Internet_20_link" text:visited-style-name="Visited_20_Internet_20_Link"><text:span text:style-name="T2">Jo 8:44</text:span></text:a><text:span text:style-name="T2">).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text:span><text:a xlink:type="simple" xlink:href="http://bibliaonline.com.br/acf/2co/4/7" text:style-name="Internet_20_link" text:visited-style-name="Visited_20_Internet_20_Link"><text:span text:style-name="T2">2 Co 4:7</text:span></text:a><text:span text:style-name="T2">. A pessoa que o Senhor pode usar nunca é perfeita. Apenas Cristo é perfeito.</text:span></text:p>
        <text:p text:style-name="Text_20_body"/>
        <text:h text:style-name="P5" text:outline-level="2"><text:bookmark-start text:name="__RefHeading___Toc107_1522826305"/>#072<text:bookmark-end text:name="__RefHeading___Toc107_1522826305"/></text:h>
        <text:p text:style-name="Text_20_body"/>
        <text:p text:style-name="P1"><text:soft-page-break/>O Espírito Santo mantém a Glória de Cristo coletivamente... o Senhorio de Cristo individualmente.</text:p>
        <text:h text:style-name="Heading_20_2" text:outline-level="2"><text:bookmark-start text:name="__RefHeading___Toc109_1522826305"/><text:a xlink:type="simple" xlink:href="https://www.bibliaonline.com.br/acf/ex/2" text:style-name="Internet_20_link" text:visited-style-name="Visited_20_Internet_20_Link"><text:span text:style-name="T1">ÊXODO 2</text:span></text:a><text:bookmark-end text:name="__RefHeading___Toc109_1522826305"/></text:h>
        <text:p text:style-name="Text_20_body"/>
        <text:p text:style-name="Text_20_body"><text:bookmark-start text:name="__RefHeading___Toc111_1522826305"/><text:a xlink:type="simple" xlink:href="http://bibliaonline.com.br/acf/Ex/2/1" text:style-name="Internet_20_link" text:visited-style-name="Visited_20_Internet_20_Link"><text:span text:style-name="T2">Ex 2:1</text:span></text:a><text:span text:style-name="T2"> Este homem mostra sua obediência à Palavra de Deus quanto a com quem deveria se casar. Compare </text:span><text:a xlink:type="simple" xlink:href="http://bibliaonline.com.br/acf/gn/24/3-4" text:style-name="Internet_20_link" text:visited-style-name="Visited_20_Internet_20_Link"><text:span text:style-name="T2">Gn 24:3-4</text:span></text:a><text:span text:style-name="T2"> com </text:span><text:a xlink:type="simple" xlink:href="http://bibliaonline.com.br/acf/2co/6/14,17" text:style-name="Internet_20_link" text:visited-style-name="Visited_20_Internet_20_Link"><text:span text:style-name="T2">2 Co 6:14,17</text:span></text:a><text:span text:style-name="T2">.</text:span><text:bookmark-end text:name="__RefHeading___Toc111_1522826305"/></text:p>
        <text:p text:style-name="Text_20_body"/>
        <text:p text:style-name="Text_20_body"><text:bookmark-start text:name="__RefHeading___Toc113_1522826305"/><text:span text:style-name="T2">Êx </text:span><text:a xlink:type="simple" xlink:href="http://bibliaonline.com.br/acf/ex/2/2" text:style-name="Internet_20_link" text:visited-style-name="Visited_20_Internet_20_Link"><text:span text:style-name="T2">2:2</text:span></text:a><text:span text:style-name="T2"> </text:span><text:a xlink:type="simple" xlink:href="http://bibliaonline.com.br/acf/hb/11/23" text:style-name="Internet_20_link" text:visited-style-name="Visited_20_Internet_20_Link"><text:span text:style-name="T2">Hb 11:23</text:span></text:a><text:span text:style-name="T2"> nos fala um pouco mais do que há neste versículo. Deus enxerga dentro do coração.</text:span><text:bookmark-end text:name="__RefHeading___Toc113_1522826305"/></text:p>
        <text:p text:style-name="Text_20_body"/>
        <text:p text:style-name="Text_20_body"><text:bookmark-start text:name="__RefHeading___Toc115_1522826305"/><text:span text:style-name="T2">Êx </text:span><text:a xlink:type="simple" xlink:href="http://bibliaonline.com.br/acf/ex/2/3-10" text:style-name="Internet_20_link" text:visited-style-name="Visited_20_Internet_20_Link"><text:span text:style-name="T2">2:3-10</text:span></text:a><text:span text:style-name="T2"> Deus coloca as pessoas nos lugares que Ele as quer. Até mesmo um bebê chora no momento exato!</text:span><text:bookmark-end text:name="__RefHeading___Toc115_1522826305"/></text:p>
        <text:p text:style-name="Text_20_body"/>
        <text:p text:style-name="Text_20_body"><text:bookmark-start text:name="__RefHeading___Toc117_1522826305"/><text:span text:style-name="T2">Êx </text:span><text:a xlink:type="simple" xlink:href="http://bibliaonline.com.br/acf/ex/2/11-14" text:style-name="Internet_20_link" text:visited-style-name="Visited_20_Internet_20_Link"><text:span text:style-name="T2">2:11-14</text:span></text:a><text:span text:style-name="T2"> Moisés tinha um cuidado verdadeiro para com seus irmãos, os Hebreus, mas age de um modo terrível... ele mata o Egípcio. Moisés deve aprender que isto não trará jamais bons resultados.</text:span><text:bookmark-end text:name="__RefHeading___Toc117_1522826305"/></text:p>
        <text:p text:style-name="Text_20_body"/>
        <text:p text:style-name="Text_20_body"><text:bookmark-start text:name="__RefHeading___Toc119_1522826305"/><text:span text:style-name="T2">Êx </text:span><text:a xlink:type="simple" xlink:href="http://bibliaonline.com.br/acf/ex/2/15-22" text:style-name="Internet_20_link" text:visited-style-name="Visited_20_Internet_20_Link"><text:span text:style-name="T2">2:15-22</text:span></text:a><text:span text:style-name="T2"> Deus está ensinando a Moisés a ternura de espírito para com aqueles em dificuldades.</text:span><text:bookmark-end text:name="__RefHeading___Toc119_1522826305"/></text:p>
        <text:p text:style-name="Text_20_body"/>
        <text:p text:style-name="Text_20_body"><text:bookmark-start text:name="__RefHeading___Toc121_1522826305"/><text:span text:style-name="T2">Êx </text:span><text:a xlink:type="simple" xlink:href="http://bibliaonline.com.br/acf/ex/2/23-25" text:style-name="Internet_20_link" text:visited-style-name="Visited_20_Internet_20_Link"><text:span text:style-name="T2">2:23-25</text:span></text:a><text:span text:style-name="T2">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span><text:bookmark-end text:name="__RefHeading___Toc121_1522826305"/></text:p>
        <text:p text:style-name="Text_20_body"/>
        <text:h text:style-name="P5" text:outline-level="2"><text:bookmark-start text:name="__RefHeading___Toc123_1522826305"/>#073<text:bookmark-end text:name="__RefHeading___Toc123_1522826305"/></text:h>
        <text:p text:style-name="Text_20_body"/>
        <text:p text:style-name="P1"><text:bookmark-start text:name="__RefHeading___Toc125_1522826305"/>O Espírito Santo não reúne crentes em torno de meras opiniões (por mais verdadeiras que sejam) mas reúne a CRISTO.<text:bookmark-end text:name="__RefHeading___Toc125_1522826305"/></text:p>
        <text:p text:style-name="Text_20_body"/>
        <text:h text:style-name="Heading_20_2" text:outline-level="2"><text:bookmark-start text:name="__RefHeading___Toc127_1522826305"/><text:a xlink:type="simple" xlink:href="https://www.bibliaonline.com.br/acf/ex/3" text:style-name="Internet_20_link" text:visited-style-name="Visited_20_Internet_20_Link"><text:span text:style-name="T1">ÊXODO 3</text:span></text:a><text:bookmark-end text:name="__RefHeading___Toc127_1522826305"/></text:h>
        <text:p text:style-name="Text_20_body"/>
        <text:p text:style-name="Text_20_body"><text:bookmark-start text:name="__RefHeading___Toc129_1522826305"/><text:span text:style-name="T2">Êx </text:span><text:a xlink:type="simple" xlink:href="http://bibliaonline.com.br/acf/ex/3/1-6" text:style-name="Internet_20_link" text:visited-style-name="Visited_20_Internet_20_Link"><text:span text:style-name="T2">3:1-6</text:span></text:a><text:span text:style-name="T2"> Mais lições dadas em particular a Moisés. A sarça (arbusto) está queimando, todavia não se consome... uma figura do santo juízo de Deus que ainda não está </text:span><text:soft-page-break/><text:span text:style-name="T2">destruindo.</text:span><text:bookmark-end text:name="__RefHeading___Toc129_1522826305"/></text:p>
        <text:p text:style-name="Text_20_body"/>
        <text:p text:style-name="Text_20_body"><text:bookmark-start text:name="__RefHeading___Toc131_1522826305"/><text:span text:style-name="T2">Êx </text:span><text:a xlink:type="simple" xlink:href="http://bibliaonline.com.br/acf/ex/3/7-10" text:style-name="Internet_20_link" text:visited-style-name="Visited_20_Internet_20_Link"><text:span text:style-name="T2">3:7-10</text:span></text:a><text:span text:style-name="T2"> Deus vê! Deus escuta! Deus Se importa! Deus promete! O crente deve entender isto em sua vida.</text:span><text:bookmark-end text:name="__RefHeading___Toc131_1522826305"/></text:p>
        <text:p text:style-name="Text_20_body"/>
        <text:p text:style-name="Text_20_body"><text:bookmark-start text:name="__RefHeading___Toc133_1522826305"/><text:span text:style-name="T2">Êx </text:span><text:a xlink:type="simple" xlink:href="http://bibliaonline.com.br/acf/ex/3/11-12" text:style-name="Internet_20_link" text:visited-style-name="Visited_20_Internet_20_Link"><text:span text:style-name="T2">3:11-12</text:span></text:a><text:span text:style-name="T2"> Moisés pensa em sua própria fraqueza. Deus lhe diz que ele não pode fazer a obra, mas Deus pode.</text:span><text:bookmark-end text:name="__RefHeading___Toc133_1522826305"/></text:p>
        <text:p text:style-name="Text_20_body"/>
        <text:p text:style-name="Text_20_body"><text:bookmark-start text:name="__RefHeading___Toc135_1522826305"/><text:span text:style-name="T2">Êx </text:span><text:a xlink:type="simple" xlink:href="http://bibliaonline.com.br/acf/ex/3/16-19" text:style-name="Internet_20_link" text:visited-style-name="Visited_20_Internet_20_Link"><text:span text:style-name="T2">3:16-19</text:span></text:a><text:span text:style-name="T2"> Deus dá a Moisés o homem mais velho e responsável de Israel para encorajá-lo. Eles agiriam juntos e o resultado seria a libertação certa de Israel.</text:span><text:bookmark-end text:name="__RefHeading___Toc135_1522826305"/></text:p>
        <text:p text:style-name="Text_20_body"/>
        <text:p text:style-name="Text_20_body"><text:bookmark-start text:name="__RefHeading___Toc137_1522826305"/><text:span text:style-name="T2">Êx </text:span><text:a xlink:type="simple" xlink:href="http://bibliaonline.com.br/acf/ex/3/13-15" text:style-name="Internet_20_link" text:visited-style-name="Visited_20_Internet_20_Link"><text:span text:style-name="T2">3:13-15</text:span></text:a><text:span text:style-name="T2"> Maravilhosa descrição de Deus. Leia várias vezes. Sua grandeza é irresistível.</text:span><text:bookmark-end text:name="__RefHeading___Toc137_1522826305"/></text:p>
        <text:p text:style-name="Text_20_body"/>
        <text:h text:style-name="P5" text:outline-level="2"><text:bookmark-start text:name="__RefHeading___Toc139_1522826305"/>#074<text:bookmark-end text:name="__RefHeading___Toc139_1522826305"/></text:h>
        <text:p text:style-name="Text_20_body"/>
        <text:p text:style-name="P1"><text:bookmark-start text:name="__RefHeading___Toc141_1522826305"/>A fidelidade na prova e na tentação mostra tanto o poder como a energia de ação do Espírito.<text:bookmark-end text:name="__RefHeading___Toc141_1522826305"/></text:p>
        <text:p text:style-name="Text_20_body"/>
        <text:h text:style-name="Heading_20_2" text:outline-level="2"><text:bookmark-start text:name="__RefHeading___Toc143_1522826305"/><text:a xlink:type="simple" xlink:href="https://www.bibliaonline.com.br/acf/ex/4" text:style-name="Internet_20_link" text:visited-style-name="Visited_20_Internet_20_Link"><text:span text:style-name="T1">ÊXODO 4</text:span></text:a><text:bookmark-end text:name="__RefHeading___Toc143_1522826305"/></text:h>
        <text:p text:style-name="Text_20_body"/>
        <text:p text:style-name="Text_20_body"><text:bookmark-start text:name="__RefHeading___Toc145_1522826305"/><text:span text:style-name="T2">Êx </text:span><text:a xlink:type="simple" xlink:href="http://bibliaonline.com.br/acf/ex/4/1-9" text:style-name="Internet_20_link" text:visited-style-name="Visited_20_Internet_20_Link"><text:span text:style-name="T2">4:1-9</text:span></text:a><text:span text:style-name="T2"> Moisés pensa em sua própria fraqueza ao invés de escutar o que Deus acaba de lhe dizer (</text:span><text:a xlink:type="simple" xlink:href="https://www.bibliaonline.com.br/acf/ex/3" text:style-name="Internet_20_link" text:visited-style-name="Visited_20_Internet_20_Link"><text:span text:style-name="T2">no capítulo 3</text:span></text:a><text:span text:style-name="T2">). Deus, em misericórdia, faz três coisas para demonstrar Seus poder.</text:span><text:bookmark-end text:name="__RefHeading___Toc145_1522826305"/></text:p>
        <text:p text:style-name="Text_20_body"/>
        <text:p text:style-name="Text_20_body"><text:bookmark-start text:name="__RefHeading___Toc147_1522826305"/><text:span text:style-name="T2">Êx </text:span><text:a xlink:type="simple" xlink:href="http://bibliaonline.com.br/acf/ex/4/10-17" text:style-name="Internet_20_link" text:visited-style-name="Visited_20_Internet_20_Link"><text:span text:style-name="T2">4:10-17</text:span></text:a><text:span text:style-name="T2"> Ao invés de confiar no Senhor, Moisés continua duvidando e agora perde parte do lugar de privilégio. Deus usa dois homens para fazer uma obra. Nunca deveríamos duvidar do poder de Deus, nem pensar muito de nós mesmos.</text:span><text:bookmark-end text:name="__RefHeading___Toc147_1522826305"/></text:p>
        <text:p text:style-name="Text_20_body"/>
        <text:p text:style-name="Text_20_body"><text:bookmark-start text:name="__RefHeading___Toc149_1522826305"/><text:span text:style-name="T2">Êx </text:span><text:a xlink:type="simple" xlink:href="http://bibliaonline.com.br/acf/ex/4/24-26" text:style-name="Internet_20_link" text:visited-style-name="Visited_20_Internet_20_Link"><text:span text:style-name="T2">4:24-26</text:span></text:a><text:span text:style-name="T2"> Moisés falha em obedecer e circuncidar seus filhos, aparentemente porque sua esposa não queria que o fizesse. Isso quase custou a vida de Moisés.</text:span><text:bookmark-end text:name="__RefHeading___Toc149_1522826305"/></text:p>
        <text:p text:style-name="Text_20_body"/>
        <text:p text:style-name="Text_20_body"><text:bookmark-start text:name="__RefHeading___Toc151_1522826305"/><text:span text:style-name="T2">Êx </text:span><text:a xlink:type="simple" xlink:href="http://bibliaonline.com.br/acf/ex/4/27-31" text:style-name="Internet_20_link" text:visited-style-name="Visited_20_Internet_20_Link"><text:span text:style-name="T2">4:27-31</text:span></text:a><text:span text:style-name="T2"> Repare com que rapidez Aarão obedece o Senhor. Moisés faz todos os milagres outra vez.</text:span><text:bookmark-end text:name="__RefHeading___Toc151_1522826305"/></text:p>
        <text:p text:style-name="Text_20_body"><text:soft-page-break/></text:p>
        <text:p text:style-name="Text_20_body"><text:bookmark-start text:name="__RefHeading___Toc153_1522826305"/><text:span text:style-name="T2">Êx </text:span><text:a xlink:type="simple" xlink:href="http://bibliaonline.com.br/acf/ex/4/31" text:style-name="Internet_20_link" text:visited-style-name="Visited_20_Internet_20_Link"><text:span text:style-name="T2">4:31</text:span></text:a><text:span text:style-name="T2"> Maravilhosas palavras... eles creram... eles escutaram... os últimos sete verbos nos mostram o resultado final!</text:span><text:bookmark-end text:name="__RefHeading___Toc153_1522826305"/></text:p>
        <text:p text:style-name="Text_20_body"/>
        <text:h text:style-name="P5" text:outline-level="2"><text:bookmark-start text:name="__RefHeading___Toc155_1522826305"/>#075<text:bookmark-end text:name="__RefHeading___Toc155_1522826305"/></text:h>
        <text:p text:style-name="Text_20_body"/>
        <text:p text:style-name="P1"><text:bookmark-start text:name="__RefHeading___Toc157_1522826305"/>Na hora mais negra para o Senhor... a cruz... Ele não nos pede que sintamos pena dEle mas que sejamos abençoados por aquela hora.<text:bookmark-end text:name="__RefHeading___Toc157_1522826305"/></text:p>
        <text:p text:style-name="Text_20_body"/>
        <text:h text:style-name="Heading_20_2" text:outline-level="2"><text:bookmark-start text:name="__RefHeading___Toc159_1522826305"/><text:a xlink:type="simple" xlink:href="https://www.bibliaonline.com.br/acf/ex/5" text:style-name="Internet_20_link" text:visited-style-name="Visited_20_Internet_20_Link"><text:span text:style-name="T1">ÊXODO 5</text:span></text:a><text:bookmark-end text:name="__RefHeading___Toc159_1522826305"/></text:h>
        <text:p text:style-name="Text_20_body"/>
        <text:p text:style-name="Text_20_body"><text:bookmark-start text:name="__RefHeading___Toc161_1522826305"/><text:span text:style-name="T2">Êx </text:span><text:a xlink:type="simple" xlink:href="http://bibliaonline.com.br/acf/ex/5/1" text:style-name="Internet_20_link" text:visited-style-name="Visited_20_Internet_20_Link"><text:span text:style-name="T2">5:1</text:span></text:a><text:span text:style-name="T2"> Finalmente Moisés e Aarão vão a Faraó, o rei do Egito. Eles repetem as palavras do Senhor.</text:span><text:bookmark-end text:name="__RefHeading___Toc161_1522826305"/></text:p>
        <text:p text:style-name="Text_20_body"/>
        <text:p text:style-name="Text_20_body"><text:bookmark-start text:name="__RefHeading___Toc163_1522826305"/><text:span text:style-name="T2">Êx </text:span><text:a xlink:type="simple" xlink:href="http://bibliaonline.com.br/acf/ex/5/2" text:style-name="Internet_20_link" text:visited-style-name="Visited_20_Internet_20_Link"><text:span text:style-name="T2">5:2</text:span></text:a><text:span text:style-name="T2"> Faraó usa uma linguagem perigosa contra o Senhor. </text:span><text:a xlink:type="simple" xlink:href="http://bibliaonline.com.br/acf/hb/12/5" text:style-name="Internet_20_link" text:visited-style-name="Visited_20_Internet_20_Link"><text:span text:style-name="T2">Hb 12:5</text:span></text:a><text:span text:style-name="T2"> é um aviso para nós não endurecermos nosso coração.</text:span><text:bookmark-end text:name="__RefHeading___Toc163_1522826305"/></text:p>
        <text:p text:style-name="Text_20_body"/>
        <text:p text:style-name="Text_20_body"><text:bookmark-start text:name="__RefHeading___Toc165_1522826305"/><text:span text:style-name="T2">Êx </text:span><text:a xlink:type="simple" xlink:href="http://bibliaonline.com.br/acf/ex/5/6-14" text:style-name="Internet_20_link" text:visited-style-name="Visited_20_Internet_20_Link"><text:span text:style-name="T2">5:6-14</text:span></text:a><text:span text:style-name="T2"> Ao invés de obedecer ao Senhor, Faraó faz os israelitas trabalharem mais. As circunstâncias se tornam rapidamente piores. Faraó (um tipo de Satanás) é um patrão duro.</text:span><text:bookmark-end text:name="__RefHeading___Toc165_1522826305"/></text:p>
        <text:p text:style-name="Text_20_body"/>
        <text:p text:style-name="Text_20_body"><text:bookmark-start text:name="__RefHeading___Toc167_1522826305"/><text:span text:style-name="T2">Êx </text:span><text:a xlink:type="simple" xlink:href="http://bibliaonline.com.br/acf/ex/5/19-23" text:style-name="Internet_20_link" text:visited-style-name="Visited_20_Internet_20_Link"><text:span text:style-name="T2">5:19-23</text:span></text:a><text:span text:style-name="T2"> Estes oficiais estão agindo sem a direção de Deus ao irem a Faraó; eles culpam Moisés (como crentes que agem sem a direção da Palavra de Deus. Eles sempre causam problemas). Moisés perde sua confiança no Senhor. Há lições que ele ainda precisa aprender.</text:span><text:bookmark-end text:name="__RefHeading___Toc167_1522826305"/></text:p>
        <text:p text:style-name="Text_20_body"/>
        <text:h text:style-name="P5" text:outline-level="2"><text:bookmark-start text:name="__RefHeading___Toc169_1522826305"/>#076<text:bookmark-end text:name="__RefHeading___Toc169_1522826305"/></text:h>
        <text:p text:style-name="Text_20_body"/>
        <text:p text:style-name="P1"><text:bookmark-start text:name="__RefHeading___Toc171_1522826305"/>Nossas afeições são sempre tocadas quando nos ocupamos com Cristo na cruz, entregando-Se a Si mesmo por nós... nossa energia é ativada ao nos ocuparmos com um Cristo glorificado.<text:bookmark-end text:name="__RefHeading___Toc171_1522826305"/></text:p>
        <text:p text:style-name="Text_20_body"/>
        <text:h text:style-name="Heading_20_2" text:outline-level="2"><text:bookmark-start text:name="__RefHeading___Toc173_1522826305"/><text:soft-page-break/><text:a xlink:type="simple" xlink:href="https://www.bibliaonline.com.br/acf/ex/6" text:style-name="Internet_20_link" text:visited-style-name="Visited_20_Internet_20_Link"><text:span text:style-name="T1">ÊXODO 6</text:span></text:a><text:bookmark-end text:name="__RefHeading___Toc173_1522826305"/></text:h>
        <text:p text:style-name="Text_20_body"/>
        <text:p text:style-name="Text_20_body"><text:bookmark-start text:name="__RefHeading___Toc175_1522826305"/><text:span text:style-name="T2">Êx </text:span><text:a xlink:type="simple" xlink:href="http://bibliaonline.com.br/acf/ex/6/1" text:style-name="Internet_20_link" text:visited-style-name="Visited_20_Internet_20_Link"><text:span text:style-name="T2">6:1</text:span></text:a><text:span text:style-name="T2"> Que resposta graciosa o Senhor dá! A incredulidade de Seu povo não altera Seu propósito de introduzir os Israelitas na terra da promessa.</text:span><text:bookmark-end text:name="__RefHeading___Toc175_1522826305"/></text:p>
        <text:p text:style-name="Text_20_body"/>
        <text:p text:style-name="Text_20_body"><text:bookmark-start text:name="__RefHeading___Toc177_1522826305"/><text:span text:style-name="T2">Êx </text:span><text:a xlink:type="simple" xlink:href="http://bibliaonline.com.br/acf/ex/6/2-8" text:style-name="Internet_20_link" text:visited-style-name="Visited_20_Internet_20_Link"><text:span text:style-name="T2">6:2-8</text:span></text:a><text:span text:style-name="T2"> Deus concede outra vez Sua clara promessa. Será que desejamos crer em Deus quando Ele fala antes de Ele agir? Isto é fé. Um novo nome de Deus - "Jeová" - é dado aqui. O Nome especial de Deus dado antes tinha sido "Deus Todo-Poderoso" (</text:span><text:a xlink:type="simple" xlink:href="https://www.bibliaonline.com.br/acf/ex/6/3" text:style-name="Internet_20_link" text:visited-style-name="Visited_20_Internet_20_Link"><text:span text:style-name="T2">vers. 3</text:span></text:a><text:span text:style-name="T2">). (No cristianismo hoje Deus Se revelou completamente como Pai, Filho e Espírito Santo).</text:span><text:bookmark-end text:name="__RefHeading___Toc177_1522826305"/></text:p>
        <text:p text:style-name="Text_20_body"/>
        <text:p text:style-name="Text_20_body"><text:bookmark-start text:name="__RefHeading___Toc179_1522826305"/><text:span text:style-name="T2">Êx </text:span><text:a xlink:type="simple" xlink:href="http://bibliaonline.com.br/acf/ex/6/6-8" text:style-name="Internet_20_link" text:visited-style-name="Visited_20_Internet_20_Link"><text:span text:style-name="T2">6:6-8</text:span></text:a><text:span text:style-name="T2"> Repare as sete vezes em que o Senhor se refere a eles no futuro: Em (1) livramento, (2) liberdade, (3) poder, (4) intimidade, (5) relacionamento, (6) bênção e (7) herança. Você pode identificar isso?</text:span><text:bookmark-end text:name="__RefHeading___Toc179_1522826305"/></text:p>
        <text:p text:style-name="Text_20_body"/>
        <text:p text:style-name="Text_20_body"><text:bookmark-start text:name="__RefHeading___Toc181_1522826305"/><text:span text:style-name="T2">Êx </text:span><text:a xlink:type="simple" xlink:href="http://bibliaonline.com.br/acf/ex/6/9" text:style-name="Internet_20_link" text:visited-style-name="Visited_20_Internet_20_Link"><text:span text:style-name="T2">6:9</text:span></text:a><text:span text:style-name="T2"> Moisés entregou uma mensagem feliz e confortante, mas não foi ouvida porque o povo estava muito angustiado. Com que freqüência perdemos algo porque não somos pacientes e não cremos em Deus!</text:span><text:bookmark-end text:name="__RefHeading___Toc181_1522826305"/></text:p>
        <text:p text:style-name="Text_20_body"/>
        <text:p text:style-name="Text_20_body"><text:bookmark-start text:name="__RefHeading___Toc183_1522826305"/><text:span text:style-name="T2">Êx </text:span><text:a xlink:type="simple" xlink:href="http://bibliaonline.com.br/acf/ex/6/13,14-27" text:style-name="Internet_20_link" text:visited-style-name="Visited_20_Internet_20_Link"><text:span text:style-name="T2">6:13, 14-27</text:span></text:a><text:span text:style-name="T2"> Obediência à Palavra de Deus é o que Deus insiste. Deus sabia que o povo seria levado para fora do Egito, portanto Ele nos mostra aquelas famílias que mais tarde seriam líderes especiais entre os Israelitas.</text:span><text:bookmark-end text:name="__RefHeading___Toc183_1522826305"/></text:p>
        <text:p text:style-name="Text_20_body"/>
        <text:h text:style-name="P5" text:outline-level="2"><text:bookmark-start text:name="__RefHeading___Toc185_1522826305"/>#077<text:bookmark-end text:name="__RefHeading___Toc185_1522826305"/></text:h>
        <text:p text:style-name="P1"><text:bookmark-start text:name="__RefHeading___Toc187_1522826305"/>Há eficácia no sangue de Cristo capaz de limpar até o pecado daqueles que derramaram Seu sangue.<text:bookmark-end text:name="__RefHeading___Toc187_1522826305"/></text:p>
        <text:p text:style-name="Text_20_body"/>
        <text:h text:style-name="Heading_20_2" text:outline-level="2"><text:bookmark-start text:name="__RefHeading___Toc189_1522826305"/><text:a xlink:type="simple" xlink:href="https://www.bibliaonline.com.br/acf/ex/7" text:style-name="Internet_20_link" text:visited-style-name="Visited_20_Internet_20_Link"><text:span text:style-name="T1">ÊXODO 7</text:span></text:a><text:bookmark-end text:name="__RefHeading___Toc189_1522826305"/></text:h>
        <text:p text:style-name="Text_20_body"/>
        <text:p text:style-name="Text_20_body"><text:bookmark-start text:name="__RefHeading___Toc191_1522826305"/><text:span text:style-name="T2">Êx </text:span><text:a xlink:type="simple" xlink:href="http://bibliaonline.com.br/acf/ex/7/1-7" text:style-name="Internet_20_link" text:visited-style-name="Visited_20_Internet_20_Link"><text:span text:style-name="T2">7:1-7</text:span></text:a><text:span text:style-name="T2"> Deus estava para tirar Israel do Egito "com grandes juízos" (castigos).</text:span><text:bookmark-end text:name="__RefHeading___Toc191_1522826305"/></text:p>
        <text:p text:style-name="Text_20_body"/>
        <text:p text:style-name="Text_20_body"><text:bookmark-start text:name="__RefHeading___Toc193_1522826305"/><text:span text:style-name="T2">Êx </text:span><text:a xlink:type="simple" xlink:href="http://bibliaonline.com.br/acf/ex/7/4" text:style-name="Internet_20_link" text:visited-style-name="Visited_20_Internet_20_Link"><text:span text:style-name="T2">7:4</text:span></text:a><text:span text:style-name="T2"> Se Faraó, o rei, agisse duramente para com Israel, ele receberia o mesmo tratamento de volta (compare </text:span><text:a xlink:type="simple" xlink:href="http://bibliaonline.com.br/acf/gn/12/3" text:style-name="Internet_20_link" text:visited-style-name="Visited_20_Internet_20_Link"><text:span text:style-name="T2">Gn 12:3</text:span></text:a><text:span text:style-name="T2"> e </text:span><text:a xlink:type="simple" xlink:href="http://bibliaonline.com.br/acf/gl/6/7" text:style-name="Internet_20_link" text:visited-style-name="Visited_20_Internet_20_Link"><text:span text:style-name="T2">Gl 6:7</text:span></text:a><text:span text:style-name="T2">).</text:span><text:bookmark-end text:name="__RefHeading___Toc193_1522826305"/></text:p>
        <text:p text:style-name="Text_20_body"/>
        <text:p text:style-name="Text_20_body"><text:bookmark-start text:name="__RefHeading___Toc195_1522826305"/><text:span text:style-name="T2">Êx </text:span><text:a xlink:type="simple" xlink:href="http://bibliaonline.com.br/acf/ex/7/3" text:style-name="Internet_20_link" text:visited-style-name="Visited_20_Internet_20_Link"><text:span text:style-name="T2">7:3</text:span></text:a><text:span text:style-name="T2"> Alguns podem pensar que Deus tenha endurecido o coração de Faraó primeiro, </text:span><text:soft-page-break/><text:span text:style-name="T2">mas não foi assim. Faraó primeiro endureceu seu coração (</text:span><text:a xlink:type="simple" xlink:href="http://bibliaonline.com.br/acf/ex/5/2" text:style-name="Internet_20_link" text:visited-style-name="Visited_20_Internet_20_Link"><text:span text:style-name="T2">5:2</text:span></text:a><text:span text:style-name="T2">), embora Deus tenha dito de antemão que sabia que Faraó iria recuar a deixar os Israelitas saírem do Egito (</text:span><text:a xlink:type="simple" xlink:href="http://bibliaonline.com.br/acf/ex/3/19" text:style-name="Internet_20_link" text:visited-style-name="Visited_20_Internet_20_Link"><text:span text:style-name="T2">3:19</text:span></text:a><text:span text:style-name="T2">).</text:span><text:bookmark-end text:name="__RefHeading___Toc195_1522826305"/></text:p>
        <text:p text:style-name="Text_20_body"/>
        <text:p text:style-name="Text_20_body"><text:bookmark-start text:name="__RefHeading___Toc197_1522826305"/><text:span text:style-name="T2">Êx </text:span><text:a xlink:type="simple" xlink:href="http://bibliaonline.com.br/acf/ex/7/8-13" text:style-name="Internet_20_link" text:visited-style-name="Visited_20_Internet_20_Link"><text:span text:style-name="T2">7:8-13</text:span></text:a><text:span text:style-name="T2"> As pessoas gostam de ver milagres, mas seus corações não são mudados por tais Atos de poder. O mesmo sucedeu quando Jesus esteve aqui - veja Jo </text:span><text:a xlink:type="simple" xlink:href="http://bibliaonline.com.br/acf/jo/2/23-25" text:style-name="Internet_20_link" text:visited-style-name="Visited_20_Internet_20_Link"><text:span text:style-name="T2">2:23-25</text:span></text:a><text:span text:style-name="T2"> e Jo </text:span><text:a xlink:type="simple" xlink:href="http://bibliaonline.com.br/acf/jo/6/25-29" text:style-name="Internet_20_link" text:visited-style-name="Visited_20_Internet_20_Link"><text:span text:style-name="T2">6:25-29</text:span></text:a><text:span text:style-name="T2">.</text:span><text:bookmark-end text:name="__RefHeading___Toc197_1522826305"/></text:p>
        <text:p text:style-name="Text_20_body"/>
        <text:p text:style-name="Text_20_body"><text:bookmark-start text:name="__RefHeading___Toc199_1522826305"/><text:span text:style-name="T2">Êx </text:span><text:a xlink:type="simple" xlink:href="http://bibliaonline.com.br/acf/ex/7/14-25" text:style-name="Internet_20_link" text:visited-style-name="Visited_20_Internet_20_Link"><text:span text:style-name="T2">7:14-25</text:span></text:a><text:span text:style-name="T2"> O Senhor começa a derramar Seus grandes castigos sobre toda a terra do Egito. Mas os homens sob o poder de Satanás (</text:span><text:a xlink:type="simple" xlink:href="https://www.bibliaonline.com.br/acf/ex/7/22" text:style-name="Internet_20_link" text:visited-style-name="Visited_20_Internet_20_Link"><text:span text:style-name="T2">vers. 22</text:span></text:a><text:span text:style-name="T2">) também fazem grandes coisas, e o rei continua a não dar atenção ao Senhor. Faraó estava tão endurecido de coração (</text:span><text:a xlink:type="simple" xlink:href="https://www.bibliaonline.com.br/acf/ex/7/23" text:style-name="Internet_20_link" text:visited-style-name="Visited_20_Internet_20_Link"><text:span text:style-name="T2">vers. 23</text:span></text:a><text:span text:style-name="T2">) que nem mesmo se sentiu incomodado pelos problemas de seu próprio povo enquanto este buscava água para poder beber. Foi o Senhor em Sua misericórdia Quem interrompeu este primeiro castigo (</text:span><text:a xlink:type="simple" xlink:href="https://www.bibliaonline.com.br/acf/ex/7/25" text:style-name="Internet_20_link" text:visited-style-name="Visited_20_Internet_20_Link"><text:span text:style-name="T2">vers. 25</text:span></text:a><text:span text:style-name="T2">).</text:span><text:bookmark-end text:name="__RefHeading___Toc199_1522826305"/></text:p>
        <text:p text:style-name="Text_20_body"/>
        <text:h text:style-name="P5" text:outline-level="2"><text:bookmark-start text:name="__RefHeading___Toc201_1522826305"/>#078<text:bookmark-end text:name="__RefHeading___Toc201_1522826305"/></text:h>
        <text:p text:style-name="Text_20_body"/>
        <text:p text:style-name="P1"><text:bookmark-start text:name="__RefHeading___Toc203_1522826305"/>A cruz de Cristo é o lugar onde a vontade de Deus cruzou com a vontade do homem.<text:bookmark-end text:name="__RefHeading___Toc203_1522826305"/></text:p>
        <text:p text:style-name="Text_20_body"/>
        <text:h text:style-name="Heading_20_2" text:outline-level="2"><text:bookmark-start text:name="__RefHeading___Toc205_1522826305"/><text:a xlink:type="simple" xlink:href="https://www.bibliaonline.com.br/acf/ex/8" text:style-name="Internet_20_link" text:visited-style-name="Visited_20_Internet_20_Link"><text:span text:style-name="T1">ÊXODO 8</text:span></text:a><text:bookmark-end text:name="__RefHeading___Toc205_1522826305"/></text:h>
        <text:p text:style-name="Text_20_body"/>
        <text:p text:style-name="Text_20_body"><text:bookmark-start text:name="__RefHeading___Toc207_1522826305"/><text:span text:style-name="T2">Êx </text:span><text:a xlink:type="simple" xlink:href="http://bibliaonline.com.br/acf/ex/8/1-7" text:style-name="Internet_20_link" text:visited-style-name="Visited_20_Internet_20_Link"><text:span text:style-name="T2">8:1-7</text:span></text:a><text:span text:style-name="T2"> O segundo castigo; mas os homens de Satanás ainda estão trabalhando!</text:span><text:bookmark-end text:name="__RefHeading___Toc207_1522826305"/></text:p>
        <text:p text:style-name="Text_20_body"/>
        <text:p text:style-name="Text_20_body"><text:bookmark-start text:name="__RefHeading___Toc209_1522826305"/><text:span text:style-name="T2">Êx </text:span><text:a xlink:type="simple" xlink:href="http://bibliaonline.com.br/acf/ex/8/8-15" text:style-name="Internet_20_link" text:visited-style-name="Visited_20_Internet_20_Link"><text:span text:style-name="T2">8:8-15</text:span></text:a><text:span text:style-name="T2"> Só o Senhor poderia fazer cessar o problema. Moisés ora por aqueles que estavam causando os problemas, pois Faraó parecia estar cedendo um pouco.</text:span><text:bookmark-end text:name="__RefHeading___Toc209_1522826305"/></text:p>
        <text:p text:style-name="Text_20_body"/>
        <text:p text:style-name="Text_20_body"><text:bookmark-start text:name="__RefHeading___Toc211_1522826305"/><text:span text:style-name="T2">Êx </text:span><text:a xlink:type="simple" xlink:href="http://bibliaonline.com.br/acf/ex/8/6-19" text:style-name="Internet_20_link" text:visited-style-name="Visited_20_Internet_20_Link"><text:span text:style-name="T2">8:6-19</text:span></text:a><text:span text:style-name="T2"> O terceiro castigo. Satanás não tem poder para produzir vida do pó. Só Deus dá vida a qualquer criatura. Satanás sempre tenta imitar a Deus. Hoje escutamos de milagres sendo feitos; tenhamos cuidado com as imitações de Satanás.</text:span><text:bookmark-end text:name="__RefHeading___Toc211_1522826305"/></text:p>
        <text:p text:style-name="Text_20_body"/>
        <text:p text:style-name="Text_20_body"><text:bookmark-start text:name="__RefHeading___Toc213_1522826305"/><text:span text:style-name="T2">Êx </text:span><text:a xlink:type="simple" xlink:href="http://bibliaonline.com.br/acf/ex/8/20-24" text:style-name="Internet_20_link" text:visited-style-name="Visited_20_Internet_20_Link"><text:span text:style-name="T2">8:20-24</text:span></text:a><text:span text:style-name="T2"> O quarto castigo. Quão gracioso da parte do Senhor poupar Seu povo! Ele fez diferença (</text:span><text:a xlink:type="simple" xlink:href="https://www.bibliaonline.com.br/acf/ex/8/22-23" text:style-name="Internet_20_link" text:visited-style-name="Visited_20_Internet_20_Link"><text:span text:style-name="T2">vers. 22-23</text:span></text:a><text:span text:style-name="T2">). Lembre-se sempre de que somos um povo separado! Não existe algo como uma irmandade comum a todos os homens!</text:span><text:bookmark-end text:name="__RefHeading___Toc213_1522826305"/></text:p>
        <text:p text:style-name="Text_20_body"/>
        <text:p text:style-name="Text_20_body"><text:bookmark-start text:name="__RefHeading___Toc215_1522826305"/><text:span text:style-name="T2">Êx </text:span><text:a xlink:type="simple" xlink:href="http://bibliaonline.com.br/acf/ex/8/25-32" text:style-name="Internet_20_link" text:visited-style-name="Visited_20_Internet_20_Link"><text:span text:style-name="T2">8:25-32</text:span></text:a><text:span text:style-name="T2"> Moisés entende esta separação e não irá concordar em sacrificar a Deus na </text:span><text:soft-page-break/><text:span text:style-name="T2">terra do Egito. Os Israelitas devem ir sozinhos - não deve haver mistura de Egípcios e Israelitas. Quão triste é vermos locais de profissão cristã em nossos dias que convidam qualquer pessoa que passe para "adorar conosco".</text:span><text:bookmark-end text:name="__RefHeading___Toc215_1522826305"/></text:p>
        <text:p text:style-name="Text_20_body"/>
        <text:h text:style-name="P5" text:outline-level="2"><text:bookmark-start text:name="__RefHeading___Toc217_1522826305"/>#079<text:bookmark-end text:name="__RefHeading___Toc217_1522826305"/></text:h>
        <text:p text:style-name="Text_20_body"/>
        <text:p text:style-name="P1"><text:bookmark-start text:name="__RefHeading___Toc219_1522826305"/>Deus não usa nenhuma escritura para provar Seu amor por nós que não aponte para a cruz.<text:bookmark-end text:name="__RefHeading___Toc219_1522826305"/></text:p>
        <text:p text:style-name="Text_20_body"/>
        <text:h text:style-name="Heading_20_2" text:outline-level="2"><text:bookmark-start text:name="__RefHeading___Toc221_1522826305"/><text:a xlink:type="simple" xlink:href="https://www.bibliaonline.com.br/acf/ex/9" text:style-name="Internet_20_link" text:visited-style-name="Visited_20_Internet_20_Link"><text:span text:style-name="T1">ÊXODO 9</text:span></text:a><text:bookmark-end text:name="__RefHeading___Toc221_1522826305"/></text:h>
        <text:p text:style-name="Text_20_body"/>
        <text:p text:style-name="Text_20_body"><text:bookmark-start text:name="__RefHeading___Toc223_1522826305"/><text:span text:style-name="T2">Êx </text:span><text:a xlink:type="simple" xlink:href="http://bibliaonline.com.br/acf/ex/9/1-7" text:style-name="Internet_20_link" text:visited-style-name="Visited_20_Internet_20_Link"><text:span text:style-name="T2">9:1-7</text:span></text:a><text:span text:style-name="T2"> O quinto castigo (ou praga). O Senhor separa até os animais; mas Faraó ainda não acredita e não dará ouvidos.</text:span><text:bookmark-end text:name="__RefHeading___Toc223_1522826305"/></text:p>
        <text:p text:style-name="Text_20_body"/>
        <text:p text:style-name="Text_20_body"><text:bookmark-start text:name="__RefHeading___Toc225_1522826305"/><text:span text:style-name="T2">Êx </text:span><text:a xlink:type="simple" xlink:href="http://bibliaonline.com.br/acf/ex/9/8-12" text:style-name="Internet_20_link" text:visited-style-name="Visited_20_Internet_20_Link"><text:span text:style-name="T2">9:8-12</text:span></text:a><text:span text:style-name="T2"> O sexto castigo. Começando agora a chegar mais perto ao tocar os corpos dos Egípcios inclusive de seus "fazedores de milagres". Ainda assim nenhuma mudança ocorre em Faraó!</text:span><text:bookmark-end text:name="__RefHeading___Toc225_1522826305"/></text:p>
        <text:p text:style-name="Text_20_body"/>
        <text:p text:style-name="Text_20_body"><text:bookmark-start text:name="__RefHeading___Toc227_1522826305"/><text:span text:style-name="T2">Êx </text:span><text:a xlink:type="simple" xlink:href="http://bibliaonline.com.br/acf/ex/9/13-26" text:style-name="Internet_20_link" text:visited-style-name="Visited_20_Internet_20_Link"><text:span text:style-name="T2">9:13-26</text:span></text:a><text:span text:style-name="T2"> O sétimo castigo. Com um aviso especial dado mais pessoalmente a Faraó. Ele tinha seu lugar de autoridade dada por Deus (veja </text:span><text:a xlink:type="simple" xlink:href="http://bibliaonline.com.br/acf/rm/13/1" text:style-name="Internet_20_link" text:visited-style-name="Visited_20_Internet_20_Link"><text:span text:style-name="T2">Rm 13:1</text:span></text:a><text:span text:style-name="T2">), mas estava pensando muito de si mesmo e não obedecia a Palavra de Deus. Ele devia sua própria vida a Deus (</text:span><text:a xlink:type="simple" xlink:href="https://www.bibliaonline.com.br/acf/ex/9/16-17" text:style-name="Internet_20_link" text:visited-style-name="Visited_20_Internet_20_Link"><text:span text:style-name="T2">vers. 16-17</text:span></text:a><text:span text:style-name="T2">) mas não queria admitir isso. Alguns de seus servos mostraram crer em Deus pelas suas atitudes (</text:span><text:a xlink:type="simple" xlink:href="https://www.bibliaonline.com.br/acf/ex/9/20" text:style-name="Internet_20_link" text:visited-style-name="Visited_20_Internet_20_Link"><text:span text:style-name="T2">vers. 20</text:span></text:a><text:span text:style-name="T2">). Se os líderes se voltam contra Deus, não podemos seguir seu exemplo, mas agir por fé por nós mesmos.</text:span><text:bookmark-end text:name="__RefHeading___Toc227_1522826305"/></text:p>
        <text:p text:style-name="Text_20_body"/>
        <text:p text:style-name="Text_20_body"><text:bookmark-start text:name="__RefHeading___Toc229_1522826305"/><text:span text:style-name="T2">Êx </text:span><text:a xlink:type="simple" xlink:href="http://bibliaonline.com.br/acf/ex/9/27-35" text:style-name="Internet_20_link" text:visited-style-name="Visited_20_Internet_20_Link"><text:span text:style-name="T2">9:27-35</text:span></text:a><text:span text:style-name="T2">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span><text:bookmark-end text:name="__RefHeading___Toc229_1522826305"/></text:p>
        <text:p text:style-name="Text_20_body"/>
        <text:h text:style-name="P5" text:outline-level="2"><text:bookmark-start text:name="__RefHeading___Toc231_1522826305"/>#080<text:bookmark-end text:name="__RefHeading___Toc231_1522826305"/></text:h>
        <text:p text:style-name="Text_20_body"/>
        <text:p text:style-name="P1"><text:bookmark-start text:name="__RefHeading___Toc233_1522826305"/>A cruz foi, primeiro, Redenção... então a morte da carne. O Mar Vermelho... a morte de Cristo por nós; o Jordão... nossa morte com Cristo.<text:bookmark-end text:name="__RefHeading___Toc233_1522826305"/></text:p>
        <text:p text:style-name="Text_20_body"><text:soft-page-break/></text:p>
        <text:h text:style-name="Heading_20_2" text:outline-level="2"><text:bookmark-start text:name="__RefHeading___Toc235_1522826305"/><text:a xlink:type="simple" xlink:href="https://www.bibliaonline.com.br/acf/ex/10" text:style-name="Internet_20_link" text:visited-style-name="Visited_20_Internet_20_Link"><text:span text:style-name="T1">ÊXODO 10</text:span></text:a><text:bookmark-end text:name="__RefHeading___Toc235_1522826305"/></text:h>
        <text:p text:style-name="Text_20_body"/>
        <text:p text:style-name="Text_20_body"><text:bookmark-start text:name="__RefHeading___Toc237_1522826305"/><text:span text:style-name="T2">Êx </text:span><text:a xlink:type="simple" xlink:href="http://bibliaonline.com.br/acf/ex/10/1-11" text:style-name="Internet_20_link" text:visited-style-name="Visited_20_Internet_20_Link"><text:span text:style-name="T2">10:1-11</text:span></text:a><text:span text:style-name="T2"> A metade do </text:span><text:a xlink:type="simple" xlink:href="https://www.bibliaonline.com.br/acf/ex/10/3" text:style-name="Internet_20_link" text:visited-style-name="Visited_20_Internet_20_Link"><text:span text:style-name="T2">versículo 3</text:span></text:a><text:span text:style-name="T2"> é o que muitos crentes hoje não estão querendo fazer! Mas é a única "estrada" para a bênção de Deus na vida - veja Tg </text:span><text:a xlink:type="simple" xlink:href="http://bibliaonline.com.br/acf/tg/4/9-10" text:style-name="Internet_20_link" text:visited-style-name="Visited_20_Internet_20_Link"><text:span text:style-name="T2">4:9-10</text:span></text:a><text:span text:style-name="T2">.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span><text:bookmark-end text:name="__RefHeading___Toc237_1522826305"/></text:p>
        <text:p text:style-name="Text_20_body"/>
        <text:p text:style-name="Text_20_body"><text:bookmark-start text:name="__RefHeading___Toc239_1522826305"/><text:span text:style-name="T2">Êx </text:span><text:a xlink:type="simple" xlink:href="http://bibliaonline.com.br/acf/ex/10/12-15" text:style-name="Internet_20_link" text:visited-style-name="Visited_20_Internet_20_Link"><text:span text:style-name="T2">10:12-15</text:span></text:a><text:span text:style-name="T2"> O oitavo castigo. Não resta comida.</text:span><text:bookmark-end text:name="__RefHeading___Toc239_1522826305"/></text:p>
        <text:p text:style-name="Text_20_body"/>
        <text:p text:style-name="Text_20_body"><text:bookmark-start text:name="__RefHeading___Toc241_1522826305"/><text:span text:style-name="T2">Êx </text:span><text:a xlink:type="simple" xlink:href="http://bibliaonline.com.br/acf/ex/10/16-20" text:style-name="Internet_20_link" text:visited-style-name="Visited_20_Internet_20_Link"><text:span text:style-name="T2">10:16-20</text:span></text:a><text:span text:style-name="T2"> Faraó agora está com pressa, e sua confissão vai além da anterior. Mas ele está interessado somente em se livrar dos problemas (veja a palavra "somente" duas vezes no </text:span><text:a xlink:type="simple" xlink:href="https://www.bibliaonline.com.br/acf/ex/10/17" text:style-name="Internet_20_link" text:visited-style-name="Visited_20_Internet_20_Link"><text:span text:style-name="T2">versículo 17</text:span></text:a><text:span text:style-name="T2">).</text:span><text:bookmark-end text:name="__RefHeading___Toc241_1522826305"/></text:p>
        <text:p text:style-name="Text_20_body"/>
        <text:p text:style-name="Text_20_body"><text:bookmark-start text:name="__RefHeading___Toc243_1522826305"/><text:span text:style-name="T2">Êx </text:span><text:a xlink:type="simple" xlink:href="http://bibliaonline.com.br/acf/ex/10/21-29" text:style-name="Internet_20_link" text:visited-style-name="Visited_20_Internet_20_Link"><text:span text:style-name="T2">10:21-29</text:span></text:a><text:span text:style-name="T2">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span><text:bookmark-end text:name="__RefHeading___Toc243_1522826305"/></text:p>
        <text:p text:style-name="Text_20_body"/>
        <text:h text:style-name="P5" text:outline-level="2"><text:bookmark-start text:name="__RefHeading___Toc245_1522826305"/>#081<text:bookmark-end text:name="__RefHeading___Toc245_1522826305"/></text:h>
        <text:p text:style-name="Text_20_body"/>
        <text:p text:style-name="P1"><text:bookmark-start text:name="__RefHeading___Toc247_1522826305"/>Na cruz... Deus foi glorificado... o amor foi revelado... a paz foi buscada... a graça foi manifestada... a expiação foi feita... o pecado foi abolido... e Satanás foi derrotado.<text:bookmark-end text:name="__RefHeading___Toc247_1522826305"/></text:p>
        <text:p text:style-name="Text_20_body"/>
        <text:h text:style-name="Heading_20_2" text:outline-level="2"><text:bookmark-start text:name="__RefHeading___Toc249_1522826305"/><text:a xlink:type="simple" xlink:href="https://www.bibliaonline.com.br/acf/ex/11" text:style-name="Internet_20_link" text:visited-style-name="Visited_20_Internet_20_Link"><text:span text:style-name="T1">ÊXODO 11</text:span></text:a><text:bookmark-end text:name="__RefHeading___Toc249_1522826305"/></text:h>
        <text:p text:style-name="Text_20_body"/>
        <text:p text:style-name="P1"><text:bookmark-start text:name="__RefHeading___Toc251_1522826305"/>Este é o último aviso do Senhor antes que venha castigo final. É possível que cada uma destas pragas condenasse um diferente deus falso dos Egípcios.<text:bookmark-end text:name="__RefHeading___Toc251_1522826305"/></text:p>
        <text:p text:style-name="Text_20_body"/>
        <text:p text:style-name="Text_20_body"><text:bookmark-start text:name="__RefHeading___Toc253_1522826305"/><text:span text:style-name="T2">Êx </text:span><text:a xlink:type="simple" xlink:href="http://bibliaonline.com.br/acf/ex/11/7" text:style-name="Internet_20_link" text:visited-style-name="Visited_20_Internet_20_Link"><text:span text:style-name="T2">11:7</text:span></text:a><text:span text:style-name="T2"> Nos fala outra vez do quanto o Senhor Se agrada em Seu povo e em poder mostrar Seu poder a eles. A porta a esta graça está prestes a ser fechada para sempre. No Egito (uma figura deste mundo) o castigo de Deus estava para cair.</text:span><text:bookmark-end text:name="__RefHeading___Toc253_1522826305"/></text:p>
        <text:p text:style-name="Text_20_body"><text:soft-page-break/></text:p>
        <text:h text:style-name="P5" text:outline-level="2"><text:bookmark-start text:name="__RefHeading___Toc255_1522826305"/>#082<text:bookmark-end text:name="__RefHeading___Toc255_1522826305"/></text:h>
        <text:p text:style-name="Text_20_body"/>
        <text:p text:style-name="P1"><text:bookmark-start text:name="__RefHeading___Toc257_1522826305"/>A morte é o fim da vida natural para o homem pecador... mas a morte perdeu seu aguilhão para com o crente.<text:bookmark-end text:name="__RefHeading___Toc257_1522826305"/></text:p>
        <text:p text:style-name="Text_20_body"/>
        <text:h text:style-name="Heading_20_2" text:outline-level="2"><text:bookmark-start text:name="__RefHeading___Toc259_1522826305"/><text:a xlink:type="simple" xlink:href="https://www.bibliaonline.com.br/acf/ex/12/1-20" text:style-name="Internet_20_link" text:visited-style-name="Visited_20_Internet_20_Link"><text:span text:style-name="T1">ÊXODO 12, Vers. 1-20</text:span></text:a><text:bookmark-end text:name="__RefHeading___Toc259_1522826305"/></text:h>
        <text:p text:style-name="Text_20_body"/>
        <text:p text:style-name="Text_20_body"><text:bookmark-start text:name="__RefHeading___Toc261_1522826305"/><text:span text:style-name="T2">Moisés é grande. Repare o que Nm </text:span><text:a xlink:type="simple" xlink:href="http://bibliaonline.com.br/acf/nm/12/3,7" text:style-name="Internet_20_link" text:visited-style-name="Visited_20_Internet_20_Link"><text:span text:style-name="T2">12:3 e 7</text:span></text:a><text:span text:style-name="T2"> diz acerca dele.</text:span><text:bookmark-end text:name="__RefHeading___Toc261_1522826305"/></text:p>
        <text:p text:style-name="Text_20_body"/>
        <text:p text:style-name="Text_20_body"><text:bookmark-start text:name="__RefHeading___Toc263_1522826305"/><text:span text:style-name="T2">Êx </text:span><text:a xlink:type="simple" xlink:href="http://bibliaonline.com.br/acf/ex/12/2" text:style-name="Internet_20_link" text:visited-style-name="Visited_20_Internet_20_Link"><text:span text:style-name="T2">12:2</text:span></text:a><text:span text:style-name="T2"> O que estava para ser dito aos Israelitas era para ser o início de um modo de vida totalmente novo para eles.</text:span><text:bookmark-end text:name="__RefHeading___Toc263_1522826305"/></text:p>
        <text:p text:style-name="Text_20_body"/>
        <text:p text:style-name="Text_20_body"><text:bookmark-start text:name="__RefHeading___Toc265_1522826305"/><text:span text:style-name="T2">Êx </text:span><text:a xlink:type="simple" xlink:href="http://bibliaonline.com.br/acf/ex/12/3-5" text:style-name="Internet_20_link" text:visited-style-name="Visited_20_Internet_20_Link"><text:span text:style-name="T2">12:3-5</text:span></text:a><text:span text:style-name="T2"> "Um cordeiro... o cordeiro... para si um cordeiro"; isto torna tudo pessoal para cada Israelita - veja 1 Pd </text:span><text:a xlink:type="simple" xlink:href="http://bibliaonline.com.br/acf/1pe/1/18-20" text:style-name="Internet_20_link" text:visited-style-name="Visited_20_Internet_20_Link"><text:span text:style-name="T2">1:18-20</text:span></text:a><text:span text:style-name="T2">.</text:span><text:bookmark-end text:name="__RefHeading___Toc265_1522826305"/></text:p>
        <text:p text:style-name="Text_20_body"/>
        <text:p text:style-name="Text_20_body"><text:bookmark-start text:name="__RefHeading___Toc267_1522826305"/><text:span text:style-name="T2">Êx </text:span><text:a xlink:type="simple" xlink:href="http://bibliaonline.com.br/acf/ex/12/6" text:style-name="Internet_20_link" text:visited-style-name="Visited_20_Internet_20_Link"><text:span text:style-name="T2">12:6</text:span></text:a><text:span text:style-name="T2"> Eles precisavam ter certeza de que o cordeiro era perfeito.</text:span><text:bookmark-end text:name="__RefHeading___Toc267_1522826305"/></text:p>
        <text:p text:style-name="Text_20_body"/>
        <text:p text:style-name="Text_20_body"><text:bookmark-start text:name="__RefHeading___Toc269_1522826305"/><text:span text:style-name="T2">Êx </text:span><text:a xlink:type="simple" xlink:href="http://bibliaonline.com.br/acf/ex/12/7" text:style-name="Internet_20_link" text:visited-style-name="Visited_20_Internet_20_Link"><text:span text:style-name="T2">12:7</text:span></text:a><text:span text:style-name="T2"> Eles precisavam "tomar do sangue" do cordeiro morto e colocá-lo onde Deus havia dito.</text:span><text:bookmark-end text:name="__RefHeading___Toc269_1522826305"/></text:p>
        <text:p text:style-name="Text_20_body"/>
        <text:p text:style-name="Text_20_body"><text:bookmark-start text:name="__RefHeading___Toc271_1522826305"/><text:span text:style-name="T2">Êx </text:span><text:a xlink:type="simple" xlink:href="http://bibliaonline.com.br/acf/ex/12/8" text:style-name="Internet_20_link" text:visited-style-name="Visited_20_Internet_20_Link"><text:span text:style-name="T2">12:8</text:span></text:a><text:span text:style-name="T2"> Repare a palavra "assada". O cordeiro depois disso nunca deveria ser assado quando guardassem a Páscoa. Era para ser cozido em água como em </text:span><text:a xlink:type="simple" xlink:href="http://bibliaonline.com.br/acf/ex/16/23" text:style-name="Internet_20_link" text:visited-style-name="Visited_20_Internet_20_Link"><text:span text:style-name="T2">16:23</text:span></text:a><text:span text:style-name="T2">. Assar coloca o cordeiro diretamente no fogo. O Senhor Jesus foi exposto ao fogo do juízo de Deus na cruz uma só vez. Quando recordamos o Senhor Jesus ao tomarmos o pão e o vinho trata-se da memória do que Ele fez uma vez.</text:span><text:bookmark-end text:name="__RefHeading___Toc271_1522826305"/></text:p>
        <text:p text:style-name="Text_20_body"/>
        <text:p text:style-name="Text_20_body"><text:bookmark-start text:name="__RefHeading___Toc273_1522826305"/><text:span text:style-name="T2">Êx </text:span><text:a xlink:type="simple" xlink:href="http://bibliaonline.com.br/acf/ex/12/8-11" text:style-name="Internet_20_link" text:visited-style-name="Visited_20_Internet_20_Link"><text:span text:style-name="T2">12:8-11</text:span></text:a><text:span text:style-name="T2"> Todos deveriam comer o resto do cordeiro, como pessoas prontas para deixarem o Egito. (Como um crente iniciando sua nova vida).</text:span><text:bookmark-end text:name="__RefHeading___Toc273_1522826305"/></text:p>
        <text:p text:style-name="Text_20_body"/>
        <text:p text:style-name="Text_20_body"><text:bookmark-start text:name="__RefHeading___Toc275_1522826305"/><text:span text:style-name="T2">Êx </text:span><text:a xlink:type="simple" xlink:href="http://bibliaonline.com.br/acf/ex/12/12-13" text:style-name="Internet_20_link" text:visited-style-name="Visited_20_Internet_20_Link"><text:span text:style-name="T2">12:12-13</text:span></text:a><text:span text:style-name="T2"> O décimo e final juízo, pelo qual o Senhor fez o que prometeu.</text:span><text:bookmark-end text:name="__RefHeading___Toc275_1522826305"/></text:p>
        <text:p text:style-name="Text_20_body"/>
        <text:p text:style-name="Text_20_body"><text:bookmark-start text:name="__RefHeading___Toc277_1522826305"/><text:span text:style-name="T2">Êx </text:span><text:a xlink:type="simple" xlink:href="http://bibliaonline.com.br/acf/ex/12/14" text:style-name="Internet_20_link" text:visited-style-name="Visited_20_Internet_20_Link"><text:span text:style-name="T2">12:14</text:span></text:a><text:span text:style-name="T2"> Esta festa memorial especial foi, para os Israelitas, como a Ceia do Senhor (1 </text:span><text:soft-page-break/><text:span text:style-name="T2">Co </text:span><text:a xlink:type="simple" xlink:href="http://bibliaonline.com.br/acf/1co/11/23-26" text:style-name="Internet_20_link" text:visited-style-name="Visited_20_Internet_20_Link"><text:span text:style-name="T2">11:23-26</text:span></text:a><text:span text:style-name="T2">) é agora para os Cristãos.</text:span><text:bookmark-end text:name="__RefHeading___Toc277_1522826305"/></text:p>
        <text:p text:style-name="Text_20_body"/>
        <text:p text:style-name="Text_20_body"><text:bookmark-start text:name="__RefHeading___Toc279_1522826305"/><text:span text:style-name="T2">Êx </text:span><text:a xlink:type="simple" xlink:href="http://bibliaonline.com.br/acf/ex/12/15-20" text:style-name="Internet_20_link" text:visited-style-name="Visited_20_Internet_20_Link"><text:span text:style-name="T2">12:15-20</text:span></text:a><text:span text:style-name="T2"> "Sete dias" é um período "completo", começando imediatamente após a festa do </text:span><text:a xlink:type="simple" xlink:href="https://www.bibliaonline.com.br/acf/ex/12/14" text:style-name="Internet_20_link" text:visited-style-name="Visited_20_Internet_20_Link"><text:span text:style-name="T2">versículo 14</text:span></text:a><text:span text:style-name="T2">! </text:span><text:a xlink:type="simple" xlink:href="http://bibliaonline.com.br/acf/1co/5/6-8" text:style-name="Internet_20_link" text:visited-style-name="Visited_20_Internet_20_Link"><text:span text:style-name="T2">1 Co 5:6-8</text:span></text:a><text:span text:style-name="T2">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span><text:bookmark-end text:name="__RefHeading___Toc279_1522826305"/></text:p>
        <text:p text:style-name="Text_20_body"/>
        <text:h text:style-name="P5" text:outline-level="2"><text:bookmark-start text:name="__RefHeading___Toc281_1522826305"/>#083<text:bookmark-end text:name="__RefHeading___Toc281_1522826305"/></text:h>
        <text:p text:style-name="Text_20_body"/>
        <text:p text:style-name="P1"><text:bookmark-start text:name="__RefHeading___Toc283_1522826305"/>A cruz de Cristo ultrapassa em glória moral tudo o que este universo jamais poderia conter!<text:bookmark-end text:name="__RefHeading___Toc283_1522826305"/></text:p>
        <text:p text:style-name="Text_20_body"/>
        <text:h text:style-name="Heading_20_2" text:outline-level="2"><text:bookmark-start text:name="__RefHeading___Toc285_1522826305"/><text:a xlink:type="simple" xlink:href="https://www.bibliaonline.com.br/acf/ex/12/21-51" text:style-name="Internet_20_link" text:visited-style-name="Visited_20_Internet_20_Link"><text:span text:style-name="T1">ÊXODO 12, Versículos 21-51</text:span></text:a><text:bookmark-end text:name="__RefHeading___Toc285_1522826305"/></text:h>
        <text:p text:style-name="P2"/>
        <text:p text:style-name="P2"><text:span text:style-name="T2">Êx </text:span><text:a xlink:type="simple" xlink:href="http://bibliaonline.com.br/acf/ex/12/23" text:style-name="Internet_20_link" text:visited-style-name="Visited_20_Internet_20_Link"><text:span text:style-name="T2">12:23</text:span></text:a><text:span text:style-name="T2">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span></text:p>
        <text:p text:style-name="P2"/>
        <text:p text:style-name="P2"><text:span text:style-name="T2">Êx </text:span><text:a xlink:type="simple" xlink:href="http://bibliaonline.com.br/acf/ex/12/31" text:style-name="Internet_20_link" text:visited-style-name="Visited_20_Internet_20_Link"><text:span text:style-name="T2">12:31</text:span></text:a><text:span text:style-name="T2"> Faraó é forçado por Deus a fazer o que não queria fazer.</text:span></text:p>
        <text:p text:style-name="P2"/>
        <text:p text:style-name="P2"><text:span text:style-name="T2">Êx </text:span><text:a xlink:type="simple" xlink:href="http://bibliaonline.com.br/acf/ex/12/35" text:style-name="Internet_20_link" text:visited-style-name="Visited_20_Internet_20_Link"><text:span text:style-name="T2">12:35</text:span></text:a><text:span text:style-name="T2"> Os Israelitas pediram aos Egípcios prata, ouro e vestidos.</text:span></text:p>
        <text:p text:style-name="P2"/>
        <text:p text:style-name="P2"><text:span text:style-name="T2">Êx </text:span><text:a xlink:type="simple" xlink:href="http://bibliaonline.com.br/acf/ex/12/26" text:style-name="Internet_20_link" text:visited-style-name="Visited_20_Internet_20_Link"><text:span text:style-name="T2">12:36</text:span></text:a><text:span text:style-name="T2"> E os Egípcios deram a eles o que pediram!</text:span></text:p>
        <text:p text:style-name="P2"/>
        <text:p text:style-name="P2"><text:span text:style-name="T2">Êx </text:span><text:a xlink:type="simple" xlink:href="http://bibliaonline.com.br/acf/ex/12/42" text:style-name="Internet_20_link" text:visited-style-name="Visited_20_Internet_20_Link"><text:span text:style-name="T2">12:42</text:span></text:a><text:span text:style-name="T2"> Provavelmente poderíamos dizer corretamente que esta foi a maior noite da história de Israel, a noite em que houve trevas e sangue. Para os crentes hoje, recordamos a cruz do Senhor Jesus Cristo quando houve trevas por três horas, e então sangue foi derramado.</text:span></text:p>
        <text:p text:style-name="P2"/>
        <text:p text:style-name="P2"><text:span text:style-name="T2">Êx </text:span><text:a xlink:type="simple" xlink:href="http://bibliaonline.com.br/acf/ex/12/46" text:style-name="Internet_20_link" text:visited-style-name="Visited_20_Internet_20_Link"><text:span text:style-name="T2">12:46</text:span></text:a><text:span text:style-name="T2"> Última parte. Eles tinham o cordeiro inteiro assado sobre a mesa para comerem, mas era preciso tomar cuidado para não quebrarem nenhum osso. Agora veja em Jo </text:span><text:soft-page-break/><text:a xlink:type="simple" xlink:href="http://bibliaonline.com.br/acf/jo/19/36" text:style-name="Internet_20_link" text:visited-style-name="Visited_20_Internet_20_Link"><text:span text:style-name="T2">19:36</text:span></text:a><text:span text:style-name="T2"> e </text:span><text:a xlink:type="simple" xlink:href="http://bibliaonline.com.br/acf/1co/5/7" text:style-name="Internet_20_link" text:visited-style-name="Visited_20_Internet_20_Link"><text:span text:style-name="T2">1 Co 5:7</text:span></text:a><text:span text:style-name="T2"> como isso tudo apontava para o Senhor Jesus.</text:span></text:p>
        <text:p text:style-name="P2"/>
        <text:p text:style-name="P2"><text:span text:style-name="T2">Êx </text:span><text:a xlink:type="simple" xlink:href="http://bibliaonline.com.br/acf/ex/12/49" text:style-name="Internet_20_link" text:visited-style-name="Visited_20_Internet_20_Link"><text:span text:style-name="T2">12:49</text:span></text:a><text:span text:style-name="T2"> Havia um padrão que servia para todos - o que Deus havia dito! Quão importante é a Sua Palavra.</text:span></text:p>
        <text:p text:style-name="P2"/>
        <text:h text:style-name="P5" text:outline-level="2"><text:bookmark-start text:name="__RefHeading___Toc287_1522826305"/>#084<text:bookmark-end text:name="__RefHeading___Toc287_1522826305"/></text:h>
        <text:p text:style-name="P2"/>
        <text:p text:style-name="P3">Minha alma não está em uma condição saudável a menos que eu esteja aguardando pelo Filho de Deus vindo do céu.</text:p>
        <text:p text:style-name="P2"/>
        <text:h text:style-name="Heading_20_2" text:outline-level="2"><text:bookmark-start text:name="__RefHeading___Toc289_1522826305"/><text:a xlink:type="simple" xlink:href="https://www.bibliaonline.com.br/acf/ex/13" text:style-name="Internet_20_link" text:visited-style-name="Visited_20_Internet_20_Link"><text:span text:style-name="T1">ÊXODO 13</text:span></text:a><text:bookmark-end text:name="__RefHeading___Toc289_1522826305"/></text:h>
        <text:p text:style-name="P2"/>
        <text:p text:style-name="P2"><text:span text:style-name="T2">Êx </text:span><text:a xlink:type="simple" xlink:href="http://bibliaonline.com.br/acf/ex/13/1-13" text:style-name="Internet_20_link" text:visited-style-name="Visited_20_Internet_20_Link"><text:span text:style-name="T2">13:1-13</text:span></text:a><text:span text:style-name="T2"> Agora que eles tinham sido redimidos pelo sangue do cordeiro, eram o povo de propriedade de Deus. Estavam prontos para estar com Ele nessa longa jornada... formavam agora um povo santo. Cada bebê recém nascido devia ser considerado como pertencendo ao Senhor. (Leia </text:span><text:a xlink:type="simple" xlink:href="http://bibliaonline.com.br/acf/ex/13/2,11-13" text:style-name="Internet_20_link" text:visited-style-name="Visited_20_Internet_20_Link"><text:span text:style-name="T2">vers. 2 e 11-13</text:span></text:a><text:span text:style-name="T2">). Um cordeiro precisava ser sacrificado para aquele menino.</text:span></text:p>
        <text:p text:style-name="P2"/>
        <text:p text:style-name="P2"><text:span text:style-name="T2">Êx </text:span><text:a xlink:type="simple" xlink:href="http://bibliaonline.com.br/acf/ex/13/3-10" text:style-name="Internet_20_link" text:visited-style-name="Visited_20_Internet_20_Link"><text:span text:style-name="T2">13:3-10</text:span></text:a><text:span text:style-name="T2">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span></text:p>
        <text:p text:style-name="P2"/>
        <text:p text:style-name="P2"><text:span text:style-name="T2">Êx </text:span><text:a xlink:type="simple" xlink:href="http://bibliaonline.com.br/acf/ex/13/14-16" text:style-name="Internet_20_link" text:visited-style-name="Visited_20_Internet_20_Link"><text:span text:style-name="T2">13:14-16</text:span></text:a><text:span text:style-name="T2"> Mais tarde, quando um filho perguntasse a seu pai, "Por que você está fazendo isso?", o pai diria, "Porque o Senhor fez tanto por nós, nos libertando do Egito." Eles precisavam se recordar disso. Quanto mais nós precisamos lembrar o que Cristo fez por nós! É o que faremos por toda a eternidade (</text:span><text:a xlink:type="simple" xlink:href="http://bibliaonline.com.br/acf/ap/1/5,9" text:style-name="Internet_20_link" text:visited-style-name="Visited_20_Internet_20_Link"><text:span text:style-name="T2">Ap 1:5,9</text:span></text:a><text:span text:style-name="T2">).</text:span></text:p>
        <text:p text:style-name="P2"/>
        <text:p text:style-name="P2"><text:span text:style-name="T2">Êx </text:span><text:a xlink:type="simple" xlink:href="http://bibliaonline.com.br/acf/ex/13/17-22" text:style-name="Internet_20_link" text:visited-style-name="Visited_20_Internet_20_Link"><text:span text:style-name="T2">13:17-22</text:span></text:a><text:span text:style-name="T2"> Que terno cuidado e proteção de Deus! Ele os guardou de ficarem desencorajados (</text:span><text:a xlink:type="simple" xlink:href="https://www.bibliaonline.com.br/acf/ex/13/17" text:style-name="Internet_20_link" text:visited-style-name="Visited_20_Internet_20_Link"><text:span text:style-name="T2">vers. 17</text:span></text:a><text:span text:style-name="T2">), os guiou como seu Líder, os protegeu do calor do sol, lhes deu luz e calor à noite (</text:span><text:a xlink:type="simple" xlink:href="https://www.bibliaonline.com.br/acf/ex/13/21" text:style-name="Internet_20_link" text:visited-style-name="Visited_20_Internet_20_Link"><text:span text:style-name="T2">vers. 21</text:span></text:a><text:span text:style-name="T2">) e nunca interrompeu Seu cuidado - </text:span><text:a xlink:type="simple" xlink:href="http://bibliaonline.com.br/acf/ex/13/22" text:style-name="Internet_20_link" text:visited-style-name="Visited_20_Internet_20_Link"><text:span text:style-name="T2">vers. 22</text:span></text:a><text:span text:style-name="T2">! E muito mais Ele faz hoje, pois fomos redimidos pelo sangue do Filho unigênito de Deus.</text:span></text:p>
        <text:p text:style-name="P2"/>
        <text:h text:style-name="P5" text:outline-level="2"><text:bookmark-start text:name="__RefHeading___Toc291_1522826305"/><text:soft-page-break/>#085<text:bookmark-end text:name="__RefHeading___Toc291_1522826305"/></text:h>
        <text:p text:style-name="P2"/>
        <text:p text:style-name="P3">Segurança... aonde nenhum inimigo chega</text:p>
        <text:p text:style-name="P3">Descanso... onde já não haverá labor</text:p>
        <text:p text:style-name="P3">Gozo... onde tristeza alguma tem lugar</text:p>
        <text:p text:style-name="P3">Paz... onde a luta terá terminado</text:p>
        <text:p text:style-name="P2"/>
        <text:h text:style-name="P6" text:outline-level="2"><text:bookmark-start text:name="__RefHeading___Toc293_1522826305"/><text:a xlink:type="simple" xlink:href="https://www.bibliaonline.com.br/acf/ex/14" text:style-name="Internet_20_link" text:visited-style-name="Visited_20_Internet_20_Link"><text:span text:style-name="T2">ÊXODO 14</text:span></text:a><text:bookmark-end text:name="__RefHeading___Toc293_1522826305"/></text:h>
        <text:p text:style-name="P2"/>
        <text:p text:style-name="P2"><text:span text:style-name="T2">Êx </text:span><text:a xlink:type="simple" xlink:href="http://bibliaonline.com.br/acf/ex/14/1-4" text:style-name="Internet_20_link" text:visited-style-name="Visited_20_Internet_20_Link"><text:span text:style-name="T2">14:1-4</text:span></text:a><text:span text:style-name="T2"> Começa a longa jornada. O Senhor disse a Moisés exatamente aonde ir. (Isso é tudo o que nós crentes precisamos entender - Ele guia. Mas temos que obedecer).</text:span></text:p>
        <text:p text:style-name="P2"/>
        <text:p text:style-name="P2"><text:span text:style-name="T2">Êx </text:span><text:a xlink:type="simple" xlink:href="http://bibliaonline.com.br/acf/ex/14/5" text:style-name="Internet_20_link" text:visited-style-name="Visited_20_Internet_20_Link"><text:span text:style-name="T2">14:5</text:span></text:a><text:span text:style-name="T2"> Faraó logo se esquece do que Deus fez (veja o capítulo 12, </text:span><text:a xlink:type="simple" xlink:href="https://www.bibliaonline.com.br/acf/ex/12/29-31" text:style-name="Internet_20_link" text:visited-style-name="Visited_20_Internet_20_Link"><text:span text:style-name="T2">versículo 29-31</text:span></text:a><text:span text:style-name="T2">).</text:span></text:p>
        <text:p text:style-name="P2"/>
        <text:p text:style-name="P2"><text:span text:style-name="T2">Êx </text:span><text:a xlink:type="simple" xlink:href="http://bibliaonline.com.br/acf/ex/14/9-14" text:style-name="Internet_20_link" text:visited-style-name="Visited_20_Internet_20_Link"><text:span text:style-name="T2">14:9-14</text:span></text:a><text:span text:style-name="T2"> Exteriormente parecia que tudo era contra os Israelitas. Até eles próprios ficaram desencorajados e com medo.</text:span></text:p>
        <text:p text:style-name="P2"/>
        <text:p text:style-name="P2"><text:span text:style-name="T2">Êx </text:span><text:a xlink:type="simple" xlink:href="http://bibliaonline.com.br/acf/ex/14/15" text:style-name="Internet_20_link" text:visited-style-name="Visited_20_Internet_20_Link"><text:span text:style-name="T2">14:15</text:span></text:a><text:span text:style-name="T2"> O Senhor disse "marchem". (É só quando colocamos em prática a verdade de Deus em nossa vida que o poder de Deus será visto em nós).</text:span></text:p>
        <text:p text:style-name="P2"/>
        <text:p text:style-name="P2"><text:span text:style-name="T2">Êx </text:span><text:a xlink:type="simple" xlink:href="http://bibliaonline.com.br/acf/ex/14/19-20" text:style-name="Internet_20_link" text:visited-style-name="Visited_20_Internet_20_Link"><text:span text:style-name="T2">14:19-20</text:span></text:a><text:span text:style-name="T2"> Que tremendo milagre!</text:span></text:p>
        <text:p text:style-name="P2"/>
        <text:p text:style-name="P2"><text:span text:style-name="T2">Êx </text:span><text:a xlink:type="simple" xlink:href="http://bibliaonline.com.br/acf/ex/14/24-25" text:style-name="Internet_20_link" text:visited-style-name="Visited_20_Internet_20_Link"><text:span text:style-name="T2">14:24-25</text:span></text:a><text:span text:style-name="T2"> O Senhor faz o que ninguém mais poderia fazer, e até os Egípcios sabiam disso.</text:span></text:p>
        <text:p text:style-name="P2"/>
        <text:p text:style-name="P2"><text:span text:style-name="T2">Êx </text:span><text:a xlink:type="simple" xlink:href="http://bibliaonline.com.br/acf/ex/14/26-28" text:style-name="Internet_20_link" text:visited-style-name="Visited_20_Internet_20_Link"><text:span text:style-name="T2">14:26-28</text:span></text:a><text:span text:style-name="T2"> Mas eles estavam muito atrasados! Lembre-se de </text:span><text:a xlink:type="simple" xlink:href="http://bibliaonline.com.br/acf/gn/6/3" text:style-name="Internet_20_link" text:visited-style-name="Visited_20_Internet_20_Link"><text:span text:style-name="T2">Gn 6:3</text:span></text:a><text:span text:style-name="T2">.</text:span></text:p>
        <text:p text:style-name="P2"/>
        <text:p text:style-name="P2"><text:span text:style-name="T2">Êx </text:span><text:a xlink:type="simple" xlink:href="http://bibliaonline.com.br/acf/ex/14/29-31" text:style-name="Internet_20_link" text:visited-style-name="Visited_20_Internet_20_Link"><text:span text:style-name="T2">14:29-31</text:span></text:a><text:span text:style-name="T2"> Que diferença para Israel - salvo pelo Senhor, seus inimigos todos mortos, o próprio Senhor sendo a confiança deles (leia </text:span><text:a xlink:type="simple" xlink:href="http://bibliaonline.com.br/acf/rm/7/24-25" text:style-name="Internet_20_link" text:visited-style-name="Visited_20_Internet_20_Link"><text:span text:style-name="T2">Rm 7:24-25</text:span></text:a><text:span text:style-name="T2">, </text:span><text:a xlink:type="simple" xlink:href="http://bibliaonline.com.br/acf/rm/8/1-4" text:style-name="Internet_20_link" text:visited-style-name="Visited_20_Internet_20_Link"><text:span text:style-name="T2">8:1-4</text:span></text:a><text:span text:style-name="T2">).</text:span></text:p>
        <text:p text:style-name="P2"/>
        <text:p text:style-name="P2"><text:span text:style-name="T2">Tente entender que o tempo entre os </text:span><text:a xlink:type="simple" xlink:href="https://www.bibliaonline.com.br/acf/ex/13" text:style-name="Internet_20_link" text:visited-style-name="Visited_20_Internet_20_Link"><text:span text:style-name="T2">capítulos 13</text:span></text:a><text:span text:style-name="T2"> e </text:span><text:a xlink:type="simple" xlink:href="https://www.bibliaonline.com.br/acf/ex/14" text:style-name="Internet_20_link" text:visited-style-name="Visited_20_Internet_20_Link"><text:span text:style-name="T2">14</text:span></text:a><text:span text:style-name="T2"> é como o crente hoje que foi redimido pelo sangue de Cristo, mas não tem a certeza de ter sido liberto do poder de Satanás. Porém, quando eles viram todo o exército Egípcio afogado, conheceram que estavam libertos.</text:span></text:p>
        <text:p text:style-name="P2"><text:soft-page-break/></text:p>
        <text:h text:style-name="P5" text:outline-level="2"><text:bookmark-start text:name="__RefHeading___Toc295_1522826305"/>#086<text:bookmark-end text:name="__RefHeading___Toc295_1522826305"/></text:h>
        <text:p text:style-name="P2"/>
        <text:p text:style-name="P3">A apostasia da cristandade é uma evidência maior da iminente vinda do Senhor do que a volta de Israel para a terra. Isto foi dito antes que Israel retornasse!</text:p>
        <text:p text:style-name="P2"/>
        <text:h text:style-name="P6" text:outline-level="2"><text:bookmark-start text:name="__RefHeading___Toc297_1522826305"/><text:a xlink:type="simple" xlink:href="https://www.bibliaonline.com.br/acf/ex/15" text:style-name="Internet_20_link" text:visited-style-name="Visited_20_Internet_20_Link"><text:span text:style-name="T2">ÊXODO 15</text:span></text:a><text:bookmark-end text:name="__RefHeading___Toc297_1522826305"/></text:h>
        <text:p text:style-name="P2"/>
        <text:p text:style-name="P2"><text:span text:style-name="T2">No </text:span><text:a xlink:type="simple" xlink:href="https://www.bibliaonline.com.br/acf/ex/12" text:style-name="Internet_20_link" text:visited-style-name="Visited_20_Internet_20_Link"><text:span text:style-name="T2">capítulo 12</text:span></text:a><text:span text:style-name="T2"> eles tiveram o sangue; nos </text:span><text:a xlink:type="simple" xlink:href="https://www.bibliaonline.com.br/acf/ex/13/21" text:style-name="Internet_20_link" text:visited-style-name="Visited_20_Internet_20_Link"><text:span text:style-name="T2">capítulos 13:21</text:span></text:a><text:span text:style-name="T2"> e </text:span><text:a xlink:type="simple" xlink:href="https://www.bibliaonline.com.br/acf/ex/14/20" text:style-name="Internet_20_link" text:visited-style-name="Visited_20_Internet_20_Link"><text:span text:style-name="T2">14:20</text:span></text:a><text:span text:style-name="T2">, eles tiveram a coluna; e em nosso capítulo hoje eles têm o cântico. (Coisas diferentes, mas todas elas símbolos dAquele Jesus que atende todas as nossas necessidades.)</text:span></text:p>
        <text:p text:style-name="P2"/>
        <text:p text:style-name="P2"><text:span text:style-name="T2">Êx </text:span><text:a xlink:type="simple" xlink:href="http://bibliaonline.com.br/acf/ex/15/1" text:style-name="Internet_20_link" text:visited-style-name="Visited_20_Internet_20_Link"><text:span text:style-name="T2">15:1</text:span></text:a><text:span text:style-name="T2"> O cântico de Israel foi baseado no que Jeová fez no Egito; (nosso gozo está baseado no que Cristo fez no Calvário, </text:span><text:a xlink:type="simple" xlink:href="http://bibliaonline.com.br/acf/rm/5/11" text:style-name="Internet_20_link" text:visited-style-name="Visited_20_Internet_20_Link"><text:span text:style-name="T2">Rm 5:11</text:span></text:a><text:span text:style-name="T2">).</text:span></text:p>
        <text:p text:style-name="P2"/>
        <text:p text:style-name="P2"><text:span text:style-name="T2">Êx </text:span><text:a xlink:type="simple" xlink:href="http://bibliaonline.com.br/acf/ex/15/1-12" text:style-name="Internet_20_link" text:visited-style-name="Visited_20_Internet_20_Link"><text:span text:style-name="T2">15:1-12</text:span></text:a><text:span text:style-name="T2"> A obra do Senhor ao salvar os Israelitas os leva a aprender mais dEle e a louvá-Lo.</text:span></text:p>
        <text:p text:style-name="P2"/>
        <text:p text:style-name="P2"><text:span text:style-name="T2">Aqui o Senhor os guiou para fora do Egito, no </text:span><text:a xlink:type="simple" xlink:href="https://www.bibliaonline.com.br/acf/ex/15/17" text:style-name="Internet_20_link" text:visited-style-name="Visited_20_Internet_20_Link"><text:span text:style-name="T2">versículo 17</text:span></text:a><text:span text:style-name="T2"> Ele os guiará para "dentro" da terra, e há a necessária direção entre uma coisa e outra (</text:span><text:a xlink:type="simple" xlink:href="https://www.bibliaonline.com.br/acf/ex/15/13" text:style-name="Internet_20_link" text:visited-style-name="Visited_20_Internet_20_Link"><text:span text:style-name="T2">vers. 13</text:span></text:a><text:span text:style-name="T2">) (Será que podemos confiar nEle? Certamente!).</text:span></text:p>
        <text:p text:style-name="P2"/>
        <text:p text:style-name="P2"><text:span text:style-name="T2">Êx </text:span><text:a xlink:type="simple" xlink:href="http://bibliaonline.com.br/acf/ex/15/14-18" text:style-name="Internet_20_link" text:visited-style-name="Visited_20_Internet_20_Link"><text:span text:style-name="T2">15:14-18</text:span></text:a><text:span text:style-name="T2"> Outras ouvem e ficam com medo.</text:span></text:p>
        <text:p text:style-name="P2"/>
        <text:p text:style-name="P2"><text:span text:style-name="T2">Êx </text:span><text:a xlink:type="simple" xlink:href="http://bibliaonline.com.br/acf/ex/15/17" text:style-name="Internet_20_link" text:visited-style-name="Visited_20_Internet_20_Link"><text:span text:style-name="T2">15:17</text:span></text:a><text:span text:style-name="T2"> Este é para se tornar o centro de toda a Terra em um dia vindouro (veja </text:span><text:a xlink:type="simple" xlink:href="http://bibliaonline.com.br/acf/zc/14/4,16" text:style-name="Internet_20_link" text:visited-style-name="Visited_20_Internet_20_Link"><text:span text:style-name="T2">Zc 14:4,16</text:span></text:a><text:span text:style-name="T2">).</text:span></text:p>
        <text:p text:style-name="P2"/>
        <text:p text:style-name="P2"><text:span text:style-name="T2">Êx </text:span><text:a xlink:type="simple" xlink:href="http://bibliaonline.com.br/acf/ex/15/22-26" text:style-name="Internet_20_link" text:visited-style-name="Visited_20_Internet_20_Link"><text:span text:style-name="T2">15:22-26</text:span></text:a><text:span text:style-name="T2"> Mais uma vez as coisas parecem ruins - apenas água amarga. O "lenho" nos recorda a cruz de Cristo. Quando introduzimos pensamentos da cruz em nossa "amargura" da vida, o resultado é doçura.</text:span></text:p>
        <text:p text:style-name="P2"/>
        <text:p text:style-name="P2"><text:span text:style-name="T2">Êx </text:span><text:a xlink:type="simple" xlink:href="http://bibliaonline.com.br/acf/ex/15/27" text:style-name="Internet_20_link" text:visited-style-name="Visited_20_Internet_20_Link"><text:span text:style-name="T2">15:27</text:span></text:a><text:span text:style-name="T2"> Sua graça mais uma vez - abundância de boa água e descanso. (Será que estamos aprendendo mais de como é Seu coração?).</text:span></text:p>
        <text:p text:style-name="P2"/>
        <text:h text:style-name="P5" text:outline-level="2"><text:bookmark-start text:name="__RefHeading___Toc299_1522826305"/><text:soft-page-break/>#087<text:bookmark-end text:name="__RefHeading___Toc299_1522826305"/></text:h>
        <text:p text:style-name="P2"/>
        <text:p text:style-name="P2"><text:span text:style-name="T2">O tempo se abrevia... as trevas se adensam e o mal aumenta... mas os raios da manhã estão iluminando nosso dia. 2 Pd </text:span><text:a xlink:type="simple" xlink:href="http://bibliaonline.com.br/acf/2pe/1/19" text:style-name="Internet_20_link" text:visited-style-name="Visited_20_Internet_20_Link"><text:span text:style-name="T2">1:19</text:span></text:a><text:span text:style-name="T2">... o que será ver Sua face!</text:span></text:p>
        <text:p text:style-name="P2"/>
        <text:h text:style-name="P6" text:outline-level="2"><text:bookmark-start text:name="__RefHeading___Toc301_1522826305"/><text:a xlink:type="simple" xlink:href="https://www.bibliaonline.com.br/acf/ex/16" text:style-name="Internet_20_link" text:visited-style-name="Visited_20_Internet_20_Link"><text:span text:style-name="T2">ÊXODO 16</text:span></text:a><text:bookmark-end text:name="__RefHeading___Toc301_1522826305"/></text:h>
        <text:p text:style-name="P2"/>
        <text:p text:style-name="P2"><text:span text:style-name="T2">Êx </text:span><text:a xlink:type="simple" xlink:href="http://bibliaonline.com.br/acf/ex/16/2-3" text:style-name="Internet_20_link" text:visited-style-name="Visited_20_Internet_20_Link"><text:span text:style-name="T2">16:2-3</text:span></text:a><text:span text:style-name="T2"> Reclamando outra vez! O </text:span><text:a xlink:type="simple" xlink:href="http://bibliaonline.com.br/acf/ex/16/8" text:style-name="Internet_20_link" text:visited-style-name="Visited_20_Internet_20_Link"><text:span text:style-name="T2">vers. 8</text:span></text:a><text:span text:style-name="T2"> nos mostra contra Quem as pessoas estavam realmente reclamando. Compare com </text:span><text:a xlink:type="simple" xlink:href="http://bibliaonline.com.br/acf/1tm/6/6,8" text:style-name="Internet_20_link" text:visited-style-name="Visited_20_Internet_20_Link"><text:span text:style-name="T2">1Tm 6:6,8</text:span></text:a><text:span text:style-name="T2">.</text:span></text:p>
        <text:p text:style-name="P2"/>
        <text:p text:style-name="P2"><text:span text:style-name="T2">Êx </text:span><text:a xlink:type="simple" xlink:href="http://bibliaonline.com.br/acf/ex/16/4" text:style-name="Internet_20_link" text:visited-style-name="Visited_20_Internet_20_Link"><text:span text:style-name="T2">16:4</text:span></text:a><text:span text:style-name="T2"> Um dos maiores e mais duradouros milagres feitos por Deus para os Israelitas. Mais de 1.000 toneladas de maná devem ter caído do céu a cada dia durante quarenta anos. (</text:span><text:a xlink:type="simple" xlink:href="http://bibliaonline.com.br/acf/jo/6/26-35,48-58" text:style-name="Internet_20_link" text:visited-style-name="Visited_20_Internet_20_Link"><text:span text:style-name="T2">Jo 6:26-35, 48-58</text:span></text:a><text:span text:style-name="T2"> é a lição espiritual para nós hoje. O próprio Cristo não é apenas nosso Salvador, mas Ele deve ser nosso "alimento" diário.)</text:span></text:p>
        <text:p text:style-name="P2"/>
        <text:p text:style-name="P2"><text:span text:style-name="T2">Êx </text:span><text:a xlink:type="simple" xlink:href="http://bibliaonline.com.br/acf/ex/16/20-27" text:style-name="Internet_20_link" text:visited-style-name="Visited_20_Internet_20_Link"><text:span text:style-name="T2">16:20-27</text:span></text:a><text:span text:style-name="T2"> Quão lerdos somos para confiar no Senhor e nos entregarmos em Suas mãos! E quão paciente Ele é conosco. Ele não muda Sua Palavra quando falhamos, mas nos faz sentir nossa incredulidade.</text:span></text:p>
        <text:p text:style-name="P2"/>
        <text:p text:style-name="P2"><text:span text:style-name="T2">Êx </text:span><text:a xlink:type="simple" xlink:href="http://bibliaonline.com.br/acf/ex/16/35" text:style-name="Internet_20_link" text:visited-style-name="Visited_20_Internet_20_Link"><text:span text:style-name="T2">16:35</text:span></text:a><text:span text:style-name="T2"> Que fidelidade da parte de Deus! Possamos nós confiar mais nEle.</text:span></text:p>
        <text:p text:style-name="P2"/>
        <text:h text:style-name="P5" text:outline-level="2"><text:bookmark-start text:name="__RefHeading___Toc303_1522826305"/>#088<text:bookmark-end text:name="__RefHeading___Toc303_1522826305"/></text:h>
        <text:p text:style-name="P2"/>
        <text:p text:style-name="P3">O ministério flui da graça experimentada no coração.</text:p>
        <text:p text:style-name="P2"/>
        <text:h text:style-name="P6" text:outline-level="2"><text:bookmark-start text:name="__RefHeading___Toc305_1522826305"/><text:a xlink:type="simple" xlink:href="https://www.bibliaonline.com.br/acf/ex/17" text:style-name="Internet_20_link" text:visited-style-name="Visited_20_Internet_20_Link"><text:span text:style-name="T2">ÊXODO 17</text:span></text:a><text:bookmark-end text:name="__RefHeading___Toc305_1522826305"/></text:h>
        <text:p text:style-name="P2"/>
        <text:p text:style-name="P2"><text:span text:style-name="T2">Êx </text:span><text:a xlink:type="simple" xlink:href="http://bibliaonline.com.br/acf/ex/17/1-3" text:style-name="Internet_20_link" text:visited-style-name="Visited_20_Internet_20_Link"><text:span text:style-name="T2">17:1-3</text:span></text:a><text:span text:style-name="T2"> No Mar Vermelho eles foram libertos da morte através da água, agora estão sendo provados pela completa falta d'água! Foi a água que os livrou do poder do inimigo, aqui eles precisar conhecer o poder da água (nas mãos de Deus) quando aplicada neles individualmente.</text:span></text:p>
        <text:p text:style-name="P2"/>
        <text:p text:style-name="P2"><text:span text:style-name="T2">Êx </text:span><text:a xlink:type="simple" xlink:href="http://bibliaonline.com.br/acf/ex/17/6" text:style-name="Internet_20_link" text:visited-style-name="Visited_20_Internet_20_Link"><text:span text:style-name="T2">17:6</text:span></text:a><text:span text:style-name="T2"> Mais uma vez a misericórdia e cuidado de Deus.</text:span></text:p>
        <text:p text:style-name="P2"><text:soft-page-break/></text:p>
        <text:p text:style-name="P2"><text:span text:style-name="T2">Êx </text:span><text:a xlink:type="simple" xlink:href="http://bibliaonline.com.br/acf/EX/17/7" text:style-name="Internet_20_link" text:visited-style-name="Visited_20_Internet_20_Link"><text:span text:style-name="T2">17:7</text:span></text:a><text:span text:style-name="T2"> Igual a nós! Depois de tudo o que o Senhor havia acabado de fazer a eles, aqui eles duvidavam das promessas do Senhor.</text:span></text:p>
        <text:p text:style-name="P2"/>
        <text:p text:style-name="P2"><text:span text:style-name="T2">Êx </text:span><text:a xlink:type="simple" xlink:href="http://bibliaonline.com.br/acf/ex/17/8-16" text:style-name="Internet_20_link" text:visited-style-name="Visited_20_Internet_20_Link"><text:span text:style-name="T2">17:8-16</text:span></text:a><text:span text:style-name="T2"> Josué rompia o poder do inimigo, mas apenas enquanto as mãos de Moisés estivessem levantadas, sobre o monte. Temos inimigos espirituais (veja Ef </text:span><text:a xlink:type="simple" xlink:href="http://bibliaonline.com.br/acf/ef/6/12" text:style-name="Internet_20_link" text:visited-style-name="Visited_20_Internet_20_Link"><text:span text:style-name="T2">6:12</text:span></text:a><text:span text:style-name="T2">). Nosso poder para a vitória sobre estes inimigos só pode vir através de Cristo que está no céu rogando por nós (veja </text:span><text:a xlink:type="simple" xlink:href="http://bibliaonline.com.br/acf/hb/7/25" text:style-name="Internet_20_link" text:visited-style-name="Visited_20_Internet_20_Link"><text:span text:style-name="T2">Hb 7:25</text:span></text:a><text:span text:style-name="T2">).</text:span></text:p>
        <text:p text:style-name="P2"/>
        <text:p text:style-name="P2"><text:span text:style-name="T2">Êx </text:span><text:a xlink:type="simple" xlink:href="http://bibliaonline.com.br/acf/ex/17/15" text:style-name="Internet_20_link" text:visited-style-name="Visited_20_Internet_20_Link"><text:span text:style-name="T2">17:15</text:span></text:a><text:span text:style-name="T2"> "Jeová-nissi" significa "o Senhor meu estandarte".</text:span></text:p>
        <text:p text:style-name="P2"/>
        <text:h text:style-name="P5" text:outline-level="2"><text:bookmark-start text:name="__RefHeading___Toc307_1522826305"/>#089<text:bookmark-end text:name="__RefHeading___Toc307_1522826305"/></text:h>
        <text:p text:style-name="P2"/>
        <text:p text:style-name="P3">É preciso graça para ocupar um lugar humilde, e mais graça para fazê-lo no espírito correto.</text:p>
        <text:p text:style-name="P2"/>
        <text:h text:style-name="P6" text:outline-level="2"><text:bookmark-start text:name="__RefHeading___Toc309_1522826305"/><text:a xlink:type="simple" xlink:href="https://www.bibliaonline.com.br/acf/ex/18" text:style-name="Internet_20_link" text:visited-style-name="Visited_20_Internet_20_Link"><text:span text:style-name="T2">ÊXODO 18</text:span></text:a><text:bookmark-end text:name="__RefHeading___Toc309_1522826305"/></text:h>
        <text:p text:style-name="P2"/>
        <text:p text:style-name="P2"><text:span text:style-name="T2">Êx </text:span><text:a xlink:type="simple" xlink:href="http://bibliaonline.com.br/acf/ex/18/1-12" text:style-name="Internet_20_link" text:visited-style-name="Visited_20_Internet_20_Link"><text:span text:style-name="T2">18:1-12</text:span></text:a><text:span text:style-name="T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text:span><text:a xlink:type="simple" xlink:href="http://bibliaonline.com.br/acf/ap/19/6-9" text:style-name="Internet_20_link" text:visited-style-name="Visited_20_Internet_20_Link"><text:span text:style-name="T2">Ap 19:6-9</text:span></text:a><text:span text:style-name="T2">.</text:span></text:p>
        <text:p text:style-name="P2"/>
        <text:p text:style-name="P2"><text:span text:style-name="T2">Êx </text:span><text:a xlink:type="simple" xlink:href="http://bibliaonline.com.br/acf/ex/18/13-27" text:style-name="Internet_20_link" text:visited-style-name="Visited_20_Internet_20_Link"><text:span text:style-name="T2">18:13-27</text:span></text:a><text:span text:style-name="T2"> Esta parte é uma figura do reino do Senhor durante o milênio. Em </text:span><text:a xlink:type="simple" xlink:href="http://bibliaonline.com.br/acf/sl/72/2-3" text:style-name="Internet_20_link" text:visited-style-name="Visited_20_Internet_20_Link"><text:span text:style-name="T2">Sl 72:2-3</text:span></text:a><text:span text:style-name="T2">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span></text:p>
        <text:p text:style-name="P2"/>
        <text:h text:style-name="P5" text:outline-level="2"><text:bookmark-start text:name="__RefHeading___Toc311_1522826305"/>#090<text:bookmark-end text:name="__RefHeading___Toc311_1522826305"/></text:h>
        <text:p text:style-name="P2"/>
        <text:p text:style-name="P3"><text:soft-page-break/>Agir em graça é algo natural à minha nova vida... procedo assim?</text:p>
        <text:p text:style-name="P2"/>
        <text:h text:style-name="P6" text:outline-level="2"><text:bookmark-start text:name="__RefHeading___Toc313_1522826305"/><text:a xlink:type="simple" xlink:href="https://www.bibliaonline.com.br/acf/ex/19" text:style-name="Internet_20_link" text:visited-style-name="Visited_20_Internet_20_Link"><text:span text:style-name="T2">ÊXODO 19</text:span></text:a><text:bookmark-end text:name="__RefHeading___Toc313_1522826305"/></text:h>
        <text:p text:style-name="P2"/>
        <text:p text:style-name="P2"><text:span text:style-name="T2">Êx </text:span><text:a xlink:type="simple" xlink:href="http://bibliaonline.com.br/acf/ex/19/1-6" text:style-name="Internet_20_link" text:visited-style-name="Visited_20_Internet_20_Link"><text:span text:style-name="T2">19:1-6</text:span></text:a><text:span text:style-name="T2"> Aqui ocorre uma grande mudança na história deles. Deus chamou Moisés para ir até Ele numa montanha. Ali Deus lembrou a Moisés de como Ele havia cuidado deles. Tudo dependia de Deus. Agora Ele iria colocá-los em um terreno de prova. Se obedecessem, seriam abençoados.</text:span></text:p>
        <text:p text:style-name="P2"/>
        <text:p text:style-name="P2"><text:span text:style-name="T2">Êx </text:span><text:a xlink:type="simple" xlink:href="http://bibliaonline.com.br/acf/ex/19/7-8" text:style-name="Internet_20_link" text:visited-style-name="Visited_20_Internet_20_Link"><text:span text:style-name="T2">19:7-8</text:span></text:a><text:span text:style-name="T2"> "Oh, ótimo", disse o povo. "Nós obedeceremos tudo o que Deus nos disser". Que erro!</text:span></text:p>
        <text:p text:style-name="P2"/>
        <text:p text:style-name="P2"><text:span text:style-name="T2">Êx </text:span><text:a xlink:type="simple" xlink:href="http://bibliaonline.com.br/acf/ex/19/9" text:style-name="Internet_20_link" text:visited-style-name="Visited_20_Internet_20_Link"><text:span text:style-name="T2">19:9</text:span></text:a><text:span text:style-name="T2"> Assim Deus lhes deu os dez mandamentos!</text:span></text:p>
        <text:p text:style-name="P2"/>
        <text:p text:style-name="P2"><text:span text:style-name="T2">Êx </text:span><text:a xlink:type="simple" xlink:href="http://bibliaonline.com.br/acf/ex/19/10-19" text:style-name="Internet_20_link" text:visited-style-name="Visited_20_Internet_20_Link"><text:span text:style-name="T2">19:10-19</text:span></text:a><text:span text:style-name="T2"> Esta foi a maneira de Deus mostrar a Si mesmo ao povo daquela vez. (</text:span><text:a xlink:type="simple" xlink:href="http://bibliaonline.com.br/acf/hb/12/18-29" text:style-name="Internet_20_link" text:visited-style-name="Visited_20_Internet_20_Link"><text:span text:style-name="T2">Hb 12:18-29</text:span></text:a><text:span text:style-name="T2"> nos mostra que não é esta a maneira de Deus hoje! Temos que ir a Jesus e ao Seu precioso sangue, e estamos em terreno de graça).</text:span></text:p>
        <text:p text:style-name="P2"/>
        <text:p text:style-name="P2"><text:span text:style-name="T2">Êx </text:span><text:a xlink:type="simple" xlink:href="http://bibliaonline.com.br/acf/ex/19/20-25" text:style-name="Internet_20_link" text:visited-style-name="Visited_20_Internet_20_Link"><text:span text:style-name="T2">19:20-25</text:span></text:a><text:span text:style-name="T2"> O Senhor conhecia o povo muito melhor que Moisés. Devemos ter uma santa reverência a Deus continuamente.</text:span></text:p>
        <text:p text:style-name="P2"/>
        <text:h text:style-name="P5" text:outline-level="2"><text:bookmark-start text:name="__RefHeading___Toc315_1522826305"/>#091<text:bookmark-end text:name="__RefHeading___Toc315_1522826305"/></text:h>
        <text:p text:style-name="P2"/>
        <text:p text:style-name="P3">Assim que nos apossamos de uma verdade, ela leva ao entendimento da seguinte, e assim por diante.</text:p>
        <text:p text:style-name="P2"/>
        <text:h text:style-name="P6" text:outline-level="2"><text:bookmark-start text:name="__RefHeading___Toc317_1522826305"/><text:a xlink:type="simple" xlink:href="https://www.bibliaonline.com.br/acf/ex/20" text:style-name="Internet_20_link" text:visited-style-name="Visited_20_Internet_20_Link"><text:span text:style-name="T2">ÊXODO 20</text:span></text:a><text:bookmark-end text:name="__RefHeading___Toc317_1522826305"/></text:h>
        <text:p text:style-name="P2"/>
        <text:p text:style-name="P2"><text:span text:style-name="T2">Êx </text:span><text:a xlink:type="simple" xlink:href="http://bibliaonline.com.br/acf/ex/20/1-17" text:style-name="Internet_20_link" text:visited-style-name="Visited_20_Internet_20_Link"><text:span text:style-name="T2">20:1-17</text:span></text:a><text:span text:style-name="T2"> Os "dez mandamentos" apenas condenam todas as pessoas. Eles mostram o quão pecadores somos por natureza. Lembre-se de Hb </text:span><text:a xlink:type="simple" xlink:href="http://bibliaonline.com.br/acf/ex/7/19" text:style-name="Internet_20_link" text:visited-style-name="Visited_20_Internet_20_Link"><text:span text:style-name="T2">7:19</text:span></text:a><text:span text:style-name="T2">. Estas palavras nos ensinam as coisas que Deus exige, e apenas Cristo podia guardá-las. Sendo um Homem perfeito, Ele poderia morrer por nossos pecados. Ele satisfez perfeitamente a Deus com respeito a nossos pecados, de modo que se Cristo fosse aceito de volta ao céu (e Ele foi), assim </text:span><text:soft-page-break/><text:span text:style-name="T2">será aceito também cada crente.</text:span></text:p>
        <text:p text:style-name="P2"/>
        <text:p text:style-name="P2"><text:span text:style-name="T2">Êx </text:span><text:a xlink:type="simple" xlink:href="http://bibliaonline.com.br/acf/ex/20/24-26" text:style-name="Internet_20_link" text:visited-style-name="Visited_20_Internet_20_Link"><text:span text:style-name="T2">20:24-26</text:span></text:a><text:span text:style-name="T2"> Não confunda este altar com aquele de que iremos ler mais tarde. Este é feito de terra e foi temporário.</text:span></text:p>
        <text:p text:style-name="P2"/>
        <text:h text:style-name="P5" text:outline-level="2"><text:bookmark-start text:name="__RefHeading___Toc319_1522826305"/>#092<text:bookmark-end text:name="__RefHeading___Toc319_1522826305"/></text:h>
        <text:p text:style-name="P2"/>
        <text:p text:style-name="P3">A obediência não exige entendimento... apenas confiança em Deus... só entendemos depois de obedecermos.</text:p>
        <text:p text:style-name="P2"/>
        <text:h text:style-name="P6" text:outline-level="2"><text:bookmark-start text:name="__RefHeading___Toc321_1522826305"/><text:a xlink:type="simple" xlink:href="https://www.bibliaonline.com.br/acf/ex/21" text:style-name="Internet_20_link" text:visited-style-name="Visited_20_Internet_20_Link"><text:span text:style-name="T2">ÊXODO 21</text:span></text:a><text:bookmark-end text:name="__RefHeading___Toc321_1522826305"/></text:h>
        <text:p text:style-name="P2"/>
        <text:p text:style-name="P3">Várias instruções para o comportamento deles como povo de Deus.</text:p>
        <text:p text:style-name="P2"/>
        <text:p text:style-name="P2"><text:span text:style-name="T2">Êx </text:span><text:a xlink:type="simple" xlink:href="http://bibliaonline.com.br/acf/ex/21/1-6" text:style-name="Internet_20_link" text:visited-style-name="Visited_20_Internet_20_Link"><text:span text:style-name="T2">21:1-6</text:span></text:a><text:span text:style-name="T2"> Nosso Senhor Jesus Cristo cumpriu perfeitamente esta tocante história. Ele amou a "igreja" e Se entregou por ela.</text:span></text:p>
        <text:p text:style-name="P2"/>
        <text:p text:style-name="P2"><text:span text:style-name="T2">Êx </text:span><text:a xlink:type="simple" xlink:href="http://bibliaonline.com.br/acf/ex/21/7-11" text:style-name="Internet_20_link" text:visited-style-name="Visited_20_Internet_20_Link"><text:span text:style-name="T2">21:7-11</text:span></text:a><text:span text:style-name="T2"> Agora é a serva. Deus nem sempre trata os homens e mulheres exatamente da mesma maneira. Estes versículos mostram algumas diferenças em comparação com os </text:span><text:a xlink:type="simple" xlink:href="https://www.bibliaonline.com.br/acf/ex/21/1-6" text:style-name="Internet_20_link" text:visited-style-name="Visited_20_Internet_20_Link"><text:span text:style-name="T2">seis primeiros</text:span></text:a><text:span text:style-name="T2"> versículos de nosso capítulo.</text:span></text:p>
        <text:p text:style-name="P2"/>
        <text:p text:style-name="P2"><text:span text:style-name="T2">Êx </text:span><text:a xlink:type="simple" xlink:href="http://bibliaonline.com.br/acf/ex/21/12-27" text:style-name="Internet_20_link" text:visited-style-name="Visited_20_Internet_20_Link"><text:span text:style-name="T2">21:12-27</text:span></text:a><text:span text:style-name="T2"> Estes ensinamentos são as maneiras como Deus quer que o homem trate seu próximo ao legislar ou governar. Em vários lugares os governos estão deixando de aplicar a pena capital para os homicidas mas fazendo isso se afastam da Palavra de Deus.</text:span></text:p>
        <text:p text:style-name="P2"/>
        <text:p text:style-name="P2"><text:span text:style-name="T2">Êx </text:span><text:a xlink:type="simple" xlink:href="http://bibliaonline.com.br/acf/ex/21/28-36" text:style-name="Internet_20_link" text:visited-style-name="Visited_20_Internet_20_Link"><text:span text:style-name="T2">21:28-36</text:span></text:a><text:span text:style-name="T2"> Alguns dizem que uma pessoa é responsável apenas pelas suas próprias ações. Porém aqui Deus demonstra que os donos de animais são responsáveis pelos animais; tanto por ações passadas como presentes.</text:span></text:p>
        <text:p text:style-name="P2"/>
        <text:h text:style-name="P5" text:outline-level="2"><text:bookmark-start text:name="__RefHeading___Toc323_1522826305"/>#093<text:bookmark-end text:name="__RefHeading___Toc323_1522826305"/></text:h>
        <text:p text:style-name="P2"/>
        <text:p text:style-name="P3">Sem separação do mundo... sem desfrutar a Pessoa de Cristo.</text:p>
        <text:p text:style-name="P2"><text:soft-page-break/></text:p>
        <text:h text:style-name="P6" text:outline-level="2"><text:bookmark-start text:name="__RefHeading___Toc325_1522826305"/><text:a xlink:type="simple" xlink:href="https://www.bibliaonline.com.br/acf/ex/22" text:style-name="Internet_20_link" text:visited-style-name="Visited_20_Internet_20_Link"><text:span text:style-name="T2">ÊXODO 22</text:span></text:a><text:bookmark-end text:name="__RefHeading___Toc325_1522826305"/></text:h>
        <text:p text:style-name="P2"/>
        <text:p text:style-name="P3">Vinte e um "se" no capítulo. Este último versículo resume a intenção de todo ele.</text:p>
        <text:p text:style-name="P2"/>
        <text:p text:style-name="P2"><text:span text:style-name="T2">Êx </text:span><text:a xlink:type="simple" xlink:href="http://bibliaonline.com.br/acf/ex/22/1-15" text:style-name="Internet_20_link" text:visited-style-name="Visited_20_Internet_20_Link"><text:span text:style-name="T2">22:1-15</text:span></text:a><text:span text:style-name="T2"> Era preciso haver honestidade no tratamento de uma pessoa para com outra. Dependendo do valor daquilo que era tirado ou destruído, a pessoa culpada tinha que restituir não apenas o que tomou, mas acrescentar algo. Satanás roubou honra de Deus (</text:span><text:a xlink:type="simple" xlink:href="http://bibliaonline.com.br/acf/gn/3/1-5" text:style-name="Internet_20_link" text:visited-style-name="Visited_20_Internet_20_Link"><text:span text:style-name="T2">Gn 3:1-5</text:span></text:a><text:span text:style-name="T2">). Cristo restaurou isso e mais do que isso por Sua vida e morte (</text:span><text:a xlink:type="simple" xlink:href="http://bibliaonline.com.br/acf/sl/69/4" text:style-name="Internet_20_link" text:visited-style-name="Visited_20_Internet_20_Link"><text:span text:style-name="T2">Sl 69:4</text:span></text:a><text:span text:style-name="T2">). Satanás roubou o mundo do homem; Cristo nos deu o céu! O pagamento final de Satanás virá em Ap </text:span><text:a xlink:type="simple" xlink:href="http://bibliaonline.com.br/acf/ap/20/10" text:style-name="Internet_20_link" text:visited-style-name="Visited_20_Internet_20_Link"><text:span text:style-name="T2">20:10</text:span></text:a><text:span text:style-name="T2">.</text:span></text:p>
        <text:p text:style-name="P2"/>
        <text:p text:style-name="P2"><text:span text:style-name="T2">Êx </text:span><text:a xlink:type="simple" xlink:href="http://bibliaonline.com.br/acf/ex/22/16-20" text:style-name="Internet_20_link" text:visited-style-name="Visited_20_Internet_20_Link"><text:span text:style-name="T2">22:16-20</text:span></text:a><text:span text:style-name="T2"> A leviandade dos dias de hoje, ideias imorais, são coisas certamente condenadas por Deus.</text:span></text:p>
        <text:p text:style-name="P2"/>
        <text:p text:style-name="P2"><text:span text:style-name="T2">Êx </text:span><text:a xlink:type="simple" xlink:href="http://bibliaonline.com.br/acf/ex/22/21-27" text:style-name="Internet_20_link" text:visited-style-name="Visited_20_Internet_20_Link"><text:span text:style-name="T2">22:21-27</text:span></text:a><text:span text:style-name="T2"> Quão cuidadoso cada um deveria ser com respeito àqueles que possuem pouco neste mundo. As três últimas palavras deste grupo de versículos são importantíssimas para os crentes lembrarem!</text:span></text:p>
        <text:p text:style-name="P2"/>
        <text:p text:style-name="P2"><text:span text:style-name="T2">Êx </text:span><text:a xlink:type="simple" xlink:href="http://bibliaonline.com.br/acf/ex/22/28-31" text:style-name="Internet_20_link" text:visited-style-name="Visited_20_Internet_20_Link"><text:span text:style-name="T2">22:28-31</text:span></text:a><text:span text:style-name="T2"> Que tipo de pessoas devemos ser? (</text:span><text:a xlink:type="simple" xlink:href="https://www.bibliaonline.com.br/acf/ex/22/31" text:style-name="Internet_20_link" text:visited-style-name="Visited_20_Internet_20_Link"><text:span text:style-name="T2">vers. 31</text:span></text:a><text:span text:style-name="T2">). No </text:span><text:a xlink:type="simple" xlink:href="https://www.bibliaonline.com.br/acf/ex/22/28" text:style-name="Internet_20_link" text:visited-style-name="Visited_20_Internet_20_Link"><text:span text:style-name="T2">versículo 28</text:span></text:a><text:span text:style-name="T2"> "deuses" (versão inglesa) significa "juízes", e "príncipe" significa algum importante líder. Estes talvez nem sempre sejam corretos, mas devemos ter muito cuidado em como falamos a respeito deles, pois Deus ouve.</text:span></text:p>
        <text:p text:style-name="P2"/>
        <text:h text:style-name="P5" text:outline-level="2"><text:bookmark-start text:name="__RefHeading___Toc327_1522826305"/>#094<text:bookmark-end text:name="__RefHeading___Toc327_1522826305"/></text:h>
        <text:p text:style-name="P2"/>
        <text:p text:style-name="P3">Agora estamos conhecendo que Ele possui tesouros de graça para nossas necessidades... no mundo vindouro conheceremos Seus tesouros de glória para nosso gozo.</text:p>
        <text:p text:style-name="P2"/>
        <text:h text:style-name="P6" text:outline-level="2"><text:bookmark-start text:name="__RefHeading___Toc329_1522826305"/><text:a xlink:type="simple" xlink:href="https://www.bibliaonline.com.br/acf/ex/23" text:style-name="Internet_20_link" text:visited-style-name="Visited_20_Internet_20_Link"><text:span text:style-name="T2">ÊXODO 23</text:span></text:a><text:bookmark-end text:name="__RefHeading___Toc329_1522826305"/></text:h>
        <text:p text:style-name="P2"/>
        <text:p text:style-name="P3">Mais instruções, com muito mais a respeito do falar.</text:p>
        <text:p text:style-name="P2"><text:soft-page-break/></text:p>
        <text:p text:style-name="P2"><text:span text:style-name="T2">Êx </text:span><text:a xlink:type="simple" xlink:href="http://bibliaonline.com.br/acf/ex/23/1-9" text:style-name="Internet_20_link" text:visited-style-name="Visited_20_Internet_20_Link"><text:span text:style-name="T2">23:1-9</text:span></text:a><text:span text:style-name="T2"> Com freqüência as pessoas espalham maus rumores ou mexericos sobre outra pessoa. "Não seguirás a multidão" - </text:span><text:a xlink:type="simple" xlink:href="http://bibliaonline.com.br/acf/ex/23/2" text:style-name="Internet_20_link" text:visited-style-name="Visited_20_Internet_20_Link"><text:span text:style-name="T2">vers. 2</text:span></text:a><text:span text:style-name="T2">.</text:span></text:p>
        <text:p text:style-name="P2"/>
        <text:p text:style-name="P2"><text:span text:style-name="T2">Êx </text:span><text:a xlink:type="simple" xlink:href="http://bibliaonline.com.br/acf/ex/23/4-5" text:style-name="Internet_20_link" text:visited-style-name="Visited_20_Internet_20_Link"><text:span text:style-name="T2">23:4-5</text:span></text:a><text:span text:style-name="T2"> Repare de quem são estes animais!</text:span></text:p>
        <text:p text:style-name="P2"/>
        <text:p text:style-name="P2"><text:span text:style-name="T2">Êx </text:span><text:a xlink:type="simple" xlink:href="http://bibliaonline.com.br/acf/ex/23/10-13" text:style-name="Internet_20_link" text:visited-style-name="Visited_20_Internet_20_Link"><text:span text:style-name="T2">23:10-13</text:span></text:a><text:span text:style-name="T2"> Deus diz que todos precisam de um descanso do trabalho a cada semana. No </text:span><text:a xlink:type="simple" xlink:href="https://www.bibliaonline.com.br/acf/ex/23/13" text:style-name="Internet_20_link" text:visited-style-name="Visited_20_Internet_20_Link"><text:span text:style-name="T2">versículo 13</text:span></text:a><text:span text:style-name="T2">, "guardai-vos" significa ficar de prontidão ou ter muito cuidado. Nossa conversa deveria ser a respeito dEle e de Seu amor.</text:span></text:p>
        <text:p text:style-name="P2"/>
        <text:p text:style-name="P2"><text:span text:style-name="T2">Êx </text:span><text:a xlink:type="simple" xlink:href="http://bibliaonline.com.br/acf/ex/23/14-19" text:style-name="Internet_20_link" text:visited-style-name="Visited_20_Internet_20_Link"><text:span text:style-name="T2">23:14-19</text:span></text:a><text:span text:style-name="T2"> Responsabilidades para com o Senhor.</text:span></text:p>
        <text:p text:style-name="P2"/>
        <text:p text:style-name="P2"><text:span text:style-name="T2">Êx </text:span><text:a xlink:type="simple" xlink:href="http://bibliaonline.com.br/acf/ex/23/20-33" text:style-name="Internet_20_link" text:visited-style-name="Visited_20_Internet_20_Link"><text:span text:style-name="T2">23:20-33</text:span></text:a><text:span text:style-name="T2"> Maravilhosas promessas! "Guarda-te" no </text:span><text:a xlink:type="simple" xlink:href="https://www.bibliaonline.com.br/acf/ex/23/21" text:style-name="Internet_20_link" text:visited-style-name="Visited_20_Internet_20_Link"><text:span text:style-name="T2">versículo 21</text:span></text:a><text:span text:style-name="T2"> significa que deviam temer e reverenciar a Deus. (Será que nós crentes devemos ser menos cuidadosos?).</text:span></text:p>
        <text:p text:style-name="P2"/>
        <text:h text:style-name="P5" text:outline-level="2"><text:bookmark-start text:name="__RefHeading___Toc331_1522826305"/>#095<text:bookmark-end text:name="__RefHeading___Toc331_1522826305"/></text:h>
        <text:p text:style-name="P2"/>
        <text:p text:style-name="P3">Verdade é o que Deus pensa de todas as coisas... religiões são o que o homem pensa de Deus e todas as coisas.</text:p>
        <text:p text:style-name="P2"/>
        <text:h text:style-name="P6" text:outline-level="2"><text:bookmark-start text:name="__RefHeading___Toc333_1522826305"/><text:a xlink:type="simple" xlink:href="https://www.bibliaonline.com.br/acf/ex/24" text:style-name="Internet_20_link" text:visited-style-name="Visited_20_Internet_20_Link"><text:span text:style-name="T2">ÊXODO 24</text:span></text:a><text:bookmark-end text:name="__RefHeading___Toc333_1522826305"/></text:h>
        <text:p text:style-name="P2"/>
        <text:p text:style-name="P2"><text:span text:style-name="T2">Êx </text:span><text:a xlink:type="simple" xlink:href="http://bibliaonline.com.br/acf/ex/24/1-8" text:style-name="Internet_20_link" text:visited-style-name="Visited_20_Internet_20_Link"><text:span text:style-name="T2">24:1-8</text:span></text:a><text:span text:style-name="T2"> Chegamos ao tempo quando a aliança (acordo) de que lemos no </text:span><text:a xlink:type="simple" xlink:href="https://www.bibliaonline.com.br/acf/ex/19" text:style-name="Internet_20_link" text:visited-style-name="Visited_20_Internet_20_Link"><text:span text:style-name="T2">capítulo 19</text:span></text:a><text:span text:style-name="T2">, os "Dez Mandamentos", serão confirmados entre Deus e os Israelitas. Isso foi feito com sangue.</text:span></text:p>
        <text:p text:style-name="P2"/>
        <text:p text:style-name="P2"><text:span text:style-name="T2">Em </text:span><text:a xlink:type="simple" xlink:href="http://bibliaonline.com.br/acf/hb/8/9" text:style-name="Internet_20_link" text:visited-style-name="Visited_20_Internet_20_Link"><text:span text:style-name="T2">Hb 8:9</text:span></text:a><text:span text:style-name="T2">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estávamos mortos em pecados. Agora Deus veio a nós em pura graça (</text:span><text:a xlink:type="simple" xlink:href="http://bibliaonline.com.br/acf/ef/2/8" text:style-name="Internet_20_link" text:visited-style-name="Visited_20_Internet_20_Link"><text:span text:style-name="T2">Ef 2:8</text:span></text:a><text:span text:style-name="T2">).</text:span></text:p>
        <text:p text:style-name="P2"/>
        <text:p text:style-name="P2"><text:span text:style-name="T2">Êx </text:span><text:a xlink:type="simple" xlink:href="http://bibliaonline.com.br/acf/ex/24/9-11" text:style-name="Internet_20_link" text:visited-style-name="Visited_20_Internet_20_Link"><text:span text:style-name="T2">24:9-11</text:span></text:a><text:span text:style-name="T2"> Que experiência essa para aqueles quatro homens. Foi uma visão da glória de Deus, mais do que ver a Pessoa de Deus. Algo como o que é descrito em </text:span><text:a xlink:type="simple" xlink:href="http://bibliaonline.com.br/acf/mt/17/2" text:style-name="Internet_20_link" text:visited-style-name="Visited_20_Internet_20_Link"><text:span text:style-name="T2">Mt 17:2</text:span></text:a><text:span text:style-name="T2">. </text:span><text:soft-page-break/><text:span text:style-name="T2">Versículos como Jo </text:span><text:a xlink:type="simple" xlink:href="http://bibliaonline.com.br/acf/jo/1/18" text:style-name="Internet_20_link" text:visited-style-name="Visited_20_Internet_20_Link"><text:span text:style-name="T2">1:18</text:span></text:a><text:span text:style-name="T2">, </text:span><text:a xlink:type="simple" xlink:href="http://bibliaonline.com.br/acf/1tm/6/16" text:style-name="Internet_20_link" text:visited-style-name="Visited_20_Internet_20_Link"><text:span text:style-name="T2">1Tm 6:16</text:span></text:a><text:span text:style-name="T2">, </text:span><text:a xlink:type="simple" xlink:href="http://bibliaonline.com.br/acf/jo/4/24" text:style-name="Internet_20_link" text:visited-style-name="Visited_20_Internet_20_Link"><text:span text:style-name="T2">Jo 4:24</text:span></text:a><text:span text:style-name="T2"> nos mostram que é impossível para um homem realmente ver a Pessoa de Deus. Para que o homem pudesse "ver" a Deus de algum modo, o Filho se tornou um Homem. Mas é somente a fé que realmente enxerga Deus em Jesus! </text:span><text:a xlink:type="simple" xlink:href="http://bibliaonline.com.br/acf/jo/14/9" text:style-name="Internet_20_link" text:visited-style-name="Visited_20_Internet_20_Link"><text:span text:style-name="T2">Jo 14:9</text:span></text:a><text:span text:style-name="T2">.</text:span></text:p>
        <text:p text:style-name="P2"/>
        <text:p text:style-name="P2"><text:span text:style-name="T2">Êx </text:span><text:a xlink:type="simple" xlink:href="http://bibliaonline.com.br/acf/ex/24/12-18" text:style-name="Internet_20_link" text:visited-style-name="Visited_20_Internet_20_Link"><text:span text:style-name="T2">24:12-18</text:span></text:a><text:span text:style-name="T2"> Todos os líderes de Israel tiveram a honra especial nos </text:span><text:a xlink:type="simple" xlink:href="https://www.bibliaonline.com.br/acf/ex/24/9-11" text:style-name="Internet_20_link" text:visited-style-name="Visited_20_Internet_20_Link"><text:span text:style-name="T2">versículos 9-11</text:span></text:a><text:span text:style-name="T2">. Agora Moisés é separado para uma honra ainda maior dentre os líderes. O propósito do Senhor é dado no </text:span><text:a xlink:type="simple" xlink:href="https://www.bibliaonline.com.br/acf/ex/24/12" text:style-name="Internet_20_link" text:visited-style-name="Visited_20_Internet_20_Link"><text:span text:style-name="T2">versículo 12</text:span></text:a><text:span text:style-name="T2">. O que Ele deu a Moisés durante os quarenta anos é o que temos nos </text:span><text:a xlink:type="simple" xlink:href="https://www.bibliaonline.com.br/acf/ex/25" text:style-name="Internet_20_link" text:visited-style-name="Visited_20_Internet_20_Link"><text:span text:style-name="T2">capítulos 25</text:span></text:a><text:span text:style-name="T2">-31. Durante aqueles dias, os líderes esperaram na montanha e todo o restante do povo esperou ao pé da montanha. Com este capítulo termina a entrega dos dez mandamentos e instruções especiais.</text:span></text:p>
        <text:p text:style-name="P2"/>
        <text:h text:style-name="P5" text:outline-level="2"><text:bookmark-start text:name="__RefHeading___Toc335_1522826305"/>#096<text:bookmark-end text:name="__RefHeading___Toc335_1522826305"/></text:h>
        <text:p text:style-name="P2"/>
        <text:p text:style-name="P3">A graça de Deus fez uma obra que leva o pecador (sem pecado) para a Sua presença.</text:p>
        <text:p text:style-name="P2"/>
        <text:h text:style-name="P6" text:outline-level="2"><text:bookmark-start text:name="__RefHeading___Toc337_1522826305"/><text:a xlink:type="simple" xlink:href="https://www.bibliaonline.com.br/acf/ex/25/1-22" text:style-name="Internet_20_link" text:visited-style-name="Visited_20_Internet_20_Link"><text:span text:style-name="T2">ÊXODO 25, Vers. 1-22</text:span></text:a><text:bookmark-end text:name="__RefHeading___Toc337_1522826305"/></text:h>
        <text:p text:style-name="P2"/>
        <text:p text:style-name="P3">Hoje começamos a ler um dos assuntos mais interessantes e instrutivos do Antigo Testamento... o TABERNÁCULO.</text:p>
        <text:p text:style-name="P2"/>
        <text:p text:style-name="P2"><text:span text:style-name="T2">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text:span><text:a xlink:type="simple" xlink:href="http://bibliaonline.com.br/acf/hb/8/5" text:style-name="Internet_20_link" text:visited-style-name="Visited_20_Internet_20_Link"><text:span text:style-name="T2">Hb 8:5</text:span></text:a><text:span text:style-name="T2"> e </text:span><text:a xlink:type="simple" xlink:href="http://bibliaonline.com.br/acf/hb/9/8,9,11" text:style-name="Internet_20_link" text:visited-style-name="Visited_20_Internet_20_Link"><text:span text:style-name="T2">9:8,9,11</text:span></text:a><text:span text:style-name="T2"> e </text:span><text:a xlink:type="simple" xlink:href="http://bibliaonline.com.br/acf/hb/10/1,19,20" text:style-name="Internet_20_link" text:visited-style-name="Visited_20_Internet_20_Link"><text:span text:style-name="T2">10:1,19,20</text:span></text:a><text:span text:style-name="T2">.</text:span></text:p>
        <text:p text:style-name="P2"/>
        <text:p text:style-name="P2"><text:span text:style-name="T2">Êx </text:span><text:a xlink:type="simple" xlink:href="http://bibliaonline.com.br/acf/ex/25/1-7" text:style-name="Internet_20_link" text:visited-style-name="Visited_20_Internet_20_Link"><text:span text:style-name="T2">25:1-7</text:span></text:a><text:span text:style-name="T2"> Foi pedido ao povo que oferecessem os materiais necessários com os quais seria construído o tabernáculo. "De todo o homem cujo coração se mover voluntariamente." Era preciso vir do coração.</text:span></text:p>
        <text:p text:style-name="P2"/>
        <text:p text:style-name="P2"><text:span text:style-name="T2">Êx </text:span><text:a xlink:type="simple" xlink:href="http://bibliaonline.com.br/acf/ex/25/8" text:style-name="Internet_20_link" text:visited-style-name="Visited_20_Internet_20_Link"><text:span text:style-name="T2">25:8</text:span></text:a><text:span text:style-name="T2"> Este tabernáculo era para ser o lugar onde Deus poderia Se encontrar com </text:span><text:soft-page-break/><text:span text:style-name="T2">Aarão, o Sumo Sacerdote (o qual poderia representar o povo). Aarão também representava Deus perante o povo. Deus não saía, e o povo não poderia entrar (</text:span><text:a xlink:type="simple" xlink:href="http://bibliaonline.com.br/acf/hb/9/8" text:style-name="Internet_20_link" text:visited-style-name="Visited_20_Internet_20_Link"><text:span text:style-name="T2">Hb 9:8</text:span></text:a><text:span text:style-name="T2">). Mas agora cada crente no Senhor Jesus Cristo é um sacerdote diante de Deus (1 Pd </text:span><text:a xlink:type="simple" xlink:href="http://bibliaonline.com.br/acf/1pe/2/5" text:style-name="Internet_20_link" text:visited-style-name="Visited_20_Internet_20_Link"><text:span text:style-name="T2">2:5</text:span></text:a><text:span text:style-name="T2">) e pode entrar diretamente na presença de Deus (</text:span><text:a xlink:type="simple" xlink:href="http://bibliaonline.com.br/acf/hb/10/19-22" text:style-name="Internet_20_link" text:visited-style-name="Visited_20_Internet_20_Link"><text:span text:style-name="T2">Hb 10:19-22</text:span></text:a><text:span text:style-name="T2">). Por isso ter um homem como cabeça de uma congregação é, na verdade, deixar de lado a obra de Cristo na cruz. É como voltar às sombras do Antigo Testamento.</text:span></text:p>
        <text:p text:style-name="P2"/>
        <text:p text:style-name="P2"><text:span text:style-name="T2">Êx </text:span><text:a xlink:type="simple" xlink:href="http://bibliaonline.com.br/acf/ex/25/9" text:style-name="Internet_20_link" text:visited-style-name="Visited_20_Internet_20_Link"><text:span text:style-name="T2">25:9</text:span></text:a><text:span text:style-name="T2"> Nenhum detalhe foi deixado para Moisés resolver... sua responsabilidade era meramente a de executar o que o próprio Deus lhe havia mostrado como padrão. Tampouco Deus dá a você e a mim qualquer escolha quanto ao modo como Ele deve ser adorado. Todas as denominações são resultado do homem haver colocado em prática suas próprias ideias de como Deus deve ser adorado (</text:span><text:a xlink:type="simple" xlink:href="http://bibliaonline.com.br/acf/1tm/1/3" text:style-name="Internet_20_link" text:visited-style-name="Visited_20_Internet_20_Link"><text:span text:style-name="T2">1Tm 1:3</text:span></text:a><text:span text:style-name="T2">).</text:span></text:p>
        <text:p text:style-name="P2"/>
        <text:p text:style-name="P2"><text:span text:style-name="T2">Êx </text:span><text:a xlink:type="simple" xlink:href="http://bibliaonline.com.br/acf/ex/25/10-22" text:style-name="Internet_20_link" text:visited-style-name="Visited_20_Internet_20_Link"><text:span text:style-name="T2">25:10-22</text:span></text:a><text:span text:style-name="T2"> A ARCA. O </text:span><text:a xlink:type="simple" xlink:href="https://www.bibliaonline.com.br/acf/ex/25/22" text:style-name="Internet_20_link" text:visited-style-name="Visited_20_Internet_20_Link"><text:span text:style-name="T2">último</text:span></text:a><text:span text:style-name="T2"> versículo nos mostra a total importância dessa caixa de madeira coberta com ouro puro. Trata-se de uma figura de Cristo, através de Quem toda a verdade divina nos é dada (</text:span><text:a xlink:type="simple" xlink:href="http://bibliaonline.com.br/acf/jo/14/6" text:style-name="Internet_20_link" text:visited-style-name="Visited_20_Internet_20_Link"><text:span text:style-name="T2">Jo 14:6</text:span></text:a><text:span text:style-name="T2">).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text:span><text:a xlink:type="simple" xlink:href="http://bibliaonline.com.br/acf/hb/7/26" text:style-name="Internet_20_link" text:visited-style-name="Visited_20_Internet_20_Link"><text:span text:style-name="T2">Hb 7:26</text:span></text:a><text:span text:style-name="T2">), cujo sangue foi derramado; cuja Pessoa é nosso "propiciatório", e o mediador entre Deus e nós (1 Tm </text:span><text:a xlink:type="simple" xlink:href="http://bibliaonline.com.br/acf/1tm/2/5" text:style-name="Internet_20_link" text:visited-style-name="Visited_20_Internet_20_Link"><text:span text:style-name="T2">2:5</text:span></text:a><text:span text:style-name="T2">).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text:span><text:a xlink:type="simple" xlink:href="http://bibliaonline.com.br/acf/rm/8/1" text:style-name="Internet_20_link" text:visited-style-name="Visited_20_Internet_20_Link"><text:span text:style-name="T2">Rm 8:1</text:span></text:a><text:span text:style-name="T2">; </text:span><text:a xlink:type="simple" xlink:href="http://bibliaonline.com.br/acf/rm/5/1" text:style-name="Internet_20_link" text:visited-style-name="Visited_20_Internet_20_Link"><text:span text:style-name="T2">5:1</text:span></text:a><text:span text:style-name="T2">).</text:span></text:p>
        <text:p text:style-name="P2"/>
        <text:h text:style-name="P5" text:outline-level="2"><text:bookmark-start text:name="__RefHeading___Toc339_1522826305"/>#097<text:bookmark-end text:name="__RefHeading___Toc339_1522826305"/></text:h>
        <text:p text:style-name="P2"/>
        <text:p text:style-name="P3">Deus não espera fruto do homem... Sua graça é o que o produz.</text:p>
        <text:p text:style-name="P2"/>
        <text:h text:style-name="P6" text:outline-level="2"><text:bookmark-start text:name="__RefHeading___Toc341_1522826305"/><text:a xlink:type="simple" xlink:href="https://www.bibliaonline.com.br/acf/ex/25/23-40" text:style-name="Internet_20_link" text:visited-style-name="Visited_20_Internet_20_Link"><text:span text:style-name="T2">ÊXODO 25, Vers. 23-40</text:span></text:a><text:bookmark-end text:name="__RefHeading___Toc341_1522826305"/></text:h>
        <text:p text:style-name="P2"/>
        <text:p text:style-name="P2"><text:span text:style-name="T2">Êx </text:span><text:a xlink:type="simple" xlink:href="http://bibliaonline.com.br/acf/ex/25/23-30" text:style-name="Internet_20_link" text:visited-style-name="Visited_20_Internet_20_Link"><text:span text:style-name="T2">25:23-30</text:span></text:a><text:span text:style-name="T2"> A MESA. Sobre esta, doze pães recém assados eram colocados a cada </text:span><text:soft-page-break/><text:span text:style-name="T2">Sábado. O pão da semana anterior era então tirado para o pátio do tabernáculo e Aarão e seus filhos os comiam. Cristo é o pão que desceu do céu (Jo </text:span><text:a xlink:type="simple" xlink:href="http://bibliaonline.com.br/acf/jo/6/32,33,35,41,48,50,51" text:style-name="Internet_20_link" text:visited-style-name="Visited_20_Internet_20_Link"><text:span text:style-name="T2">6:32,33,35,41,48,50 e 51</text:span></text:a><text:span text:style-name="T2">).</text:span></text:p>
        <text:p text:style-name="P2"/>
        <text:p text:style-name="P2"><text:span text:style-name="T2">Êx </text:span><text:a xlink:type="simple" xlink:href="http://bibliaonline.com.br/acf/ex/25/33-40" text:style-name="Internet_20_link" text:visited-style-name="Visited_20_Internet_20_Link"><text:span text:style-name="T2">25:33-40</text:span></text:a><text:span text:style-name="T2"> O CANDELABRO. Feito de uma única peça de puro ouro, batido até o formato final, é aqui descrito. A única fonte de luz dentro do tabernáculo. Deus é luz - a única fonte de verdade é Deus. O Senhor Jesus Cristo Se tornou um Homem de modo a poder nos dar essa luz (</text:span><text:a xlink:type="simple" xlink:href="http://bibliaonline.com.br/acf/jo/1/1,3,4,8,9" text:style-name="Internet_20_link" text:visited-style-name="Visited_20_Internet_20_Link"><text:span text:style-name="T2">Jo 1:1,3,4,8,9</text:span></text:a><text:span text:style-name="T2">; </text:span><text:a xlink:type="simple" xlink:href="http://bibliaonline.com.br/acf/jo/8/12" text:style-name="Internet_20_link" text:visited-style-name="Visited_20_Internet_20_Link"><text:span text:style-name="T2">8:12</text:span></text:a><text:span text:style-name="T2"> e </text:span><text:a xlink:type="simple" xlink:href="http://bibliaonline.com.br/acf/jo/12/46" text:style-name="Internet_20_link" text:visited-style-name="Visited_20_Internet_20_Link"><text:span text:style-name="T2">12:46</text:span></text:a><text:span text:style-name="T2">).</text:span></text:p>
        <text:p text:style-name="P2"/>
        <text:h text:style-name="P5" text:outline-level="2"><text:bookmark-start text:name="__RefHeading___Toc343_1522826305"/>#098<text:bookmark-end text:name="__RefHeading___Toc343_1522826305"/></text:h>
        <text:p text:style-name="P2"/>
        <text:p text:style-name="P3">A graça de Deus nunca justifica um desvio de Sua Palavra.</text:p>
        <text:p text:style-name="P2"/>
        <text:h text:style-name="P6" text:outline-level="2"><text:bookmark-start text:name="__RefHeading___Toc345_1522826305"/><text:a xlink:type="simple" xlink:href="https://www.bibliaonline.com.br/acf/ex/26/1-14" text:style-name="Internet_20_link" text:visited-style-name="Visited_20_Internet_20_Link"><text:span text:style-name="T2">ÊXODO 26, Vers. 1-14</text:span></text:a><text:bookmark-end text:name="__RefHeading___Toc345_1522826305"/></text:h>
        <text:p text:style-name="P2"/>
        <text:p text:style-name="P3">Este capítulo nos fala de como deviam ser feitas as quatro cobertas de todo o tabernáculo. Cada uma delas ilustra para nós uma visão diferente de Cristo.</text:p>
        <text:p text:style-name="P2"/>
        <text:p text:style-name="P2"><text:span text:style-name="T2">Êx </text:span><text:a xlink:type="simple" xlink:href="http://bibliaonline.com.br/acf/ex/26/1-6" text:style-name="Internet_20_link" text:visited-style-name="Visited_20_Internet_20_Link"><text:span text:style-name="T2">26:1-6</text:span></text:a><text:span text:style-name="T2"> A cobertura interna cobria as 48 tábuas que ficavam em pé. A única maneira dessa magnífica cobertura ser vista era do lado de dentro, e o sacerdote tinha que olhar para cima! Cada uma traz aos nossos pensamentos as glórias de Cristo. Azul, o Homem celestial; púrpura, a realeza de Cristo; e carmesim, Sua glória terrena (ainda por vir). Todos os crentes no Senhor Jesus são sacerdotes (1 Pd </text:span><text:a xlink:type="simple" xlink:href="http://bibliaonline.com.br/acf/1pe/2/5" text:style-name="Internet_20_link" text:visited-style-name="Visited_20_Internet_20_Link"><text:span text:style-name="T2">2:5</text:span></text:a><text:span text:style-name="T2">). Esta cobertura é chamada de "tabernáculo" (</text:span><text:a xlink:type="simple" xlink:href="https://www.bibliaonline.com.br/acf/ex/26/1" text:style-name="Internet_20_link" text:visited-style-name="Visited_20_Internet_20_Link"><text:span text:style-name="T2">vers. 1</text:span></text:a><text:span text:style-name="T2">). Os dez painéis foram unidos de modo a formarem um só (</text:span><text:a xlink:type="simple" xlink:href="http://bibliaonline.com.br/acf/jo/1/14" text:style-name="Internet_20_link" text:visited-style-name="Visited_20_Internet_20_Link"><text:span text:style-name="T2">Jo 1:14</text:span></text:a><text:span text:style-name="T2">).</text:span></text:p>
        <text:p text:style-name="P2"/>
        <text:p text:style-name="P2"><text:span text:style-name="T2">Êx </text:span><text:a xlink:type="simple" xlink:href="http://bibliaonline.com.br/acf/ex/26/4-14" text:style-name="Internet_20_link" text:visited-style-name="Visited_20_Internet_20_Link"><text:span text:style-name="T2">26:7-14</text:span></text:a><text:span text:style-name="T2"> A segunda cobertura é chamada de "tenda" (</text:span><text:a xlink:type="simple" xlink:href="http://bibliaonline.com.br/acf/ex/26/14" text:style-name="Internet_20_link" text:visited-style-name="Visited_20_Internet_20_Link"><text:span text:style-name="T2">vers. 14</text:span></text:a><text:span text:style-name="T2">). Esta pode ser para nós uma figura de Cristo como o Profeta de Deus vindo ao mundo (</text:span><text:a xlink:type="simple" xlink:href="http://bibliaonline.com.br/acf/jo/6/14" text:style-name="Internet_20_link" text:visited-style-name="Visited_20_Internet_20_Link"><text:span text:style-name="T2">Jo 6:14</text:span></text:a><text:span text:style-name="T2">). Somente a parte que pendia sobre a porta da frente podia ser vista.</text:span></text:p>
        <text:p text:style-name="P2"/>
        <text:p text:style-name="P2"><text:span text:style-name="T2">Êx </text:span><text:a xlink:type="simple" xlink:href="http://bibliaonline.com.br/acf/26/14" text:style-name="Internet_20_link" text:visited-style-name="Visited_20_Internet_20_Link"><text:span text:style-name="T2">26:14</text:span></text:a><text:span text:style-name="T2"> Em seguida vem uma cobertura interessante - peles de carneiro tingidas de vermelho (A) só aparecendo em meio versículo, (B) sem indicação de tamanho, (C) sem menção a laçadas, e (D) que não era vista. O carneiro era o animal da consagração para o sacerdote (</text:span><text:a xlink:type="simple" xlink:href="http://bibliaonline.com.br/acf/ex/29/15-28" text:style-name="Internet_20_link" text:visited-style-name="Visited_20_Internet_20_Link"><text:span text:style-name="T2">29:15-28</text:span></text:a><text:span text:style-name="T2">). (A) Uma figura indescritível da devoção de Cristo a Deus. (B) Quem jamais poderia medir o que Cristo significou em devoção a Deus! (C) Sua Pessoa </text:span><text:soft-page-break/><text:span text:style-name="T2">jamais poderia ser dividida, Ele é Deus. (D) Somente Deus poderia ver e avaliar a devoção de Seu bem-amado Filho!</text:span></text:p>
        <text:p text:style-name="P2"/>
        <text:p text:style-name="P2"><text:span text:style-name="T2">Êx </text:span><text:a xlink:type="simple" xlink:href="http://bibliaonline.com.br/acf/ex/26/14" text:style-name="Internet_20_link" text:visited-style-name="Visited_20_Internet_20_Link"><text:span text:style-name="T2">26:14</text:span></text:a><text:span text:style-name="T2"> Esta cobertura de cima protegia toda a construção. Cristo é Aquele que esconde de um Deus santo tudo aquilo que em nós é ofensivo (</text:span><text:a xlink:type="simple" xlink:href="http://bibliaonline.com.br/acf/rm/5/10" text:style-name="Internet_20_link" text:visited-style-name="Visited_20_Internet_20_Link"><text:span text:style-name="T2">Rm 5:10</text:span></text:a><text:span text:style-name="T2">).</text:span></text:p>
        <text:p text:style-name="P2"/>
        <text:h text:style-name="P5" text:outline-level="2"><text:bookmark-start text:name="__RefHeading___Toc347_1522826305"/>#099<text:bookmark-end text:name="__RefHeading___Toc347_1522826305"/></text:h>
        <text:p text:style-name="P2"/>
        <text:p text:style-name="P3">O crente entende que Deus Se tornou um Homem a fim de poder ser julgado, sofrer e morrer pelo crente.</text:p>
        <text:p text:style-name="P2"/>
        <text:h text:style-name="P6" text:outline-level="2"><text:bookmark-start text:name="__RefHeading___Toc349_1522826305"/><text:a xlink:type="simple" xlink:href="https://www.bibliaonline.com.br/acf/ex/26/15-37" text:style-name="Internet_20_link" text:visited-style-name="Visited_20_Internet_20_Link"><text:span text:style-name="T2">ÊXODO 26, Vers. 15-37</text:span></text:a><text:bookmark-end text:name="__RefHeading___Toc349_1522826305"/></text:h>
        <text:p text:style-name="P2"/>
        <text:p text:style-name="P2"><text:span text:style-name="T2">Êx </text:span><text:a xlink:type="simple" xlink:href="http://bibliaonline.com.br/acf/ex/26/15-30" text:style-name="Internet_20_link" text:visited-style-name="Visited_20_Internet_20_Link"><text:span text:style-name="T2">26:15-30</text:span></text:a><text:span text:style-name="T2">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text:span><text:a xlink:type="simple" xlink:href="http://bibliaonline.com.br/acf/1co/12/12-14" text:style-name="Internet_20_link" text:visited-style-name="Visited_20_Internet_20_Link"><text:span text:style-name="T2">12:12-14</text:span></text:a><text:span text:style-name="T2">).</text:span></text:p>
        <text:p text:style-name="P2"/>
        <text:p text:style-name="P2"><text:span text:style-name="T2">Êx </text:span><text:a xlink:type="simple" xlink:href="http://bibliaonline.com.br/acf/ex/26/31-33" text:style-name="Internet_20_link" text:visited-style-name="Visited_20_Internet_20_Link"><text:span text:style-name="T2">26:31-33</text:span></text:a><text:span text:style-name="T2"> O véu separava as duas salas no tabernáculo - o "santuário", - "o santo dos santos" ou "lugar santíssimo " (</text:span><text:a xlink:type="simple" xlink:href="https://www.bibliaonline.com.br/acf/ex/26/33" text:style-name="Internet_20_link" text:visited-style-name="Visited_20_Internet_20_Link"><text:span text:style-name="T2">vers. 33</text:span></text:a><text:span text:style-name="T2">), a presença de Deus onde estava a arca. Além do véu, Aarão, o sumo sacerdote, só podia entrar uma vez por ano no dia da expiação. Leia </text:span><text:a xlink:type="simple" xlink:href="http://bibliaonline.com.br/acf/hb/9/7-14" text:style-name="Internet_20_link" text:visited-style-name="Visited_20_Internet_20_Link"><text:span text:style-name="T2">Hb 9:7-14</text:span></text:a><text:span text:style-name="T2">, </text:span><text:a xlink:type="simple" xlink:href="http://bibliaonline.com.br/acf/mt/27/51" text:style-name="Internet_20_link" text:visited-style-name="Visited_20_Internet_20_Link"><text:span text:style-name="T2">Mt 27:51</text:span></text:a><text:span text:style-name="T2"> e finalmente leia </text:span><text:a xlink:type="simple" xlink:href="http://bibliaonline.com.br/acf/hb/10/19-22" text:style-name="Internet_20_link" text:visited-style-name="Visited_20_Internet_20_Link"><text:span text:style-name="T2">Hb 10:19-22</text:span></text:a><text:span text:style-name="T2"> para saber o que isso significa para nós. Você pode ter certeza de que será ricamente recompensado lendo estas passagens.</text:span></text:p>
        <text:p text:style-name="P2"/>
        <text:p text:style-name="P2"><text:span text:style-name="T2">Êx </text:span><text:a xlink:type="simple" xlink:href="http://bibliaonline.com.br/acf/ex/26/36,37" text:style-name="Internet_20_link" text:visited-style-name="Visited_20_Internet_20_Link"><text:span text:style-name="T2">26:36,37</text:span></text:a><text:span text:style-name="T2"> A porta do tabernáculo era uma porta de graça para os sacerdotes. Não havia nenhum querubim (juízo).</text:span></text:p>
        <text:p text:style-name="P2"/>
        <text:h text:style-name="P5" text:outline-level="2"><text:bookmark-start text:name="__RefHeading___Toc351_1522826305"/>#100<text:bookmark-end text:name="__RefHeading___Toc351_1522826305"/></text:h>
        <text:p text:style-name="P2"/>
        <text:p text:style-name="P3">O dom do conhecimento é baseado no espírito de obediência.</text:p>
        <text:p text:style-name="P2"><text:soft-page-break/></text:p>
        <text:h text:style-name="P6" text:outline-level="2"><text:bookmark-start text:name="__RefHeading___Toc353_1522826305"/><text:a xlink:type="simple" xlink:href="https://www.bibliaonline.com.br/acf/ex/27" text:style-name="Internet_20_link" text:visited-style-name="Visited_20_Internet_20_Link"><text:span text:style-name="T2">ÊXODO 27</text:span></text:a><text:bookmark-end text:name="__RefHeading___Toc353_1522826305"/></text:h>
        <text:p text:style-name="P2"/>
        <text:p text:style-name="P2"><text:span text:style-name="T2">Êx </text:span><text:a xlink:type="simple" xlink:href="http://bibliaonline.com.br/acf/ex/27/1-8" text:style-name="Internet_20_link" text:visited-style-name="Visited_20_Internet_20_Link"><text:span text:style-name="T2">27:1-8</text:span></text:a><text:span text:style-name="T2"> Saímos agora para o pátio. O primeiro objeto após entrar pelo portão do pátio era o altar, feito de madeira, mas coberto com cobre (ou bronze, cf. algumas traduções). Ele teria cerca de 2,50 metros x 2,50 metros x 1,50 metros de altura. As pessoas (cerca de 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span></text:p>
        <text:p text:style-name="P2"/>
        <text:p text:style-name="P3">O altar era feito de madeira (a humanidade de Cristo) coberto com cobre (Sua resignação no castigo de Deus por nossos pecados).</text:p>
        <text:p text:style-name="P2"/>
        <text:p text:style-name="P2"><text:span text:style-name="T2">Êx </text:span><text:a xlink:type="simple" xlink:href="http://bibliaonline.com.br/acf/ex/27/9-15" text:style-name="Internet_20_link" text:visited-style-name="Visited_20_Internet_20_Link"><text:span text:style-name="T2">27:9-15</text:span></text:a><text:span text:style-name="T2"> O pátio era cercado por uma cerca de linho, de branco puro, com 5 côvados (uns 2,50 metros de altura). Tinha 100 côvados (cerca de 50 metros de comprimento) e 50 côvados (ou 25 metros) de largura. Uma figura da pureza da vida de Cristo. As pessoas acampavam todas ao redor do tabernáculo e podiam ver a cortina de linho branco. (Quando Jesus esteve aqui, o povo viu um Homem perfeito, sem pecado). O povo não podia ver por cima daquela cortina e ninguém podia se aproximar dela (leia o final de </text:span><text:a xlink:type="simple" xlink:href="http://bibliaonline.com.br/acf/nm/1/51" text:style-name="Internet_20_link" text:visited-style-name="Visited_20_Internet_20_Link"><text:span text:style-name="T2">Nm 1:51</text:span></text:a><text:span text:style-name="T2">).</text:span></text:p>
        <text:p text:style-name="P2"/>
        <text:p text:style-name="P2"><text:span text:style-name="T2">Êx </text:span><text:a xlink:type="simple" xlink:href="http://bibliaonline.com.br/acf/ex/27/16" text:style-name="Internet_20_link" text:visited-style-name="Visited_20_Internet_20_Link"><text:span text:style-name="T2">27:16</text:span></text:a><text:span text:style-name="T2"> Um maravilhoso portão - 20 côvados (10 metros) de largura! Muito espaço para entrar. O portão tinha as mesmas cores da porta, e tinha o mesmo tamanho total, 20 x 5 côvados = 100. A porta era de 10 x 10 - 100 côvados.</text:span></text:p>
        <text:p text:style-name="P2"/>
        <text:h text:style-name="P5" text:outline-level="2"><text:bookmark-start text:name="__RefHeading___Toc355_1522826305"/>#101<text:bookmark-end text:name="__RefHeading___Toc355_1522826305"/></text:h>
        <text:p text:style-name="P2"/>
        <text:p text:style-name="P3">A obediência à Palavra é a única proteção contra todo engano do inimigo.</text:p>
        <text:p text:style-name="P2"/>
        <text:h text:style-name="P6" text:outline-level="2"><text:bookmark-start text:name="__RefHeading___Toc357_1522826305"/><text:a xlink:type="simple" xlink:href="https://www.bibliaonline.com.br/acf/ex/28/1-21" text:style-name="Internet_20_link" text:visited-style-name="Visited_20_Internet_20_Link"><text:span text:style-name="T2">ÊXODO 28, Vers. 1-21</text:span></text:a><text:bookmark-end text:name="__RefHeading___Toc357_1522826305"/></text:h>
        <text:p text:style-name="P2"/>
        <text:p text:style-name="P2"><text:span text:style-name="T2">Um capítulo muito importante para todos nós procurarmos entender. Pode ser o início de </text:span><text:soft-page-break/><text:span text:style-name="T2">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agora no céu (</text:span><text:a xlink:type="simple" xlink:href="http://bibliaonline.com.br/acf/hb/9/25" text:style-name="Internet_20_link" text:visited-style-name="Visited_20_Internet_20_Link"><text:span text:style-name="T2">Hb 9:25</text:span></text:a><text:span text:style-name="T2">). Sua obra na cruz aqui na Terra está terminada. Ele é perfeito e temos uma perfeita posição diante de Deus tanto quanto Ele tem! (</text:span><text:a xlink:type="simple" xlink:href="http://bibliaonline.com.br/acf/hb/10/14" text:style-name="Internet_20_link" text:visited-style-name="Visited_20_Internet_20_Link"><text:span text:style-name="T2">Hb 10:14</text:span></text:a><text:span text:style-name="T2">).</text:span></text:p>
        <text:p text:style-name="P2"/>
        <text:p text:style-name="P2"><text:span text:style-name="T2">TODAVIA, somos fracos e precisamos de outra obra para nós enquanto estamos aqui na Terra. Então vamos abrir em </text:span><text:a xlink:type="simple" xlink:href="http://bibliaonline.com.br/acf/hb/8/1,6" text:style-name="Internet_20_link" text:visited-style-name="Visited_20_Internet_20_Link"><text:span text:style-name="T2">Hb 8:1,6</text:span></text:a><text:span text:style-name="T2">; </text:span><text:a xlink:type="simple" xlink:href="http://bibliaonline.com.br/acf/hb/9/11,24" text:style-name="Internet_20_link" text:visited-style-name="Visited_20_Internet_20_Link"><text:span text:style-name="T2">9:11,24</text:span></text:a><text:span text:style-name="T2">; </text:span><text:a xlink:type="simple" xlink:href="http://bibliaonline.com.br/acf/hb/10/21,22" text:style-name="Internet_20_link" text:visited-style-name="Visited_20_Internet_20_Link"><text:span text:style-name="T2">10:21,22</text:span></text:a><text:span text:style-name="T2"> e </text:span><text:a xlink:type="simple" xlink:href="http://bibliaonline.com.br/acf/rm/5/10" text:style-name="Internet_20_link" text:visited-style-name="Visited_20_Internet_20_Link"><text:span text:style-name="T2">Rm 5:10</text:span></text:a><text:span text:style-name="T2">. Cada passagem nos fala de uma obra diferente que Ele está fazendo agora por nós no céu.</text:span></text:p>
        <text:p text:style-name="P2"/>
        <text:p text:style-name="P2"><text:span text:style-name="T2">Nossa debilidade e nossas falhas são as mesmas coisas que nos mostram a Sua graça em viver e rogar por nós. O Sumo Sacerdote (Cristo) vai até Deus por nós, mesmo antes de falharmos! Agora vamos ver nosso capítulo. Estas vestes (há 7 delas mencionadas - </text:span><text:a xlink:type="simple" xlink:href="http://bibliaonline.com.br/acf/ex/28/36" text:style-name="Internet_20_link" text:visited-style-name="Visited_20_Internet_20_Link"><text:span text:style-name="T2">vers. 4,36</text:span></text:a><text:span text:style-name="T2">)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text:span><text:a xlink:type="simple" xlink:href="http://bibliaonline.com.br/acf/ef/1/23" text:style-name="Internet_20_link" text:visited-style-name="Visited_20_Internet_20_Link"><text:span text:style-name="T2">Ef 1:23</text:span></text:a><text:span text:style-name="T2">); nós não estamos completos sem Ele (</text:span><text:a xlink:type="simple" xlink:href="http://bibliaonline.com.br/acf/cl/2/10" text:style-name="Internet_20_link" text:visited-style-name="Visited_20_Internet_20_Link"><text:span text:style-name="T2">Cl 2:10</text:span></text:a><text:span text:style-name="T2">).</text:span></text:p>
        <text:p text:style-name="P2"/>
        <text:p text:style-name="P2"><text:span text:style-name="T2">Êx </text:span><text:a xlink:type="simple" xlink:href="http://bibliaonline.com.br/acf/ex/28/1" text:style-name="Internet_20_link" text:visited-style-name="Visited_20_Internet_20_Link"><text:span text:style-name="T2">28:1</text:span></text:a><text:span text:style-name="T2"> Aarão e seus filhos estão intimamente associados... assim como Cristo está com todos os crentes nEle. Aarão devia ser um servo (ministro) diante de Deus.</text:span></text:p>
        <text:p text:style-name="P2"/>
        <text:p text:style-name="P2"><text:span text:style-name="T2">Êx </text:span><text:a xlink:type="simple" xlink:href="http://bibliaonline.com.br/acf/ex/28/2" text:style-name="Internet_20_link" text:visited-style-name="Visited_20_Internet_20_Link"><text:span text:style-name="T2">28:2</text:span></text:a><text:span text:style-name="T2"> "Glória e ornamento", as mesmas palavras que descrevem Cristo em </text:span><text:a xlink:type="simple" xlink:href="http://bibliaonline.com.br/acf/hb/2/7" text:style-name="Internet_20_link" text:visited-style-name="Visited_20_Internet_20_Link"><text:span text:style-name="T2">Hb 2:7</text:span></text:a><text:span text:style-name="T2"> (glória e honra).</text:span></text:p>
        <text:p text:style-name="P2"/>
        <text:p text:style-name="P2"><text:span text:style-name="T2">Êx </text:span><text:a xlink:type="simple" xlink:href="http://bibliaonline.com.br/acf/ex/28/4" text:style-name="Internet_20_link" text:visited-style-name="Visited_20_Internet_20_Link"><text:span text:style-name="T2">28:4</text:span></text:a><text:span text:style-name="T2"> As vestes - (1) O peitoral. Descrito com mais detalhes nos </text:span><text:a xlink:type="simple" xlink:href="http://bibliaonline.com.br/acf/ex/28/15-21" text:style-name="Internet_20_link" text:visited-style-name="Visited_20_Internet_20_Link"><text:span text:style-name="T2">vers. 15-21</text:span></text:a><text:span text:style-name="T2">.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text:span><text:a xlink:type="simple" xlink:href="https://www.bibliaonline.com.br/acf/ex/28/32" text:style-name="Internet_20_link" text:visited-style-name="Visited_20_Internet_20_Link"><text:span text:style-name="T2">vers. 32</text:span></text:a><text:span text:style-name="T2">. Este versículo nos lembra da túnica que o Senhor usou (</text:span><text:a xlink:type="simple" xlink:href="http://bibliaonline.com.br/acf/jo/19/23" text:style-name="Internet_20_link" text:visited-style-name="Visited_20_Internet_20_Link"><text:span text:style-name="T2">Jo 19:23</text:span></text:a><text:span text:style-name="T2">) que pode ser Sua divindade indivisível. (4) A Túnica. Cobria tudo como uma túnica. (5) A Mitra, para cobrir a testa, tinha uma placa de ouro puro (</text:span><text:a xlink:type="simple" xlink:href="https://www.bibliaonline.com.br/acf/ex/28/36-38" text:style-name="Internet_20_link" text:visited-style-name="Visited_20_Internet_20_Link"><text:span text:style-name="T2">vers. 36 a 38</text:span></text:a><text:span text:style-name="T2">). Apesar de sermos com freqüência </text:span><text:soft-page-break/><text:span text:style-name="T2">impuros em nossos pensamentos e obras, Cristo nos apresenta como perfeitos e santos diante de Deus! Será que estas coisas tocam seu coração? (6) Cinto. Como um cinturão. Ele segurava as vestes em seu caimento de modo a sugerir um serviço ativo (</text:span><text:a xlink:type="simple" xlink:href="http://bibliaonline.com.br/acf/is/11/5" text:style-name="Internet_20_link" text:visited-style-name="Visited_20_Internet_20_Link"><text:span text:style-name="T2">Is 11:5</text:span></text:a><text:span text:style-name="T2">).</text:span></text:p>
        <text:p text:style-name="P2"/>
        <text:p text:style-name="P3">Conte quantas vezes a palavra "nomes" ou "nome" aparece. Deus olha para cada crente em Cristo com o mesmo prazer e favor que Ele olha para o próprio Cristo.</text:p>
        <text:p text:style-name="P2"/>
        <text:h text:style-name="P5" text:outline-level="2"><text:bookmark-start text:name="__RefHeading___Toc359_1522826305"/>#102<text:bookmark-end text:name="__RefHeading___Toc359_1522826305"/></text:h>
        <text:p text:style-name="P2"/>
        <text:p text:style-name="P3">Minha responsabilidade não aumenta por eu estar à mesa do Senhor... mas existe para mim um poder mantenedor se estou à Sua mesa.</text:p>
        <text:p text:style-name="P2"/>
        <text:h text:style-name="P6" text:outline-level="2"><text:bookmark-start text:name="__RefHeading___Toc361_1522826305"/><text:a xlink:type="simple" xlink:href="https://www.bibliaonline.com.br/acf/ex/28/22-43" text:style-name="Internet_20_link" text:visited-style-name="Visited_20_Internet_20_Link"><text:span text:style-name="T2">ÊXODO 28, Vers. 22-43</text:span></text:a><text:bookmark-end text:name="__RefHeading___Toc361_1522826305"/></text:h>
        <text:p text:style-name="P2"/>
        <text:p text:style-name="P2"><text:span text:style-name="T2">Êx </text:span><text:a xlink:type="simple" xlink:href="http://bibliaonline.com.br/acf/ex/28/22-28" text:style-name="Internet_20_link" text:visited-style-name="Visited_20_Internet_20_Link"><text:span text:style-name="T2">28:22-28</text:span></text:a><text:span text:style-name="T2">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span></text:p>
        <text:p text:style-name="P2"/>
        <text:p text:style-name="P2"><text:span text:style-name="T2">Êx </text:span><text:a xlink:type="simple" xlink:href="http://bibliaonline.com.br/acf/ex/28/30" text:style-name="Internet_20_link" text:visited-style-name="Visited_20_Internet_20_Link"><text:span text:style-name="T2">28:30</text:span></text:a><text:span text:style-name="T2"> Nenhuma descrição é dada do Urim e Tumim. Aprendemos de </text:span><text:a xlink:type="simple" xlink:href="http://bibliaonline.com.br/acf/nm/27/21" text:style-name="Internet_20_link" text:visited-style-name="Visited_20_Internet_20_Link"><text:span text:style-name="T2">Nm 27:21</text:span></text:a><text:span text:style-name="T2"> que eles eram usados para fazer perguntas a Deus. As palavras implicam "luzes" e "perfeições". No milênio o próprio Cristo tomará esse lugar para Israel. </text:span></text:p>
        <text:p text:style-name="P2"/>
        <text:p text:style-name="P2"><text:span text:style-name="T2">Êx </text:span><text:a xlink:type="simple" xlink:href="http://bibliaonline.com.br/acf/ex/28/33-35" text:style-name="Internet_20_link" text:visited-style-name="Visited_20_Internet_20_Link"><text:span text:style-name="T2">28:33-35</text:span></text:a><text:span text:style-name="T2"> Romãs de tecido alternadas com campainhas de ouro. Aarão vestia isso como faixa na borda do manto do éfode.</text:span></text:p>
        <text:p text:style-name="P2"/>
        <text:p text:style-name="P2"><text:span text:style-name="T2">Êx </text:span><text:a xlink:type="simple" xlink:href="http://bibliaonline.com.br/acf/ex/28/36-39" text:style-name="Internet_20_link" text:visited-style-name="Visited_20_Internet_20_Link"><text:span text:style-name="T2">28:36-39</text:span></text:a><text:span text:style-name="T2"> Descrito ontem.</text:span></text:p>
        <text:p text:style-name="P2"/>
        <text:p text:style-name="P2"><text:span text:style-name="T2">Êx </text:span><text:a xlink:type="simple" xlink:href="http://bibliaonline.com.br/acf/ex/28/40-43" text:style-name="Internet_20_link" text:visited-style-name="Visited_20_Internet_20_Link"><text:span text:style-name="T2">28:40-43</text:span></text:a><text:span text:style-name="T2"> Aarão é uma figura de Cristo, os filhos de Aarão são uma figura de todos os crentes individualmente. Também temos vestes de "glória e ornamento"! Será que vivemos a cada dia como se estivéssemos vestido o "melhor manto"? (</text:span><text:a xlink:type="simple" xlink:href="http://bibliaonline.com.br/acf/lc/15/22" text:style-name="Internet_20_link" text:visited-style-name="Visited_20_Internet_20_Link"><text:span text:style-name="T2">Lc 15:22</text:span></text:a><text:span text:style-name="T2">).</text:span></text:p>
        <text:p text:style-name="P2"/>
        <text:h text:style-name="P5" text:outline-level="2"><text:bookmark-start text:name="__RefHeading___Toc363_1522826305"/><text:soft-page-break/>#103<text:bookmark-end text:name="__RefHeading___Toc363_1522826305"/></text:h>
        <text:p text:style-name="P2"/>
        <text:p text:style-name="P3">A obediência tem sua recompensa.</text:p>
        <text:p text:style-name="P2"/>
        <text:h text:style-name="P6" text:outline-level="2"><text:bookmark-start text:name="__RefHeading___Toc365_1522826305"/><text:a xlink:type="simple" xlink:href="https://www.bibliaonline.com.br/acf/ex/29" text:style-name="Internet_20_link" text:visited-style-name="Visited_20_Internet_20_Link"><text:span text:style-name="T2">ÊXODO 29</text:span></text:a><text:bookmark-end text:name="__RefHeading___Toc365_1522826305"/></text:h>
        <text:p text:style-name="P2"/>
        <text:p text:style-name="P2"><text:span text:style-name="T2">Êx </text:span><text:a xlink:type="simple" xlink:href="http://bibliaonline.com.br/acf/ex/29/1-8" text:style-name="Internet_20_link" text:visited-style-name="Visited_20_Internet_20_Link"><text:span text:style-name="T2">29:1-8</text:span></text:a><text:span text:style-name="T2"> Embora a expressão "sacerdotes" incluísse Aarão e seus dois filhos, Nadab e Abiú, vale a pena notar que as vestes de Aarão era mais coloridas que as de seus filhos. Por que? Porque Aarão é um tipo de Cristo, e seus filhos um tipo do crente individual em Cristo.</text:span></text:p>
        <text:p text:style-name="P2"/>
        <text:p text:style-name="P2"><text:span text:style-name="T2">Êx </text:span><text:a xlink:type="simple" xlink:href="http://bibliaonline.com.br/acf/ex/29/9-28" text:style-name="Internet_20_link" text:visited-style-name="Visited_20_Internet_20_Link"><text:span text:style-name="T2">29:9-28</text:span></text:a><text:span text:style-name="T2"> Aarão e seus filhos são consagrados a Deus como sacerdotes. Às vezes a descrição se aplica a todos os três, outras vezes apenas a Aarão. Cristo compartilha algumas de Suas glórias conosco (</text:span><text:a xlink:type="simple" xlink:href="http://bibliaonline.com.br/acf/jo/17/22" text:style-name="Internet_20_link" text:visited-style-name="Visited_20_Internet_20_Link"><text:span text:style-name="T2">Jo 17:22</text:span></text:a><text:span text:style-name="T2">) e algumas são só dEle (</text:span><text:a xlink:type="simple" xlink:href="http://bibliaonline.com.br/acf/jo/17/5" text:style-name="Internet_20_link" text:visited-style-name="Visited_20_Internet_20_Link"><text:span text:style-name="T2">Jo 17:5</text:span></text:a><text:span text:style-name="T2">). A palavra consagrado (</text:span><text:a xlink:type="simple" xlink:href="https://www.bibliaonline.com.br/acf/ex/29/9" text:style-name="Internet_20_link" text:visited-style-name="Visited_20_Internet_20_Link"><text:span text:style-name="T2">vers. 9</text:span></text:a><text:span text:style-name="T2">) significa "encher a mão" (</text:span><text:a xlink:type="simple" xlink:href="https://www.bibliaonline.com.br/acf/ex/29/24" text:style-name="Internet_20_link" text:visited-style-name="Visited_20_Internet_20_Link"><text:span text:style-name="T2">vers. 24</text:span></text:a><text:span text:style-name="T2">).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span></text:p>
        <text:p text:style-name="P2"/>
        <text:p text:style-name="P2"><text:span text:style-name="T2">Êx </text:span><text:a xlink:type="simple" xlink:href="http://bibliaonline.com.br/acf/ex/29/29-30" text:style-name="Internet_20_link" text:visited-style-name="Visited_20_Internet_20_Link"><text:span text:style-name="T2">29:29-30</text:span></text:a><text:span text:style-name="T2"> Quando Aarão morreu, toda sua porção e vestes passaram para o filho mais velho.</text:span></text:p>
        <text:p text:style-name="P2"/>
        <text:p text:style-name="P2"><text:span text:style-name="T2">Êx </text:span><text:a xlink:type="simple" xlink:href="http://bibliaonline.com.br/acf/ex/29/30-37" text:style-name="Internet_20_link" text:visited-style-name="Visited_20_Internet_20_Link"><text:span text:style-name="T2">29:30-37</text:span></text:a><text:span text:style-name="T2"> Sete dias é uma figura de toda a nossa vida cristã. O Senhor Jesus está vivendo no céu como nosso Sumo Sacerdote. Leia </text:span><text:a xlink:type="simple" xlink:href="http://bibliaonline.com.br/acf/hb/7/25,26" text:style-name="Internet_20_link" text:visited-style-name="Visited_20_Internet_20_Link"><text:span text:style-name="T2">Hb 7:25,26</text:span></text:a><text:span text:style-name="T2">. Nós também deveríamos corresponder a todo o Seu amor.</text:span></text:p>
        <text:p text:style-name="P2"/>
        <text:p text:style-name="P2"><text:span text:style-name="T2">Êx </text:span><text:a xlink:type="simple" xlink:href="http://bibliaonline.com.br/acf/ex/29/38-46" text:style-name="Internet_20_link" text:visited-style-name="Visited_20_Internet_20_Link"><text:span text:style-name="T2">29:38-46</text:span></text:a><text:span text:style-name="T2"> Estas eram ofertas para serem feitas a Deus a cada dia. Você gostaria de ler um belo versículo que se aplica a você hoje? </text:span><text:a xlink:type="simple" xlink:href="http://bibliaonline.com.br/acf/hb/13/15" text:style-name="Internet_20_link" text:visited-style-name="Visited_20_Internet_20_Link"><text:span text:style-name="T2">Hb 13:15</text:span></text:a><text:span text:style-name="T2">. Que isto possa ser verdadeiro a nosso respeito!</text:span></text:p>
        <text:p text:style-name="P2"/>
        <text:h text:style-name="P5" text:outline-level="2"><text:bookmark-start text:name="__RefHeading___Toc367_1522826305"/>#104<text:bookmark-end text:name="__RefHeading___Toc367_1522826305"/></text:h>
        <text:p text:style-name="P2"/>
        <text:p text:style-name="P3">A obediência à Sua Palavra responde todas as dúvidas e dificuldades em minha vida.</text:p>
        <text:p text:style-name="P2"><text:soft-page-break/></text:p>
        <text:h text:style-name="P6" text:outline-level="2"><text:bookmark-start text:name="__RefHeading___Toc369_1522826305"/><text:a xlink:type="simple" xlink:href="https://www.bibliaonline.com.br/acf/ex/30/1-10" text:style-name="Internet_20_link" text:visited-style-name="Visited_20_Internet_20_Link"><text:span text:style-name="T2">ÊXODO 30, Vers. 1-10</text:span></text:a><text:bookmark-end text:name="__RefHeading___Toc369_1522826305"/></text:h>
        <text:p text:style-name="P2"/>
        <text:p text:style-name="P2"><text:span text:style-name="T2">Quando terminamos o </text:span><text:a xlink:type="simple" xlink:href="https://www.bibliaonline.com.br/acf/ex/27" text:style-name="Internet_20_link" text:visited-style-name="Visited_20_Internet_20_Link"><text:span text:style-name="T2">capítulo 27</text:span></text:a><text:span text:style-name="T2">,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text:span><text:a xlink:type="simple" xlink:href="https://www.bibliaonline.com.br/acf/ex/28" text:style-name="Internet_20_link" text:visited-style-name="Visited_20_Internet_20_Link"><text:span text:style-name="T2">28</text:span></text:a><text:span text:style-name="T2"> e </text:span><text:a xlink:type="simple" xlink:href="https://www.bibliaonline.com.br/acf/ex/29" text:style-name="Internet_20_link" text:visited-style-name="Visited_20_Internet_20_Link"><text:span text:style-name="T2">29</text:span></text:a><text:span text:style-name="T2"> ligam as duas seções; o sacerdote (Cristo) está entre elas (</text:span><text:a xlink:type="simple" xlink:href="http://bibliaonline.com.br/acf/1tm/2/5" text:style-name="Internet_20_link" text:visited-style-name="Visited_20_Internet_20_Link"><text:span text:style-name="T2">1Tm 2:5</text:span></text:a><text:span text:style-name="T2">).</text:span></text:p>
        <text:p text:style-name="P2"/>
        <text:p text:style-name="P2"><text:span text:style-name="T2">Êx </text:span><text:a xlink:type="simple" xlink:href="http://bibliaonline.com.br/acf/ex/30/1-10" text:style-name="Internet_20_link" text:visited-style-name="Visited_20_Internet_20_Link"><text:span text:style-name="T2">30:1-10</text:span></text:a><text:span text:style-name="T2"> O altar de ouro do incenso. Bem pequeno... cerca de 50 cm x 50 cm x 1,00 m de altura. Você irá recordar que o altar de cobre era 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text:span><text:a xlink:type="simple" xlink:href="http://bibliaonline.com.br/acf/1pe/2/3-7" text:style-name="Internet_20_link" text:visited-style-name="Visited_20_Internet_20_Link"><text:span text:style-name="T2">2:3-7</text:span></text:a><text:span text:style-name="T2">. Que precioso! Gaste um minuto para ler Ap </text:span><text:a xlink:type="simple" xlink:href="http://bibliaonline.com.br/acf/ap/8/3-4" text:style-name="Internet_20_link" text:visited-style-name="Visited_20_Internet_20_Link"><text:span text:style-name="T2">8:3-4</text:span></text:a><text:span text:style-name="T2"> para ser ajudado a entender o significado do altar de ouro. Ali ele é usado pelos crentes que sobrevivem durante a tribulação, como que elevando, com suas orações, o incenso. Repare como subiu alto! Cristo é o doce incenso que oferecemos a Deus.</text:span></text:p>
        <text:p text:style-name="P2"/>
        <text:h text:style-name="P5" text:outline-level="2"><text:bookmark-start text:name="__RefHeading___Toc371_1522826305"/>#105<text:bookmark-end text:name="__RefHeading___Toc371_1522826305"/></text:h>
        <text:p text:style-name="P2"/>
        <text:p text:style-name="P3">É da maior importância que minha vida interior seja mantida no nível de minha atividade exterior. Se não for assim, estou perto de cair espiritualmente.</text:p>
        <text:p text:style-name="P2"/>
        <text:h text:style-name="P6" text:outline-level="2"><text:bookmark-start text:name="__RefHeading___Toc373_1522826305"/><text:a xlink:type="simple" xlink:href="https://www.bibliaonline.com.br/acf/ex/30/11-38" text:style-name="Internet_20_link" text:visited-style-name="Visited_20_Internet_20_Link"><text:span text:style-name="T2">ÊXODO 30, Vers. 11-38</text:span></text:a><text:bookmark-end text:name="__RefHeading___Toc373_1522826305"/></text:h>
        <text:p text:style-name="P2"/>
        <text:p text:style-name="P2"><text:span text:style-name="T2">Todo homem no arraial de Israel tinha que levar o dinheiro do "resgate". Não havia diferença entre homens ricos e pobres. Para hoje... existe um preço a ser pago pelo pecado... o sangue de Cristo (1 Pd </text:span><text:a xlink:type="simple" xlink:href="http://bibliaonline.com.br/acf/1pe/1/18-19" text:style-name="Internet_20_link" text:visited-style-name="Visited_20_Internet_20_Link"><text:span text:style-name="T2">1:18-19</text:span></text:a><text:span text:style-name="T2">).</text:span></text:p>
        <text:p text:style-name="P2"/>
        <text:p text:style-name="P2"><text:span text:style-name="T2">Êx </text:span><text:a xlink:type="simple" xlink:href="http://bibliaonline.com.br/acf/ex/30/17-21" text:style-name="Internet_20_link" text:visited-style-name="Visited_20_Internet_20_Link"><text:span text:style-name="T2">30:17-21</text:span></text:a><text:span text:style-name="T2"> A pia. Para o sacerdote se lavar cada vez que ia fazer o trabalho no tabernáculo. Repare o aviso, dado duas vezes, sobre a negligência. Evidentemente entendemos que o crente não pode perder sua salvação, mas ele pode perder o privilégio </text:span><text:soft-page-break/><text:span text:style-name="T2">de sua obra sacerdotal se for descuidado nesta vida. Precisamos de mãos limpas (aquilo que fazemos) e pés limpos (aonde vamos). Nossa vida hoje é tão ocupada em "fazer as coisas", que estes versículos provavelmente são um choque para nós, pois estão dizendo o quão importante é a adoração a Deus. Em nossos dias, o serviço (é triste admitir) está substituindo a adoração em importância. Portanto leiamos </text:span><text:a xlink:type="simple" xlink:href="http://bibliaonline.com.br/acf/hb/8/3,4" text:style-name="Internet_20_link" text:visited-style-name="Visited_20_Internet_20_Link"><text:span text:style-name="T2">Hb 8:3 e 4</text:span></text:a><text:span text:style-name="T2"> para sermos ajudados a entender que Deus está nos dizendo algo.</text:span></text:p>
        <text:p text:style-name="P2"/>
        <text:p text:style-name="P2"><text:span text:style-name="T2">Êx </text:span><text:a xlink:type="simple" xlink:href="http://bibliaonline.com.br/acf/ex/30/22-38" text:style-name="Internet_20_link" text:visited-style-name="Visited_20_Internet_20_Link"><text:span text:style-name="T2">30:22-38</text:span></text:a><text:span text:style-name="T2">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span></text:p>
        <text:p text:style-name="P2"/>
        <text:h text:style-name="P5" text:outline-level="2"><text:bookmark-start text:name="__RefHeading___Toc375_1522826305"/>#106<text:bookmark-end text:name="__RefHeading___Toc375_1522826305"/></text:h>
        <text:p text:style-name="P2"/>
        <text:p text:style-name="P3">Todo o poder e serviço eficaz vem de minha submissão à Sua Palavra.</text:p>
        <text:p text:style-name="P2"/>
        <text:h text:style-name="P6" text:outline-level="2"><text:bookmark-start text:name="__RefHeading___Toc377_1522826305"/><text:a xlink:type="simple" xlink:href="https://www.bibliaonline.com.br/acf/ex/31" text:style-name="Internet_20_link" text:visited-style-name="Visited_20_Internet_20_Link"><text:span text:style-name="T2">ÊXODO 31</text:span></text:a><text:bookmark-end text:name="__RefHeading___Toc377_1522826305"/></text:h>
        <text:p text:style-name="P2"/>
        <text:p text:style-name="P2"><text:span text:style-name="T2">Êx </text:span><text:a xlink:type="simple" xlink:href="http://bibliaonline.com.br/acf/ex/31/1-11" text:style-name="Internet_20_link" text:visited-style-name="Visited_20_Internet_20_Link"><text:span text:style-name="T2">31:1-11</text:span></text:a><text:span text:style-name="T2"> Homens e mulheres especiais para o trabalho especial de edificar o tabernáculo (veja Mc </text:span><text:a xlink:type="simple" xlink:href="http://bibliaonline.com.br/acf/mc/13/23" text:style-name="Internet_20_link" text:visited-style-name="Visited_20_Internet_20_Link"><text:span text:style-name="T2">13:23</text:span></text:a><text:span text:style-name="T2">). Quando você é salvo pelo Senhor, já está preparado para a obra que Ele tem para você fazer, se tiver o desejo de obedecer (veja </text:span><text:a xlink:type="simple" xlink:href="http://bibliaonline.com.br/acf/2tm/2/21" text:style-name="Internet_20_link" text:visited-style-name="Visited_20_Internet_20_Link"><text:span text:style-name="T2">2Tm 2:21</text:span></text:a><text:span text:style-name="T2">). Repare algumas belas observações. O Senhor diz, a respeito desses trabalhadores, "Eis que eu tenho chamado por nome... E o enchi do Espírito de Deus, de sabedoria... entendimento... ciência... lavor" (Leia </text:span><text:a xlink:type="simple" xlink:href="http://bibliaonline.com.br/acf/1jo/2/20" text:style-name="Internet_20_link" text:visited-style-name="Visited_20_Internet_20_Link"><text:span text:style-name="T2">1 Jo 2:20</text:span></text:a><text:span text:style-name="T2">; </text:span><text:a xlink:type="simple" xlink:href="http://bibliaonline.com.br/acf/ef/1/8" text:style-name="Internet_20_link" text:visited-style-name="Visited_20_Internet_20_Link"><text:span text:style-name="T2">Ef 1:8</text:span></text:a><text:span text:style-name="T2">; 2 Tm </text:span><text:a xlink:type="simple" xlink:href="http://bibliaonline.com.br/acf/2tm/2/21" text:style-name="Internet_20_link" text:visited-style-name="Visited_20_Internet_20_Link"><text:span text:style-name="T2">2:21</text:span></text:a><text:span text:style-name="T2">).</text:span></text:p>
        <text:p text:style-name="P2"/>
        <text:p text:style-name="P2"><text:span text:style-name="T2">Êx </text:span><text:a xlink:type="simple" xlink:href="http://bibliaonline.com.br/acf/ex/31/12-18" text:style-name="Internet_20_link" text:visited-style-name="Visited_20_Internet_20_Link"><text:span text:style-name="T2">31:12-18</text:span></text:a><text:span text:style-name="T2"> A importância do Sábado (Leia Êx </text:span><text:a xlink:type="simple" xlink:href="http://bibliaonline.com.br/acf/ex/16/23-26" text:style-name="Internet_20_link" text:visited-style-name="Visited_20_Internet_20_Link"><text:span text:style-name="T2">16:23-26</text:span></text:a><text:span text:style-name="T2">, pela primeira vez mencionado nas Escrituras). Significa "descanso decorrente de uma obra terminada". A Criação nos diz isto (</text:span><text:a xlink:type="simple" xlink:href="http://bibliaonline.com.br/acf/gn/2/3" text:style-name="Internet_20_link" text:visited-style-name="Visited_20_Internet_20_Link"><text:span text:style-name="T2">Gn 2:3</text:span></text:a><text:span text:style-name="T2">). Em nosso capítulo, </text:span><text:a xlink:type="simple" xlink:href="https://www.bibliaonline.com.br/acf/ex/31/14" text:style-name="Internet_20_link" text:visited-style-name="Visited_20_Internet_20_Link"><text:span text:style-name="T2">vers. 14</text:span></text:a><text:span text:style-name="T2">... as conseqüências de desobedecer. No Cristianismo não guardamos o Sábado pois chegou a um final (leia Rm </text:span><text:a xlink:type="simple" xlink:href="http://bibliaonline.com.br/acf/rm/10/4" text:style-name="Internet_20_link" text:visited-style-name="Visited_20_Internet_20_Link"><text:span text:style-name="T2">10:4</text:span></text:a><text:span text:style-name="T2">). Jesus esteve morto durante todo o dia de Sábado e foi ressuscitado de entre os mortos na manhã do Domingo (o Dia do Senhor - </text:span><text:a xlink:type="simple" xlink:href="http://bibliaonline.com.br/acf/jo/20/1" text:style-name="Internet_20_link" text:visited-style-name="Visited_20_Internet_20_Link"><text:span text:style-name="T2">Jo 20:1</text:span></text:a><text:span text:style-name="T2">). O primeiro dia da semana é o dia do crente (leia </text:span><text:a xlink:type="simple" xlink:href="https://www.bibliaonline.com.br/acf/atos/20/7" text:style-name="Internet_20_link" text:visited-style-name="Visited_20_Internet_20_Link"><text:span text:style-name="T2">Atos 20:7</text:span></text:a><text:span text:style-name="T2"> para ver o que o crente deve fazer neste dia). Há uma nova criação </text:span><text:soft-page-break/><text:span text:style-name="T2">(</text:span><text:a xlink:type="simple" xlink:href="http://bibliaonline.com.br/acf/2co/5/17" text:style-name="Internet_20_link" text:visited-style-name="Visited_20_Internet_20_Link"><text:span text:style-name="T2">2 Co 5:17</text:span></text:a><text:span text:style-name="T2">).</text:span></text:p>
        <text:p text:style-name="P2"/>
        <text:h text:style-name="P5" text:outline-level="2"><text:bookmark-start text:name="__RefHeading___Toc379_1522826305"/>#107<text:bookmark-end text:name="__RefHeading___Toc379_1522826305"/></text:h>
        <text:p text:style-name="P2"/>
        <text:p text:style-name="P3">A perfeita obediência traduzia-se, para Jesus, em perfeita comunhão com Seu Pai... a medida de minha obediência é a medida de minha comunhão com meu Pai.</text:p>
        <text:p text:style-name="P2"/>
        <text:h text:style-name="P6" text:outline-level="2"><text:bookmark-start text:name="__RefHeading___Toc381_1522826305"/><text:a xlink:type="simple" xlink:href="https://www.bibliaonline.com.br/acf/ex/32" text:style-name="Internet_20_link" text:visited-style-name="Visited_20_Internet_20_Link"><text:span text:style-name="T2">ÊXODO 32</text:span></text:a><text:bookmark-end text:name="__RefHeading___Toc381_1522826305"/></text:h>
        <text:p text:style-name="P2"/>
        <text:p text:style-name="P3">Em meio a todo este maravilhoso assunto da construção do tabernáculo, repentinamente, entra um temível problema. Sempre que Deus está trabalhando, Satanás seguramente levanta oposição.</text:p>
        <text:p text:style-name="P2"/>
        <text:p text:style-name="P2"><text:span text:style-name="T2">Êx </text:span><text:a xlink:type="simple" xlink:href="http://bibliaonline.com.br/acf/ex/32/1-6" text:style-name="Internet_20_link" text:visited-style-name="Visited_20_Internet_20_Link"><text:span text:style-name="T2">32:1-6</text:span></text:a><text:span text:style-name="T2"> Se Aarão tivesse obedecido o que lhe havia sido mandado em Êx </text:span><text:a xlink:type="simple" xlink:href="http://bibliaonline.com.br/acf/ex/20/2-5" text:style-name="Internet_20_link" text:visited-style-name="Visited_20_Internet_20_Link"><text:span text:style-name="T2">20:2-5</text:span></text:a><text:span text:style-name="T2">, ele não teria sido envolvido nesta questão. De Êx </text:span><text:a xlink:type="simple" xlink:href="http://bibliaonline.com.br/acf/ex/11/2" text:style-name="Internet_20_link" text:visited-style-name="Visited_20_Internet_20_Link"><text:span text:style-name="T2">11:2</text:span></text:a><text:span text:style-name="T2"> aprendemos onde o povo havia conseguido suas jóias. Deus tinha a intenção de que isso fosse utilizado na construção do tabernáculo! E quando o bezerro de ouro é feito, eles fingem adorar o Senhor. E se levantaram para se divertir. Que horrível!</text:span></text:p>
        <text:p text:style-name="P2"/>
        <text:p text:style-name="P2"><text:span text:style-name="T2">Êx </text:span><text:a xlink:type="simple" xlink:href="http://bibliaonline.com.br/acf/ex/32/7-10" text:style-name="Internet_20_link" text:visited-style-name="Visited_20_Internet_20_Link"><text:span text:style-name="T2">32:7-10</text:span></text:a><text:span text:style-name="T2"> Nada escapa aos olhos de Deus.</text:span></text:p>
        <text:p text:style-name="P2"/>
        <text:p text:style-name="P2"><text:span text:style-name="T2">Êx </text:span><text:a xlink:type="simple" xlink:href="http://bibliaonline.com.br/acf/ex/32/11-14" text:style-name="Internet_20_link" text:visited-style-name="Visited_20_Internet_20_Link"><text:span text:style-name="T2">32:11-14</text:span></text:a><text:span text:style-name="T2"> Moisés graciosamente intercede pelo povo pecador. O Senhor aceita as palavras de Moisés.</text:span></text:p>
        <text:p text:style-name="P2"/>
        <text:p text:style-name="P2"><text:span text:style-name="T2">Êx </text:span><text:a xlink:type="simple" xlink:href="http://bibliaonline.com.br/acf/ex/32/15-18" text:style-name="Internet_20_link" text:visited-style-name="Visited_20_Internet_20_Link"><text:span text:style-name="T2">32:15-18</text:span></text:a><text:span text:style-name="T2"> Moisés e Josué descem da montanha com os dez mandamentos escritos em duas pedras.</text:span></text:p>
        <text:p text:style-name="P2"/>
        <text:p text:style-name="P2"><text:span text:style-name="T2">Êx </text:span><text:a xlink:type="simple" xlink:href="http://bibliaonline.com.br/acf/ex/32/19-21" text:style-name="Internet_20_link" text:visited-style-name="Visited_20_Internet_20_Link"><text:span text:style-name="T2">32:19-21</text:span></text:a><text:span text:style-name="T2">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span></text:p>
        <text:p text:style-name="P2"/>
        <text:p text:style-name="P2"><text:span text:style-name="T2">Êx </text:span><text:a xlink:type="simple" xlink:href="http://bibliaonline.com.br/acf/ex/32/22-24" text:style-name="Internet_20_link" text:visited-style-name="Visited_20_Internet_20_Link"><text:span text:style-name="T2">32:22-24</text:span></text:a><text:span text:style-name="T2"> Culpando os outros e não falando a verdade.</text:span></text:p>
        <text:p text:style-name="P2"/>
        <text:p text:style-name="P2"><text:soft-page-break/><text:span text:style-name="T2">Êx </text:span><text:a xlink:type="simple" xlink:href="http://bibliaonline.com.br/acf/ex/32/26" text:style-name="Internet_20_link" text:visited-style-name="Visited_20_Internet_20_Link"><text:span text:style-name="T2">32:26</text:span></text:a><text:span text:style-name="T2"> Lindo contraste. Estes homens estavam desejosos de se separarem do mal. E nós? Lembre-se de que tratava-se de mal religioso.</text:span></text:p>
        <text:p text:style-name="P2"/>
        <text:p text:style-name="P2"><text:span text:style-name="T2">Êx </text:span><text:a xlink:type="simple" xlink:href="http://bibliaonline.com.br/acf/ex/32/32" text:style-name="Internet_20_link" text:visited-style-name="Visited_20_Internet_20_Link"><text:span text:style-name="T2">32:32</text:span></text:a><text:span text:style-name="T2"> Que amor Moisés tem pelo povo!</text:span></text:p>
        <text:p text:style-name="P2"/>
        <text:p text:style-name="P2"><text:span text:style-name="T2">Êx </text:span><text:a xlink:type="simple" xlink:href="http://bibliaonline.com.br/acf/ex/32/34-35" text:style-name="Internet_20_link" text:visited-style-name="Visited_20_Internet_20_Link"><text:span text:style-name="T2">32:34-35</text:span></text:a><text:span text:style-name="T2"> Embora o Senhor fosse gracioso, todavia o castigo deve vir.</text:span></text:p>
        <text:p text:style-name="P2"/>
        <text:h text:style-name="P7" text:outline-level="2"><text:bookmark-start text:name="__RefHeading___Toc383_1522826305"/>#108<text:bookmark-end text:name="__RefHeading___Toc383_1522826305"/></text:h>
        <text:p text:style-name="P2"/>
        <text:p text:style-name="P3">O orgulho barra o caminho do discernimento.</text:p>
        <text:p text:style-name="P2"/>
        <text:h text:style-name="P6" text:outline-level="2"><text:bookmark-start text:name="__RefHeading___Toc385_1522826305"/><text:a xlink:type="simple" xlink:href="https://www.bibliaonline.com.br/acf/ex/33" text:style-name="Internet_20_link" text:visited-style-name="Visited_20_Internet_20_Link"><text:span text:style-name="T2">ÊXODO 33</text:span></text:a><text:bookmark-end text:name="__RefHeading___Toc385_1522826305"/></text:h>
        <text:p text:style-name="P2"/>
        <text:p text:style-name="P2"><text:span text:style-name="T2">Êx </text:span><text:a xlink:type="simple" xlink:href="http://bibliaonline.com.br/acf/ex/33/1-6" text:style-name="Internet_20_link" text:visited-style-name="Visited_20_Internet_20_Link"><text:span text:style-name="T2">33:1-6</text:span></text:a><text:span text:style-name="T2"> Quando o Senhor enxerga algo em nossa vida, que não esteja Lhe agradando, devemos nos livrar disso se desejamos ser restaurados. Somente então começa o progresso em nossa alma.</text:span></text:p>
        <text:p text:style-name="P2"/>
        <text:p text:style-name="P2"><text:span text:style-name="T2">Êx </text:span><text:a xlink:type="simple" xlink:href="http://bibliaonline.com.br/acf/ex/33/7-11" text:style-name="Internet_20_link" text:visited-style-name="Visited_20_Internet_20_Link"><text:span text:style-name="T2">33:7-11</text:span></text:a><text:span text:style-name="T2"> Cada homem precisa agora tomar uma decisão pessoal... ficar no arraial, ou se quiser agradar o Senhor, sair para o tabernáculo ("uma tenda de reunião") armado longe do arraial. Abra agora em </text:span><text:a xlink:type="simple" xlink:href="http://bibliaonline.com.br/acf/hb/13/13" text:style-name="Internet_20_link" text:visited-style-name="Visited_20_Internet_20_Link"><text:span text:style-name="T2">Hb 13:13</text:span></text:a><text:span text:style-name="T2">... instruções para crentes hoje. Assim como o arraial de Israel estava contaminado por mal religioso, o Cristianismo hoje acabou contaminado pela corrupção da religião inventada pelo homem. Devemos sair a Cristo, levando Seu vitupério (vergonha). Se você fizer isto irá aprender o que significa vitupério.</text:span></text:p>
        <text:p text:style-name="P2"/>
        <text:p text:style-name="P2"><text:span text:style-name="T2">Êx </text:span><text:a xlink:type="simple" xlink:href="http://bibliaonline.com.br/acf/ex/33/12-16" text:style-name="Internet_20_link" text:visited-style-name="Visited_20_Internet_20_Link"><text:span text:style-name="T2">33:12-16</text:span></text:a><text:span text:style-name="T2"> Será isto suficiente para nós também? Ou será que precisamos que algum homem nos dirija?</text:span></text:p>
        <text:p text:style-name="P2"/>
        <text:p text:style-name="P2"><text:span text:style-name="T2">Êx </text:span><text:a xlink:type="simple" xlink:href="http://bibliaonline.com.br/acf/ex/33/17-23" text:style-name="Internet_20_link" text:visited-style-name="Visited_20_Internet_20_Link"><text:span text:style-name="T2">33:17-23</text:span></text:a><text:span text:style-name="T2">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span></text:p>
        <text:p text:style-name="P2"/>
        <text:h text:style-name="P5" text:outline-level="2"><text:bookmark-start text:name="__RefHeading___Toc387_1522826305"/><text:soft-page-break/>#109<text:bookmark-end text:name="__RefHeading___Toc387_1522826305"/></text:h>
        <text:p text:style-name="P2"/>
        <text:p text:style-name="P3">Se temo a Deus, estou SEMPRE forte, pois Deus está SEMPRE comigo.</text:p>
        <text:p text:style-name="P2"/>
        <text:h text:style-name="P6" text:outline-level="2"><text:bookmark-start text:name="__RefHeading___Toc389_1522826305"/><text:a xlink:type="simple" xlink:href="https://www.bibliaonline.com.br/acf/ex/34" text:style-name="Internet_20_link" text:visited-style-name="Visited_20_Internet_20_Link"><text:span text:style-name="T2">ÊXODO 34</text:span></text:a><text:bookmark-end text:name="__RefHeading___Toc389_1522826305"/></text:h>
        <text:p text:style-name="P2"/>
        <text:p text:style-name="P2"><text:span text:style-name="T2">Êx </text:span><text:a xlink:type="simple" xlink:href="http://bibliaonline.com.br/acf/ex/34/1-10" text:style-name="Internet_20_link" text:visited-style-name="Visited_20_Internet_20_Link"><text:span text:style-name="T2">34:1-10</text:span></text:a><text:span text:style-name="T2"> Que graça da parte do Senhor. Ele diz a Moisés que escreveria os dez mandamentos pela segunda vez. Mas repare que nos versículos </text:span><text:a xlink:type="simple" xlink:href="https://www.bibliaonline.com.br/acf/ex/34/6-7" text:style-name="Internet_20_link" text:visited-style-name="Visited_20_Internet_20_Link"><text:span text:style-name="T2">6 e 7</text:span></text:a><text:span text:style-name="T2"> aparecem misericórdia e perdão que não foram mencionados na primeira vez. Que humildade da parte de Moisés! Enquanto lemos a Palavra de Deus e entendemos o quão bom Ele é, e quão falhos nós os crentes somos, será que somos afetados como mostra o </text:span><text:a xlink:type="simple" xlink:href="https://www.bibliaonline.com.br/acf/ex/34/8" text:style-name="Internet_20_link" text:visited-style-name="Visited_20_Internet_20_Link"><text:span text:style-name="T2">versículo 8</text:span></text:a><text:span text:style-name="T2">? Nossos pensamentos devem começar com Ele, Seu amor, Seu poder.</text:span></text:p>
        <text:p text:style-name="P2"/>
        <text:p text:style-name="P2"><text:span text:style-name="T2">Êx </text:span><text:a xlink:type="simple" xlink:href="http://bibliaonline.com.br/acf/ex/34/11" text:style-name="Internet_20_link" text:visited-style-name="Visited_20_Internet_20_Link"><text:span text:style-name="T2">34:11</text:span></text:a><text:span text:style-name="T2"> O que Deus faria.</text:span></text:p>
        <text:p text:style-name="P2"/>
        <text:p text:style-name="P2"><text:span text:style-name="T2">Êx </text:span><text:a xlink:type="simple" xlink:href="http://bibliaonline.com.br/acf/ex/34/12" text:style-name="Internet_20_link" text:visited-style-name="Visited_20_Internet_20_Link"><text:span text:style-name="T2">34:12</text:span></text:a><text:span text:style-name="T2"> O que eles deviam fazer... separar-se das práticas e pensamentos religiosos do povo do </text:span><text:a xlink:type="simple" xlink:href="https://www.bibliaonline.com.br/acf/ex/34/11" text:style-name="Internet_20_link" text:visited-style-name="Visited_20_Internet_20_Link"><text:span text:style-name="T2">versículo 11</text:span></text:a><text:span text:style-name="T2">. No </text:span><text:a xlink:type="simple" xlink:href="https://www.bibliaonline.com.br/acf/ex/34/15" text:style-name="Internet_20_link" text:visited-style-name="Visited_20_Internet_20_Link"><text:span text:style-name="T2">versículo 15</text:span></text:a><text:span text:style-name="T2">, as palavras "alguém te chama" (na versão inglesa) significa "quando convidados". Se outros nos convidam para atividades religiosas que sejam contra a verdade da Palavra de Deus, devemos recusar. Se não recusamos como pais, veja o que acontece a nossos filhos no </text:span><text:a xlink:type="simple" xlink:href="https://www.bibliaonline.com.br/acf/ex/34/16" text:style-name="Internet_20_link" text:visited-style-name="Visited_20_Internet_20_Link"><text:span text:style-name="T2">versículo 16</text:span></text:a><text:span text:style-name="T2">.</text:span></text:p>
        <text:p text:style-name="P2"/>
        <text:p text:style-name="P2"><text:span text:style-name="T2">Êx </text:span><text:a xlink:type="simple" xlink:href="http://bibliaonline.com.br/acf/ex/34/23-24" text:style-name="Internet_20_link" text:visited-style-name="Visited_20_Internet_20_Link"><text:span text:style-name="T2">34:23-24</text:span></text:a><text:span text:style-name="T2"> Cada homem devia ir ao centro dado por Deus três vezes por ano. Se honrassem assim ao Senhor, Ele prometia que não sofreriam qualquer perda enquanto estivessem fora. Se colocarmos o Senhor em primeiro lugar, Ele nos guardará.</text:span></text:p>
        <text:p text:style-name="P2"/>
        <text:p text:style-name="P2"><text:span text:style-name="T2">Êx </text:span><text:a xlink:type="simple" xlink:href="http://bibliaonline.com.br/acf/ex/34/27" text:style-name="Internet_20_link" text:visited-style-name="Visited_20_Internet_20_Link"><text:span text:style-name="T2">34:27</text:span></text:a><text:span text:style-name="T2"> Deus quer que aprendamos "o teor destas palavras". Veja Ne </text:span><text:a xlink:type="simple" xlink:href="http://bibliaonline.com.br/acf/ne/8/8" text:style-name="Internet_20_link" text:visited-style-name="Visited_20_Internet_20_Link"><text:span text:style-name="T2">8:8</text:span></text:a><text:span text:style-name="T2"> e 1 Co </text:span><text:a xlink:type="simple" xlink:href="http://bibliaonline.com.br/acf/1co/3/6" text:style-name="Internet_20_link" text:visited-style-name="Visited_20_Internet_20_Link"><text:span text:style-name="T2">3:6</text:span></text:a><text:span text:style-name="T2">. Possamos ganhar o "sentido" e o "espírito" da Palavra de Deus, bem como suas próprias palavras.</text:span></text:p>
        <text:p text:style-name="P2"/>
        <text:p text:style-name="P2"><text:span text:style-name="T2">Êx </text:span><text:a xlink:type="simple" xlink:href="http://bibliaonline.com.br/acf/ex/34/29" text:style-name="Internet_20_link" text:visited-style-name="Visited_20_Internet_20_Link"><text:span text:style-name="T2">34:29</text:span></text:a><text:span text:style-name="T2"> Isto não tinha acontecido na vez anterior. A graça de Deus nos torna Cristãos que brilham? Se não, talvez precisemos gastar mais tempo a sós com Ele - </text:span><text:a xlink:type="simple" xlink:href="http://bibliaonline.com.br/acf/ex/34/28" text:style-name="Internet_20_link" text:visited-style-name="Visited_20_Internet_20_Link"><text:span text:style-name="T2">vers. 28</text:span></text:a><text:span text:style-name="T2">.</text:span></text:p>
        <text:p text:style-name="P2"/>
        <text:p text:style-name="P2"><text:span text:style-name="T2">Êx </text:span><text:a xlink:type="simple" xlink:href="http://bibliaonline.com.br/acf/ex/34/30-35" text:style-name="Internet_20_link" text:visited-style-name="Visited_20_Internet_20_Link"><text:span text:style-name="T2">34:30-35</text:span></text:a><text:span text:style-name="T2"> Você pode querer ler </text:span><text:a xlink:type="simple" xlink:href="http://bibliaonline.com.br/acf/2co/3/" text:style-name="Internet_20_link" text:visited-style-name="Visited_20_Internet_20_Link"><text:span text:style-name="T2">2 Co 3</text:span></text:a><text:span text:style-name="T2"> inteiro para ver como Deus compara o </text:span><text:a xlink:type="simple" xlink:href="https://www.bibliaonline.com.br/acf/ex/34" text:style-name="Internet_20_link" text:visited-style-name="Visited_20_Internet_20_Link"><text:span text:style-name="T2">capítulo 34</text:span></text:a><text:span text:style-name="T2"> de hoje com o que nós Cristãos temos agora. A nação Judaica traz hoje o véu sobre </text:span><text:soft-page-break/><text:span text:style-name="T2">sua face.</text:span></text:p>
        <text:p text:style-name="P2"/>
        <text:h text:style-name="P7" text:outline-level="2"><text:bookmark-start text:name="__RefHeading___Toc391_1522826305"/>#110<text:bookmark-end text:name="__RefHeading___Toc391_1522826305"/></text:h>
        <text:p text:style-name="P2"/>
        <text:p text:style-name="P3">Minha fraqueza está em não saber como ser fraco.</text:p>
        <text:p text:style-name="P2"/>
        <text:h text:style-name="P6" text:outline-level="2"><text:bookmark-start text:name="__RefHeading___Toc393_1522826305"/><text:a xlink:type="simple" xlink:href="https://www.bibliaonline.com.br/acf/ex/35" text:style-name="Internet_20_link" text:visited-style-name="Visited_20_Internet_20_Link"><text:span text:style-name="T2">ÊXODO 35</text:span></text:a><text:bookmark-end text:name="__RefHeading___Toc393_1522826305"/></text:h>
        <text:p text:style-name="P2"/>
        <text:p text:style-name="P2"><text:span text:style-name="T2">Êx </text:span><text:a xlink:type="simple" xlink:href="http://bibliaonline.com.br/acf/ex/35/1-3" text:style-name="Internet_20_link" text:visited-style-name="Visited_20_Internet_20_Link"><text:span text:style-name="T2">35:1-3</text:span></text:a><text:span text:style-name="T2"> Repare a ênfase no Sábado - o dia do descanso... nem mesmo acender um fogo... uma figura de nosso descanso eterno na obra consumada de Cristo. Não devemos tentar acrescentar coisa alguma à Sua obra completa. O fogo do juízo caiu sobre Ele.</text:span></text:p>
        <text:p text:style-name="P2"/>
        <text:p text:style-name="P2"><text:span text:style-name="T2">Êx </text:span><text:a xlink:type="simple" xlink:href="http://bibliaonline.com.br/acf/ex/35/4-19" text:style-name="Internet_20_link" text:visited-style-name="Visited_20_Internet_20_Link"><text:span text:style-name="T2">35:4-19</text:span></text:a><text:span text:style-name="T2"> Primeiro os corações "dispostos" precisavam prover os materiais (</text:span><text:a xlink:type="simple" xlink:href="https://www.bibliaonline.com.br/acf/ex/35/5" text:style-name="Internet_20_link" text:visited-style-name="Visited_20_Internet_20_Link"><text:span text:style-name="T2">vers. 5</text:span></text:a><text:span text:style-name="T2">) - depois os "sábios" de coração deviam construir as peças do tabernáculo (</text:span><text:a xlink:type="simple" xlink:href="https://www.bibliaonline.com.br/acf/ex/35/10" text:style-name="Internet_20_link" text:visited-style-name="Visited_20_Internet_20_Link"><text:span text:style-name="T2">vers. 10</text:span></text:a><text:span text:style-name="T2">). Precisamos estar desejosos, Deus dá a sabedoria.</text:span></text:p>
        <text:p text:style-name="P2"/>
        <text:p text:style-name="P2"><text:span text:style-name="T2">Êx </text:span><text:a xlink:type="simple" xlink:href="http://bibliaonline.com.br/acf/ex/35/20-35" text:style-name="Internet_20_link" text:visited-style-name="Visited_20_Internet_20_Link"><text:span text:style-name="T2">35:20-35</text:span></text:a><text:span text:style-name="T2"> Primeiro, o povo trouxe voluntariamente os materiais para construir o tabernáculo.</text:span></text:p>
        <text:p text:style-name="P2"/>
        <text:p text:style-name="P2"><text:span text:style-name="T2">Êx </text:span><text:a xlink:type="simple" xlink:href="http://bibliaonline.com.br/acf/ex/35/20-29" text:style-name="Internet_20_link" text:visited-style-name="Visited_20_Internet_20_Link"><text:span text:style-name="T2">35:20-29</text:span></text:a><text:span text:style-name="T2"> Quando já entendemos o perdão de nossos pecados e já vimos um pouco da maravilhosa graça de Deus para conosco, estes versículos mostram o tipo de resposta que vêm do coração.</text:span></text:p>
        <text:p text:style-name="P2"/>
        <text:p text:style-name="P2"><text:span text:style-name="T2">Êx </text:span><text:a xlink:type="simple" xlink:href="http://bibliaonline.com.br/acf/ex/35/30-35" text:style-name="Internet_20_link" text:visited-style-name="Visited_20_Internet_20_Link"><text:span text:style-name="T2">35:30-35</text:span></text:a><text:span text:style-name="T2"> "para fazer... para ensinar". Será que estamos desejosos de sermos ensinados por aqueles que aprenderam de Deus? Veja </text:span><text:a xlink:type="simple" xlink:href="http://bibliaonline.com.br/acf/2tm/2/1-2" text:style-name="Internet_20_link" text:visited-style-name="Visited_20_Internet_20_Link"><text:span text:style-name="T2">2Tm 2:1-2</text:span></text:a><text:span text:style-name="T2">.</text:span></text:p>
        <text:p text:style-name="P2"/>
        <text:h text:style-name="P7" text:outline-level="2"><text:bookmark-start text:name="__RefHeading___Toc395_1522826305"/>#111<text:bookmark-end text:name="__RefHeading___Toc395_1522826305"/></text:h>
        <text:p text:style-name="P2"/>
        <text:p text:style-name="P3">Nenhuma nova verdade pode destituir uma velha verdade, principalmente porque não existe qualquer nova verdade.</text:p>
        <text:p text:style-name="P2"/>
        <text:h text:style-name="P6" text:outline-level="2"><text:bookmark-start text:name="__RefHeading___Toc397_1522826305"/><text:soft-page-break/><text:a xlink:type="simple" xlink:href="https://www.bibliaonline.com.br/acf/ex/36" text:style-name="Internet_20_link" text:visited-style-name="Visited_20_Internet_20_Link"><text:span text:style-name="T2">ÊXODO 36</text:span></text:a><text:bookmark-end text:name="__RefHeading___Toc397_1522826305"/></text:h>
        <text:p text:style-name="P2"/>
        <text:p text:style-name="P2"><text:span text:style-name="T2">Êx </text:span><text:a xlink:type="simple" xlink:href="http://bibliaonline.com.br/acf/ex/36/1-7" text:style-name="Internet_20_link" text:visited-style-name="Visited_20_Internet_20_Link"><text:span text:style-name="T2">36:1-7</text:span></text:a><text:span text:style-name="T2"> Que abundante generosidade. Que sabedoria, que habilidade estavam combinadas para completar esta magnífica obra!</text:span></text:p>
        <text:p text:style-name="P2"/>
        <text:p text:style-name="P2"><text:span text:style-name="T2">Êx </text:span><text:a xlink:type="simple" xlink:href="http://bibliaonline.com.br/acf/ex/36/8" text:style-name="Internet_20_link" text:visited-style-name="Visited_20_Internet_20_Link"><text:span text:style-name="T2">36:8</text:span></text:a><text:span text:style-name="T2"> Muitos homens e mulheres (vers. </text:span><text:a xlink:type="simple" xlink:href="https://www.bibliaonline.com.br/acf/ex/35/25-26" text:style-name="Internet_20_link" text:visited-style-name="Visited_20_Internet_20_Link"><text:span text:style-name="T2">25-26</text:span></text:a><text:span text:style-name="T2"> do capítulo 35). Existe trabalho para todos, cada um em seu próprio lugar.</text:span></text:p>
        <text:p text:style-name="P2"/>
        <text:p text:style-name="P2"><text:span text:style-name="T2">Êx </text:span><text:a xlink:type="simple" xlink:href="http://bibliaonline.com.br/acf/ex/36/9-19" text:style-name="Internet_20_link" text:visited-style-name="Visited_20_Internet_20_Link"><text:span text:style-name="T2">36:9-19</text:span></text:a><text:span text:style-name="T2"> Quando o Senhor falou a Moisés sobre o tabernáculo, começando no </text:span><text:a xlink:type="simple" xlink:href="https://www.bibliaonline.com.br/acf/ex/25" text:style-name="Internet_20_link" text:visited-style-name="Visited_20_Internet_20_Link"><text:span text:style-name="T2">capítulo 25</text:span></text:a><text:span text:style-name="T2">, a arca da Sua presença foi a primeira coisa mencionada. Mas quando a obra começa, as quatro coberturas do tabernáculo são feitas primeiro.</text:span></text:p>
        <text:p text:style-name="P2"/>
        <text:p text:style-name="P2"><text:span text:style-name="T2">Êx </text:span><text:a xlink:type="simple" xlink:href="http://bibliaonline.com.br/acf/ex/36/20-34" text:style-name="Internet_20_link" text:visited-style-name="Visited_20_Internet_20_Link"><text:span text:style-name="T2">36:20-34</text:span></text:a><text:span text:style-name="T2"> O que você pensaria destes trabalhadores se eles tivessem colocado as tábuas em diferentes agrupamentos? No </text:span><text:a xlink:type="simple" xlink:href="https://www.bibliaonline.com.br/acf/ex/36/22" text:style-name="Internet_20_link" text:visited-style-name="Visited_20_Internet_20_Link"><text:span text:style-name="T2">versículo 22</text:span></text:a><text:span text:style-name="T2"> "pregadas uma a outra" para formar um tabernáculo. Todavia há alguns Cristãos que dizem que está bem que existam muitos grupos de Cristãos, separados uns dos outros (veja Jo </text:span><text:a xlink:type="simple" xlink:href="http://bibliaonline.com.br/acf/jo/17/20-21" text:style-name="Internet_20_link" text:visited-style-name="Visited_20_Internet_20_Link"><text:span text:style-name="T2">17:20-21</text:span></text:a><text:span text:style-name="T2">).</text:span></text:p>
        <text:p text:style-name="P2"/>
        <text:p text:style-name="P2"><text:span text:style-name="T2">Êx </text:span><text:a xlink:type="simple" xlink:href="http://bibliaonline.com.br/acf/ex/36/35-38" text:style-name="Internet_20_link" text:visited-style-name="Visited_20_Internet_20_Link"><text:span text:style-name="T2">36:35-38</text:span></text:a><text:span text:style-name="T2"> Compare </text:span><text:a xlink:type="simple" xlink:href="http://bibliaonline.com.br/acf/hb/10/19-22" text:style-name="Internet_20_link" text:visited-style-name="Visited_20_Internet_20_Link"><text:span text:style-name="T2">Hb 10:19-22</text:span></text:a><text:span text:style-name="T2">. O véu (ou cortina) é uma figura da carne de Cristo. Ele morreu, portanto Deus pode sair, e os crentes podem entrar em Sua presença.</text:span></text:p>
        <text:p text:style-name="P2"/>
        <text:h text:style-name="P7" text:outline-level="2"><text:bookmark-start text:name="__RefHeading___Toc399_1522826305"/>#112<text:bookmark-end text:name="__RefHeading___Toc399_1522826305"/></text:h>
        <text:p text:style-name="P2"/>
        <text:p text:style-name="P3">Tudo deve ser juízo, ou tudo deve ser graça.</text:p>
        <text:p text:style-name="P2"/>
        <text:h text:style-name="P6" text:outline-level="2"><text:bookmark-start text:name="__RefHeading___Toc401_1522826305"/><text:a xlink:type="simple" xlink:href="https://www.bibliaonline.com.br/acf/ex/37" text:style-name="Internet_20_link" text:visited-style-name="Visited_20_Internet_20_Link"><text:span text:style-name="T2">ÊXODO 37</text:span></text:a><text:bookmark-end text:name="__RefHeading___Toc401_1522826305"/></text:h>
        <text:p text:style-name="P2"/>
        <text:p text:style-name="P2"><text:span text:style-name="T2">Êx </text:span><text:a xlink:type="simple" xlink:href="http://bibliaonline.com.br/acf/ex/37/1" text:style-name="Internet_20_link" text:visited-style-name="Visited_20_Internet_20_Link"><text:span text:style-name="T2">37:1</text:span></text:a><text:span text:style-name="T2"> "Bezalel" significa "na sombra de Deus". A honra e a glória deviam ser de Deus, não de qualquer homem e isto deveria ser verdadeiro em qualquer obra feita para o Senhor (</text:span><text:a xlink:type="simple" xlink:href="http://bibliaonline.com.br/acf/ef/2/10" text:style-name="Internet_20_link" text:visited-style-name="Visited_20_Internet_20_Link"><text:span text:style-name="T2">Ef 2:10</text:span></text:a><text:span text:style-name="T2">).</text:span></text:p>
        <text:p text:style-name="P2"/>
        <text:p text:style-name="P2"><text:span text:style-name="T2">Êx </text:span><text:a xlink:type="simple" xlink:href="http://bibliaonline.com.br/acf/ex/37/1-4" text:style-name="Internet_20_link" text:visited-style-name="Visited_20_Internet_20_Link"><text:span text:style-name="T2">37:1-4</text:span></text:a><text:span text:style-name="T2"> A arca era uma simples caixa de madeira, coberta com puro ouro, com 1 metro de comprimento, 50 centímetros de largura, 50 centímetros de altura. Ela continha os dez mandamentos.</text:span></text:p>
        <text:p text:style-name="P2"><text:soft-page-break/></text:p>
        <text:p text:style-name="P2"><text:span text:style-name="T2">Êx </text:span><text:a xlink:type="simple" xlink:href="http://bibliaonline.com.br/acf/ex/37/6" text:style-name="Internet_20_link" text:visited-style-name="Visited_20_Internet_20_Link"><text:span text:style-name="T2">37:6</text:span></text:a><text:span text:style-name="T2"> Sua tampa era uma placa de puro ouro. Ela formava o propiciatório onde Deus podia Se encontrar com Aarão.</text:span></text:p>
        <text:p text:style-name="P2"/>
        <text:p text:style-name="P2"><text:span text:style-name="T2">Êx </text:span><text:a xlink:type="simple" xlink:href="http://bibliaonline.com.br/acf/ex/37/7-9" text:style-name="Internet_20_link" text:visited-style-name="Visited_20_Internet_20_Link"><text:span text:style-name="T2">37:7-9</text:span></text:a><text:span text:style-name="T2"> Os querubins (como seres celestiais) são uma figura daqueles que levam o castigo de Deus contra o pecado (</text:span><text:a xlink:type="simple" xlink:href="http://bibliaonline.com.br/acf/gn/3/24" text:style-name="Internet_20_link" text:visited-style-name="Visited_20_Internet_20_Link"><text:span text:style-name="T2">Gn 3:24</text:span></text:a><text:span text:style-name="T2">).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span></text:p>
        <text:p text:style-name="P2"/>
        <text:p text:style-name="P2"><text:span text:style-name="T2">Êx </text:span><text:a xlink:type="simple" xlink:href="http://bibliaonline.com.br/acf/ex/37/10-29" text:style-name="Internet_20_link" text:visited-style-name="Visited_20_Internet_20_Link"><text:span text:style-name="T2">37:10-29</text:span></text:a><text:span text:style-name="T2"> Todas as peças seguintes estavam no lugar santo.</text:span></text:p>
        <text:p text:style-name="P2"/>
        <text:h text:style-name="P7" text:outline-level="2"><text:bookmark-start text:name="__RefHeading___Toc403_1522826305"/>#113<text:bookmark-end text:name="__RefHeading___Toc403_1522826305"/></text:h>
        <text:p text:style-name="P2"/>
        <text:p text:style-name="P3">A morte é o fim da vida natural para o homem pecador... A ressurreição é o fim da morte que já não tem nada em nós.</text:p>
        <text:p text:style-name="P2"/>
        <text:h text:style-name="P6" text:outline-level="2"><text:bookmark-start text:name="__RefHeading___Toc405_1522826305"/><text:a xlink:type="simple" xlink:href="https://www.bibliaonline.com.br/acf/ex/38" text:style-name="Internet_20_link" text:visited-style-name="Visited_20_Internet_20_Link"><text:span text:style-name="T2">ÊXODO 38</text:span></text:a><text:bookmark-end text:name="__RefHeading___Toc405_1522826305"/></text:h>
        <text:p text:style-name="P2"/>
        <text:p text:style-name="P2"><text:span text:style-name="T2">Êx </text:span><text:a xlink:type="simple" xlink:href="http://bibliaonline.com.br/acf/ex/38/1-8" text:style-name="Internet_20_link" text:visited-style-name="Visited_20_Internet_20_Link"><text:span text:style-name="T2">38:1-8</text:span></text:a><text:span text:style-name="T2"> As duas peças que estavam entre o portão do pátio e a tenda do tabernáculo. Tudo era de ouro ou coberto de ouro dentro do tabernáculo, enquanto o bronze (cobre) era usado fora, no pátio. Lembre-se de que o ouro é uma figura da santidade de Deus; o cobre pode ser uma figura de algo usado para suportar (Cristo suportou).</text:span></text:p>
        <text:p text:style-name="P2"/>
        <text:p text:style-name="P2"><text:span text:style-name="T2">Êx </text:span><text:a xlink:type="simple" xlink:href="http://bibliaonline.com.br/acf/ex/38/9-20" text:style-name="Internet_20_link" text:visited-style-name="Visited_20_Internet_20_Link"><text:span text:style-name="T2">38:9-20</text:span></text:a><text:span text:style-name="T2"> O único portão estava do lado leste. Não era simplesmente de material branco como o resto das cortinas do pátio, mas era algo bonito de se ver! Em Jo </text:span><text:a xlink:type="simple" xlink:href="http://bibliaonline.com.br/acf/jo/10/9" text:style-name="Internet_20_link" text:visited-style-name="Visited_20_Internet_20_Link"><text:span text:style-name="T2">10:9</text:span></text:a><text:span text:style-name="T2"> aprendemos Quem é o "portão" ou "a porta", e quão desejável Ele é aos olhos daquele que quer aprender a verdade divina. O leste está voltado para o nascer do Sol e </text:span><text:a xlink:type="simple" xlink:href="http://bibliaonline.com.br/acf/ml/4/2" text:style-name="Internet_20_link" text:visited-style-name="Visited_20_Internet_20_Link"><text:span text:style-name="T2">Ml 4:2</text:span></text:a><text:span text:style-name="T2"> faz o significado disso ficar claro para nós. O tabernáculo estava voltado para o Leste. Nós crentes também, estamos voltados para o nascer do Sol, os incrédulos estão voltados para o pôr do Sol!</text:span></text:p>
        <text:p text:style-name="P2"/>
        <text:h text:style-name="P7" text:outline-level="2"><text:bookmark-start text:name="__RefHeading___Toc407_1522826305"/><text:soft-page-break/>#114<text:bookmark-end text:name="__RefHeading___Toc407_1522826305"/></text:h>
        <text:p text:style-name="P2"/>
        <text:p text:style-name="P3">Agora não se trata de misericórdia mas graça... a Reforma conheceu a misericórdia, não a graça.</text:p>
        <text:p text:style-name="P2"/>
        <text:h text:style-name="P6" text:outline-level="2"><text:bookmark-start text:name="__RefHeading___Toc409_1522826305"/><text:a xlink:type="simple" xlink:href="https://www.bibliaonline.com.br/acf/ex/39" text:style-name="Internet_20_link" text:visited-style-name="Visited_20_Internet_20_Link"><text:span text:style-name="T2">ÊXODO 39</text:span></text:a><text:bookmark-end text:name="__RefHeading___Toc409_1522826305"/></text:h>
        <text:p text:style-name="P2"/>
        <text:p text:style-name="P2"><text:span text:style-name="T2">Êx </text:span><text:a xlink:type="simple" xlink:href="http://bibliaonline.com.br/acf/ex/39/1-7" text:style-name="Internet_20_link" text:visited-style-name="Visited_20_Internet_20_Link"><text:span text:style-name="T2">39:1-7</text:span></text:a><text:span text:style-name="T2">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span></text:p>
        <text:p text:style-name="P2"/>
        <text:p text:style-name="P2"><text:span text:style-name="T2">Êx </text:span><text:a xlink:type="simple" xlink:href="http://bibliaonline.com.br/acf/ex/39/8-21" text:style-name="Internet_20_link" text:visited-style-name="Visited_20_Internet_20_Link"><text:span text:style-name="T2">39:8-21</text:span></text:a><text:span text:style-name="T2"> Esses homens podiam trabalhar com essas gemas preciosas com facilidade. Todavia nos dias de hoje os melhores lapidários (pessoas que trabalham com pedras) não sabem quais são estas doze pedras.</text:span></text:p>
        <text:p text:style-name="P2"/>
        <text:p text:style-name="P2"><text:span text:style-name="T2">Êx </text:span><text:a xlink:type="simple" xlink:href="http://bibliaonline.com.br/acf/ex/39/22-26" text:style-name="Internet_20_link" text:visited-style-name="Visited_20_Internet_20_Link"><text:span text:style-name="T2">39:22-26</text:span></text:a><text:span text:style-name="T2">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text:span><text:a xlink:type="simple" xlink:href="http://bibliaonline.com.br/acf/gl/5/22-23" text:style-name="Internet_20_link" text:visited-style-name="Visited_20_Internet_20_Link"><text:span text:style-name="T2">Gl 5:22-23</text:span></text:a><text:span text:style-name="T2">).</text:span></text:p>
        <text:p text:style-name="P2"/>
        <text:p text:style-name="P2"><text:span text:style-name="T2">Êx </text:span><text:a xlink:type="simple" xlink:href="http://bibliaonline.com.br/acf/ex/39/27-31" text:style-name="Internet_20_link" text:visited-style-name="Visited_20_Internet_20_Link"><text:span text:style-name="T2">39:27-31</text:span></text:a><text:span text:style-name="T2"> As palavras "linho fino" incluem o significado de "brancura". O ouro puro gravado com "Santidade", colocado sobre o azul que havia sobre a "mitra" ou "turbante" branco sobre a cabeça do sacerdote, certamente era algo belo de se ver! Trata-se de Cristo em Sua deidade, Sua humanidade sem mancha, sua Filiação eterna, o Santo, nosso Sacerdote.</text:span></text:p>
        <text:p text:style-name="P2"/>
        <text:p text:style-name="P2"><text:span text:style-name="T2">Êx </text:span><text:a xlink:type="simple" xlink:href="http://bibliaonline.com.br/acf/ex/39/32-43" text:style-name="Internet_20_link" text:visited-style-name="Visited_20_Internet_20_Link"><text:span text:style-name="T2">39:32-43</text:span></text:a><text:span text:style-name="T2"> A obediência à Palavra de Deus sempre traz bênção.</text:span></text:p>
        <text:p text:style-name="P2"/>
        <text:h text:style-name="P7" text:outline-level="2"><text:bookmark-start text:name="__RefHeading___Toc411_1522826305"/>#115<text:bookmark-end text:name="__RefHeading___Toc411_1522826305"/></text:h>
        <text:p text:style-name="P2"/>
        <text:p text:style-name="P3">A verdade nunca é realmente nossa a menos que as afeições sejam controladas por ela.</text:p>
        <text:p text:style-name="P2"/>
        <text:h text:style-name="P6" text:outline-level="2"><text:bookmark-start text:name="__RefHeading___Toc413_1522826305"/><text:soft-page-break/><text:a xlink:type="simple" xlink:href="https://www.bibliaonline.com.br/acf/ex/40" text:style-name="Internet_20_link" text:visited-style-name="Visited_20_Internet_20_Link"><text:span text:style-name="T2">ÊXODO 40</text:span></text:a><text:bookmark-end text:name="__RefHeading___Toc413_1522826305"/></text:h>
        <text:p text:style-name="P2"/>
        <text:p text:style-name="P2"><text:span text:style-name="T2">Êx </text:span><text:a xlink:type="simple" xlink:href="http://bibliaonline.com.br/acf/ex/40/1-33" text:style-name="Internet_20_link" text:visited-style-name="Visited_20_Internet_20_Link"><text:span text:style-name="T2">40:1-33</text:span></text:a><text:span text:style-name="T2"> Cada peça individual é colocada agora no lugar para formar um só tabernáculo. Isto nos faz pensar no "um só corpo" em </text:span><text:a xlink:type="simple" xlink:href="http://bibliaonline.com.br/acf/1co/12/12-31" text:style-name="Internet_20_link" text:visited-style-name="Visited_20_Internet_20_Link"><text:span text:style-name="T2">1 Co 12:12-31</text:span></text:a><text:span text:style-name="T2">, do qual Cristo é a Cabeça e todos os crentes são os membros de Seu corpo.</text:span></text:p>
        <text:p text:style-name="P2"/>
        <text:p text:style-name="P2"><text:span text:style-name="T2">Êx </text:span><text:a xlink:type="simple" xlink:href="http://bibliaonline.com.br/acf/ex/40/34-35" text:style-name="Internet_20_link" text:visited-style-name="Visited_20_Internet_20_Link"><text:span text:style-name="T2">40:34-35</text:span></text:a><text:span text:style-name="T2"> Cristo como Filho é o brilho da glória de Deus - </text:span><text:a xlink:type="simple" xlink:href="http://bibliaonline.com.br/acf/hb/1/3" text:style-name="Internet_20_link" text:visited-style-name="Visited_20_Internet_20_Link"><text:span text:style-name="T2">Hb 1:3</text:span></text:a><text:span text:style-name="T2">.</text:span></text:p>
        <text:p text:style-name="P2"/>
        <text:p text:style-name="P2"><text:span text:style-name="T2">Êx </text:span><text:a xlink:type="simple" xlink:href="http://bibliaonline.com.br/acf/ex/40/36-38" text:style-name="Internet_20_link" text:visited-style-name="Visited_20_Internet_20_Link"><text:span text:style-name="T2">40:36-38</text:span></text:a><text:span text:style-name="T2"> Quão gracioso de Sua parte não apenas acompanhar Seu povo mas guiá-los "em todas as suas jornadas". Estamos nós, como povo de Deus hoje, juntos dependendo no Senhor como nosso Guia?</text:span></text:p>
        <text:p text:style-name="P2"/>
        <text:p text:style-name="P2"><text:span text:style-name="T2">Êx </text:span><text:a xlink:type="simple" xlink:href="http://bibliaonline.com.br/acf/ex/40/34-38" text:style-name="Internet_20_link" text:visited-style-name="Visited_20_Internet_20_Link"><text:span text:style-name="T2">40:34</text:span></text:a><text:span text:style-name="T2">-final Deus aceita e abençoa toda a obra. Está complet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02:03.548290481</dc:date>
    <meta:creation-date>2018-06-11T22:51:04.642681485</meta:creation-date>
    <meta:generator>LibreOffice/6.0.7.3$Linux_X86_64 LibreOffice_project/00m0$Build-3</meta:generator>
    <meta:editing-duration>PT12M30S</meta:editing-duration>
    <meta:editing-cycles>1</meta:editing-cycles>
    <meta:document-statistic meta:table-count="0" meta:image-count="0" meta:object-count="0" meta:page-count="37" meta:paragraph-count="355" meta:word-count="9857" meta:character-count="55530" meta:non-whitespace-character-count="46027"/>
  </office:meta>
</office:document-meta>
</file>